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0.2638in"/>
    </style:style>
    <style:style style:name="co3" style:family="table-column">
      <style:table-column-properties fo:break-before="auto" style:column-width="4.6299in"/>
    </style:style>
    <style:style style:name="co4" style:family="table-column">
      <style:table-column-properties fo:break-before="auto" style:column-width="0.2535in"/>
    </style:style>
    <style:style style:name="co5" style:family="table-column">
      <style:table-column-properties fo:break-before="auto" style:column-width="9.5457in"/>
    </style:style>
    <style:style style:name="co6" style:family="table-column">
      <style:table-column-properties fo:break-before="auto" style:column-width="0.298in"/>
    </style:style>
    <style:style style:name="co7" style:family="table-column">
      <style:table-column-properties fo:break-before="auto" style:column-width="4.9492in"/>
    </style:style>
    <style:style style:name="co8" style:family="table-column">
      <style:table-column-properties fo:break-before="auto" style:column-width="0.3634in"/>
    </style:style>
    <style:style style:name="co9" style:family="table-column">
      <style:table-column-properties fo:break-before="auto" style:column-width="0.5626in"/>
    </style:style>
    <style:style style:name="co10" style:family="table-column">
      <style:table-column-properties fo:break-before="auto" style:column-width="1.5543in"/>
    </style:style>
    <style:style style:name="co11" style:family="table-column">
      <style:table-column-properties fo:break-before="auto" style:column-width="0.6173in"/>
    </style:style>
    <style:style style:name="co12" style:family="table-column">
      <style:table-column-properties fo:break-before="auto" style:column-width="0.5402in"/>
    </style:style>
    <style:style style:name="co13" style:family="table-column">
      <style:table-column-properties fo:break-before="auto" style:column-width="0.7827in"/>
    </style:style>
    <style:style style:name="co14" style:family="table-column">
      <style:table-column-properties fo:break-before="auto" style:column-width="1.2898in"/>
    </style:style>
    <style:style style:name="co15" style:family="table-column">
      <style:table-column-properties fo:break-before="auto" style:column-width="1.1346in"/>
    </style:style>
    <style:style style:name="co16" style:family="table-column">
      <style:table-column-properties fo:break-before="auto" style:column-width="4.6626in"/>
    </style:style>
    <style:style style:name="co17" style:family="table-column">
      <style:table-column-properties fo:break-before="auto" style:column-width="0.2425in"/>
    </style:style>
    <style:style style:name="co18" style:family="table-column">
      <style:table-column-properties fo:break-before="auto" style:column-width="9.700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Schrepper-Clark_20_stats">
      <style:table-properties table:display="true" style:writing-mode="lr-tb"/>
    </style:style>
    <style:style style:name="ta2" style:family="table" style:master-page-name="PageStyle_5f_source_20_book">
      <style:table-properties table:display="true" style:writing-mode="lr-tb"/>
    </style:style>
    <style:style style:name="ta3" style:family="table" style:master-page-name="PageStyle_5f_stat_20_comparison">
      <style:table-properties table:display="true" style:writing-mode="lr-tb"/>
    </style:style>
    <style:style style:name="ta4" style:family="table" style:master-page-name="PageStyle_5f_Schrepper-Clark_20_list">
      <style:table-properties table:display="true" style:writing-mode="lr-tb"/>
    </style:style>
    <style:style style:name="ta5" style:family="table" style:master-page-name="PageStyle_5f_misc_20_stats">
      <style:table-properties table:display="true" style:writing-mode="lr-tb"/>
    </style:style>
    <style:style style:name="ce1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 style:data-style-name="N116"/>
    <style:style style:name="ce3" style:family="table-cell" style:parent-style-name="Excel_20_Built-in_20_Percent" style:data-style-name="N116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chrepper-Clark stats" table:style-name="ta1" table:print="false">
        <office:forms form:automatic-focus="false" form:apply-design-mode="false"/>
        <table:table-column table:style-name="co1" table:number-columns-repeated="7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office:value-type="string">
            <text:p>Execution statistics for Australia and Victoria, 1870-1967</text:p>
          </table:table-cell>
          <table:table-cell table:number-columns-repeated="7"/>
          <table:table-cell office:value-type="string">
            <text:p>Repository: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http://acrosswalls.org/datasets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Version: 1.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ustralia</text:p>
          </table:table-cell>
          <table:table-cell table:number-columns-repeated="2"/>
          <table:table-cell office:value-type="string">
            <text:p>Victoria, state of Australia</text:p>
          </table:table-cell>
          <table:table-cell table:number-columns-repeated="1019"/>
        </table:table-row>
        <table:table-row table:style-name="ro1">
          <table:table-cell office:value-type="string">
            <text:p>year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/>
          <table:table-cell office:value-type="string">
            <text:p>source</text:p>
          </table:table-cell>
          <table:table-cell table:number-columns-repeated="1015"/>
        </table:table-row>
        <table:table-row table:style-name="ro1">
          <table:table-cell office:value-type="float" office:value="1870">
            <text:p>187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Tallied from Schrepper-Clark list</text:p>
          </table:table-cell>
          <table:table-cell table:number-columns-repeated="1015"/>
        </table:table-row>
        <table:table-row table:style-name="ro1">
          <table:table-cell office:value-type="float" office:value="1871">
            <text:p>187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872">
            <text:p>187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o executions occurred after 1967</text:p>
          </table:table-cell>
          <table:table-cell table:number-columns-repeated="1015"/>
        </table:table-row>
        <table:table-row table:style-name="ro1">
          <table:table-cell office:value-type="float" office:value="1873">
            <text:p>187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death penalty was legally eliminated in all Australian states by 1984</text:p>
          </table:table-cell>
          <table:table-cell table:number-columns-repeated="1015"/>
        </table:table-row>
        <table:table-row table:style-name="ro1">
          <table:table-cell office:value-type="float" office:value="1874">
            <text:p>187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875">
            <text:p>187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1876">
            <text:p>187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877">
            <text:p>187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878">
            <text:p>187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879">
            <text:p>18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881">
            <text:p>188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882">
            <text:p>188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883">
            <text:p>188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884">
            <text:p>188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885">
            <text:p>188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886">
            <text:p>188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887">
            <text:p>188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888">
            <text:p>188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889">
            <text:p>188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891">
            <text:p>189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893">
            <text:p>189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894">
            <text:p>189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1895">
            <text:p>189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896">
            <text:p>189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897">
            <text:p>189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898">
            <text:p>18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899">
            <text:p>189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901">
            <text:p>190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02">
            <text:p>190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903">
            <text:p>190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04">
            <text:p>190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905">
            <text:p>190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06">
            <text:p>190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07">
            <text:p>190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08">
            <text:p>190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909">
            <text:p>19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10">
            <text:p>19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11">
            <text:p>19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12">
            <text:p>19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913">
            <text:p>19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14">
            <text:p>19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15">
            <text:p>19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16">
            <text:p>19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917">
            <text:p>19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18">
            <text:p>19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919">
            <text:p>19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21">
            <text:p>1921</text:p>
          </table:table-cell>
          <table:table-cell table:number-columns-repeated="6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24">
            <text:p>192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925">
            <text:p>1925</text:p>
          </table:table-cell>
          <table:table-cell table:number-columns-repeated="6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26">
            <text:p>192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27">
            <text:p>19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28">
            <text:p>19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29">
            <text:p>19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30">
            <text:p>19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31">
            <text:p>19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32">
            <text:p>193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933">
            <text:p>1933</text:p>
          </table:table-cell>
          <table:table-cell table:number-columns-repeated="6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34">
            <text:p>1934</text:p>
          </table:table-cell>
          <table:table-cell table:number-columns-repeated="6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35">
            <text:p>1935</text:p>
          </table:table-cell>
          <table:table-cell table:number-columns-repeated="6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937">
            <text:p>1937</text:p>
          </table:table-cell>
          <table:table-cell table:number-columns-repeated="6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38">
            <text:p>19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39">
            <text:p>193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940">
            <text:p>1940</text:p>
          </table:table-cell>
          <table:table-cell table:number-columns-repeated="6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41">
            <text:p>19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942">
            <text:p>19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43">
            <text:p>1943</text:p>
          </table:table-cell>
          <table:table-cell table:number-columns-repeated="6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44">
            <text:p>19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45">
            <text:p>1945</text:p>
          </table:table-cell>
          <table:table-cell table:number-columns-repeated="6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46">
            <text:p>19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47">
            <text:p>1947</text:p>
          </table:table-cell>
          <table:table-cell table:number-columns-repeated="6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48">
            <text:p>1948</text:p>
          </table:table-cell>
          <table:table-cell table:number-columns-repeated="6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49">
            <text:p>1949</text:p>
          </table:table-cell>
          <table:table-cell table:number-columns-repeated="6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54">
            <text:p>1954</text:p>
          </table:table-cell>
          <table:table-cell table:number-columns-repeated="6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55">
            <text:p>1955</text:p>
          </table:table-cell>
          <table:table-cell table:number-columns-repeated="6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56">
            <text:p>19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57">
            <text:p>1957</text:p>
          </table:table-cell>
          <table:table-cell table:number-columns-repeated="6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59">
            <text:p>1959</text:p>
          </table:table-cell>
          <table:table-cell table:number-columns-repeated="6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62">
            <text:p>1962</text:p>
          </table:table-cell>
          <table:table-cell table:number-columns-repeated="6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63">
            <text:p>1963</text:p>
          </table:table-cell>
          <table:table-cell table:number-columns-repeated="6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65">
            <text:p>1965</text:p>
          </table:table-cell>
          <table:table-cell table:number-columns-repeated="6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66">
            <text:p>1966</text:p>
          </table:table-cell>
          <table:table-cell table:number-columns-repeated="6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ums</text:p>
          </table:table-cell>
          <table:table-cell table:number-columns-repeated="1023"/>
        </table:table-row>
        <table:table-row table:style-name="ro1">
          <table:table-cell office:value-type="string">
            <text:p>1870-1967</text:p>
          </table:table-cell>
          <table:table-cell table:formula="of:=SUM([.B6:.B103])" office:value-type="float" office:value="379">
            <text:p>379</text:p>
          </table:table-cell>
          <table:table-cell table:formula="of:=SUM([.C6:.C103])" office:value-type="float" office:value="10">
            <text:p>10</text:p>
          </table:table-cell>
          <table:table-cell table:formula="of:=SUM([.D6:.D103])" office:value-type="float" office:value="389">
            <text:p>38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870-1879</text:p>
          </table:table-cell>
          <table:table-cell table:formula="of:=SUM([.B6:.B15])" office:value-type="float" office:value="93">
            <text:p>93</text:p>
          </table:table-cell>
          <table:table-cell table:formula="of:=SUM([.C6:.C15])" office:value-type="float" office:value="2">
            <text:p>2</text:p>
          </table:table-cell>
          <table:table-cell table:formula="of:=SUM([.D6:.D15])" office:value-type="float" office:value="95">
            <text:p>95</text:p>
          </table:table-cell>
          <table:table-cell table:number-columns-repeated="1020"/>
        </table:table-row>
        <table:table-row table:style-name="ro1">
          <table:table-cell office:value-type="string">
            <text:p>1900-1967</text:p>
          </table:table-cell>
          <table:table-cell table:formula="of:=SUM([.B36:.B103])" office:value-type="float" office:value="135">
            <text:p>135</text:p>
          </table:table-cell>
          <table:table-cell table:formula="of:=SUM([.C36:.C103])" office:value-type="float" office:value="2">
            <text:p>2</text:p>
          </table:table-cell>
          <table:table-cell table:formula="of:=SUM([.D36:.D103])" office:value-type="float" office:value="137">
            <text:p>137</text:p>
          </table:table-cell>
          <table:table-cell table:number-columns-repeated="1020"/>
        </table:table-row>
        <table:table-row table:style-name="ro1">
          <table:table-cell office:value-type="string">
            <text:p>1950-1967</text:p>
          </table:table-cell>
          <table:table-cell table:formula="of:=SUM([.B86:.B103])" office:value-type="float" office:value="15">
            <text:p>15</text:p>
          </table:table-cell>
          <table:table-cell table:formula="of:=SUM([.C86:.C103])" office:value-type="float" office:value="1">
            <text:p>1</text:p>
          </table:table-cell>
          <table:table-cell table:formula="of:=SUM([.D86:.D103])" office:value-type="float" office:value="16">
            <text:p>16</text:p>
          </table:table-cell>
          <table:table-cell table:number-columns-repeated="1020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rce book" table:style-name="ta2" table:print="false">
        <table:table-column table:style-name="co1" table:number-columns-repeated="7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office:value-type="string">
            <text:p>Execution statistics for Australia and Victoria, 1819-1967</text:p>
          </table:table-cell>
          <table:table-cell table:number-columns-repeated="7"/>
          <table:table-cell office:value-type="string">
            <text:p>Repository: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http://acrosswalls.org/datasets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Version: 1.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ustralia</text:p>
          </table:table-cell>
          <table:table-cell table:number-columns-repeated="2"/>
          <table:table-cell office:value-type="string">
            <text:p>Victoria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/>
          <table:table-cell office:value-type="string">
            <text:p>source and notes</text:p>
          </table:table-cell>
          <table:table-cell table:number-columns-repeated="1015"/>
        </table:table-row>
        <table:table-row table:style-name="ro1">
          <table:table-cell office:value-type="float" office:value="1819">
            <text:p>1819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4"/>
          <table:table-cell office:value-type="string">
            <text:p>Mukherjee, Satyanshu Kumar (1988). Source book of Australian criminal &amp; social statistics, 1804-1988. Canberra, Table 9.4, pp. 651-9.</text:p>
          </table:table-cell>
          <table:table-cell table:number-columns-repeated="1015"/>
        </table:table-row>
        <table:table-row table:style-name="ro1">
          <table:table-cell office:value-type="float" office:value="1820">
            <text:p>1820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4"/>
          <table:table-cell office:value-type="string">
            <text:p>entries with blank or "-" assumed to be zero</text:p>
          </table:table-cell>
          <table:table-cell table:number-columns-repeated="1015"/>
        </table:table-row>
        <table:table-row table:style-name="ro1">
          <table:table-cell office:value-type="float" office:value="1821">
            <text:p>1821</text:p>
          </table:table-cell>
          <table:table-cell table:number-columns-repeated="2"/>
          <table:table-cell office:value-type="float" office:value="54">
            <text:p>54</text:p>
          </table:table-cell>
          <table:table-cell table:number-columns-repeated="1020"/>
        </table:table-row>
        <table:table-row table:style-name="ro1">
          <table:table-cell office:value-type="float" office:value="1822">
            <text:p>1822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4"/>
          <table:table-cell office:value-type="string">
            <text:p>Added to Victoria and Australia hanging of woman (Jenny Lee) in 1951</text:p>
          </table:table-cell>
          <table:table-cell table:number-columns-repeated="1015"/>
        </table:table-row>
        <table:table-row table:style-name="ro1">
          <table:table-cell office:value-type="float" office:value="1823">
            <text:p>1823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float" office:value="1824">
            <text:p>1824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4"/>
          <table:table-cell office:value-type="string">
            <text:p>Studies for Victoria indicate no female executions from 1842 to 1862</text:p>
          </table:table-cell>
          <table:table-cell table:number-columns-repeated="1015"/>
        </table:table-row>
        <table:table-row table:style-name="ro1">
          <table:table-cell office:value-type="float" office:value="1825">
            <text:p>1825</text:p>
          </table:table-cell>
          <table:table-cell table:number-columns-repeated="2"/>
          <table:table-cell office:value-type="float" office:value="33">
            <text:p>33</text:p>
          </table:table-cell>
          <table:table-cell table:number-columns-repeated="4"/>
          <table:table-cell office:value-type="string">
            <text:p>see, e.g. Cannon, The Woman as Murder, (1994)</text:p>
          </table:table-cell>
          <table:table-cell table:number-columns-repeated="1015"/>
        </table:table-row>
        <table:table-row table:style-name="ro1">
          <table:table-cell office:value-type="float" office:value="1826">
            <text:p>1826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4"/>
          <table:table-cell office:value-type="string">
            <text:p>A study for South Australia found no female executions from 1836 to 1872.</text:p>
          </table:table-cell>
          <table:table-cell table:number-columns-repeated="1015"/>
        </table:table-row>
        <table:table-row table:style-name="ro1">
          <table:table-cell office:value-type="float" office:value="1827">
            <text:p>1827</text:p>
          </table:table-cell>
          <table:table-cell table:number-columns-repeated="2"/>
          <table:table-cell office:value-type="float" office:value="79">
            <text:p>79</text:p>
          </table:table-cell>
          <table:table-cell table:number-columns-repeated="4"/>
          <table:table-cell office:value-type="string">
            <text:p>Griffiths, A.R.G. (1970). "Capital Punishment in South Australia, 1836-1964." Australia and New Zealand Journal of Criminology vol. 3(4): 214-22.</text:p>
          </table:table-cell>
          <table:table-cell table:number-columns-repeated="1015"/>
        </table:table-row>
        <table:table-row table:style-name="ro1">
          <table:table-cell office:value-type="float" office:value="1828">
            <text:p>1828</text:p>
          </table:table-cell>
          <table:table-cell table:number-columns-repeated="2"/>
          <table:table-cell office:value-type="float" office:value="39">
            <text:p>39</text:p>
          </table:table-cell>
          <table:table-cell table:number-columns-repeated="1020"/>
        </table:table-row>
        <table:table-row table:style-name="ro1">
          <table:table-cell office:value-type="float" office:value="1829">
            <text:p>1829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1020"/>
        </table:table-row>
        <table:table-row table:style-name="ro1">
          <table:table-cell office:value-type="float" office:value="1830">
            <text:p>1830</text:p>
          </table:table-cell>
          <table:table-cell table:number-columns-repeated="2"/>
          <table:table-cell office:value-type="float" office:value="80">
            <text:p>80</text:p>
          </table:table-cell>
          <table:table-cell table:number-columns-repeated="1020"/>
        </table:table-row>
        <table:table-row table:style-name="ro1">
          <table:table-cell office:value-type="float" office:value="1831">
            <text:p>1831</text:p>
          </table:table-cell>
          <table:table-cell table:number-columns-repeated="2"/>
          <table:table-cell office:value-type="float" office:value="36">
            <text:p>36</text:p>
          </table:table-cell>
          <table:table-cell table:number-columns-repeated="1020"/>
        </table:table-row>
        <table:table-row table:style-name="ro1">
          <table:table-cell office:value-type="float" office:value="1832">
            <text:p>1832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1020"/>
        </table:table-row>
        <table:table-row table:style-name="ro1">
          <table:table-cell office:value-type="float" office:value="1833">
            <text:p>1833</text:p>
          </table:table-cell>
          <table:table-cell table:number-columns-repeated="2"/>
          <table:table-cell office:value-type="float" office:value="43">
            <text:p>43</text:p>
          </table:table-cell>
          <table:table-cell table:number-columns-repeated="1020"/>
        </table:table-row>
        <table:table-row table:style-name="ro1">
          <table:table-cell office:value-type="float" office:value="1834">
            <text:p>1834</text:p>
          </table:table-cell>
          <table:table-cell table:number-columns-repeated="2"/>
          <table:table-cell office:value-type="float" office:value="57">
            <text:p>57</text:p>
          </table:table-cell>
          <table:table-cell table:number-columns-repeated="1020"/>
        </table:table-row>
        <table:table-row table:style-name="ro1">
          <table:table-cell office:value-type="float" office:value="1835">
            <text:p>1835</text:p>
          </table:table-cell>
          <table:table-cell table:number-columns-repeated="2"/>
          <table:table-cell office:value-type="float" office:value="52">
            <text:p>52</text:p>
          </table:table-cell>
          <table:table-cell table:number-columns-repeated="1020"/>
        </table:table-row>
        <table:table-row table:style-name="ro1">
          <table:table-cell office:value-type="float" office:value="1836">
            <text:p>1836</text:p>
          </table:table-cell>
          <table:table-cell table:formula="of:=[.D23]-[.C23]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1020"/>
        </table:table-row>
        <table:table-row table:style-name="ro1">
          <table:table-cell office:value-type="float" office:value="1837">
            <text:p>1837</text:p>
          </table:table-cell>
          <table:table-cell table:formula="of:=[.D24]-[.C24]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1020"/>
        </table:table-row>
        <table:table-row table:style-name="ro1">
          <table:table-cell office:value-type="float" office:value="1838">
            <text:p>1838</text:p>
          </table:table-cell>
          <table:table-cell table:formula="of:=[.D25]-[.C25]"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1020"/>
        </table:table-row>
        <table:table-row table:style-name="ro1">
          <table:table-cell office:value-type="float" office:value="1839">
            <text:p>1839</text:p>
          </table:table-cell>
          <table:table-cell table:formula="of:=[.D26]-[.C26]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1020"/>
        </table:table-row>
        <table:table-row table:style-name="ro1">
          <table:table-cell office:value-type="float" office:value="1840">
            <text:p>1840</text:p>
          </table:table-cell>
          <table:table-cell table:formula="of:=[.D27]-[.C27]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1020"/>
        </table:table-row>
        <table:table-row table:style-name="ro1">
          <table:table-cell office:value-type="float" office:value="1841">
            <text:p>1841</text:p>
          </table:table-cell>
          <table:table-cell table:formula="of:=[.D28]-[.C28]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1020"/>
        </table:table-row>
        <table:table-row table:style-name="ro1">
          <table:table-cell office:value-type="float" office:value="1842">
            <text:p>1842</text:p>
          </table:table-cell>
          <table:table-cell table:formula="of:=[.D29]-[.C29]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20"/>
        </table:table-row>
        <table:table-row table:style-name="ro1">
          <table:table-cell office:value-type="float" office:value="1843">
            <text:p>1843</text:p>
          </table:table-cell>
          <table:table-cell table:formula="of:=[.D30]-[.C30]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20"/>
        </table:table-row>
        <table:table-row table:style-name="ro1">
          <table:table-cell office:value-type="float" office:value="1844">
            <text:p>1844</text:p>
          </table:table-cell>
          <table:table-cell table:formula="of:=[.D31]-[.C31]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1020"/>
        </table:table-row>
        <table:table-row table:style-name="ro1">
          <table:table-cell office:value-type="float" office:value="1845">
            <text:p>1845</text:p>
          </table:table-cell>
          <table:table-cell table:formula="of:=[.D32]-[.C32]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1020"/>
        </table:table-row>
        <table:table-row table:style-name="ro1">
          <table:table-cell office:value-type="float" office:value="1846">
            <text:p>1846</text:p>
          </table:table-cell>
          <table:table-cell table:formula="of:=[.D33]-[.C33]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1020"/>
        </table:table-row>
        <table:table-row table:style-name="ro1">
          <table:table-cell office:value-type="float" office:value="1847">
            <text:p>1847</text:p>
          </table:table-cell>
          <table:table-cell table:formula="of:=[.D34]-[.C34]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1848">
            <text:p>1848</text:p>
          </table:table-cell>
          <table:table-cell table:formula="of:=[.D35]-[.C35]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1849">
            <text:p>1849</text:p>
          </table:table-cell>
          <table:table-cell table:formula="of:=[.D36]-[.C36]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1020"/>
        </table:table-row>
        <table:table-row table:style-name="ro1">
          <table:table-cell office:value-type="float" office:value="1850">
            <text:p>1850</text:p>
          </table:table-cell>
          <table:table-cell table:formula="of:=[.D37]-[.C37]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20"/>
        </table:table-row>
        <table:table-row table:style-name="ro1">
          <table:table-cell office:value-type="float" office:value="1851">
            <text:p>1851</text:p>
          </table:table-cell>
          <table:table-cell table:formula="of:=[.D38]-[.C38]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1020"/>
        </table:table-row>
        <table:table-row table:style-name="ro1">
          <table:table-cell office:value-type="float" office:value="1852">
            <text:p>1852</text:p>
          </table:table-cell>
          <table:table-cell table:formula="of:=[.D39]-[.C39]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.G39]-[.F39]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853">
            <text:p>1853</text:p>
          </table:table-cell>
          <table:table-cell table:formula="of:=[.D40]-[.C40]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formula="of:=[.G40]-[.F40]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1854">
            <text:p>1854</text:p>
          </table:table-cell>
          <table:table-cell table:formula="of:=[.D41]-[.C41]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formula="of:=[.G41]-[.F41]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1855">
            <text:p>1855</text:p>
          </table:table-cell>
          <table:table-cell table:formula="of:=[.D42]-[.C42]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.G42]-[.F42]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1856">
            <text:p>1856</text:p>
          </table:table-cell>
          <table:table-cell table:formula="of:=[.D43]-[.C43]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[.G43]-[.F43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857">
            <text:p>1857</text:p>
          </table:table-cell>
          <table:table-cell table:formula="of:=[.D44]-[.C44]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formula="of:=[.G44]-[.F44]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 office:value-type="float" office:value="1858">
            <text:p>1858</text:p>
          </table:table-cell>
          <table:table-cell table:formula="of:=[.D45]-[.C45]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.G45]-[.F45]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859">
            <text:p>1859</text:p>
          </table:table-cell>
          <table:table-cell table:formula="of:=[.D46]-[.C46]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G46]-[.F46]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1860">
            <text:p>1860</text:p>
          </table:table-cell>
          <table:table-cell table:formula="of:=[.D47]-[.C47]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[.G47]-[.F47]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861">
            <text:p>1861</text:p>
          </table:table-cell>
          <table:table-cell table:formula="of:=[.D48]-[.C48]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[.G48]-[.F48]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1862">
            <text:p>1862</text:p>
          </table:table-cell>
          <table:table-cell table:formula="of:=[.D49]-[.C49]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[.G49]-[.F49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863">
            <text:p>1863</text:p>
          </table:table-cell>
          <table:table-cell table:formula="of:=[.D50]-[.C50]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G50]-[.F50]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1864">
            <text:p>1864</text:p>
          </table:table-cell>
          <table:table-cell table:formula="of:=[.D51]-[.C51]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.G51]-[.F51]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1865">
            <text:p>1865</text:p>
          </table:table-cell>
          <table:table-cell table:formula="of:=[.D52]-[.C52]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G52]-[.F52]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1866">
            <text:p>1866</text:p>
          </table:table-cell>
          <table:table-cell table:formula="of:=[.D53]-[.C53]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G53]-[.F53]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867">
            <text:p>1867</text:p>
          </table:table-cell>
          <table:table-cell table:formula="of:=[.D54]-[.C54]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G54]-[.F54]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1868">
            <text:p>1868</text:p>
          </table:table-cell>
          <table:table-cell table:formula="of:=[.D55]-[.C55]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[.G55]-[.F55]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869">
            <text:p>1869</text:p>
          </table:table-cell>
          <table:table-cell table:formula="of:=[.D56]-[.C56]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.G56]-[.F56]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870">
            <text:p>1870</text:p>
          </table:table-cell>
          <table:table-cell table:formula="of:=[.D57]-[.C57]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[.G57]-[.F57]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1871">
            <text:p>1871</text:p>
          </table:table-cell>
          <table:table-cell table:formula="of:=[.D58]-[.C58]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.G58]-[.F58]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872">
            <text:p>1872</text:p>
          </table:table-cell>
          <table:table-cell table:formula="of:=[.D59]-[.C59]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.G59]-[.F59]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873">
            <text:p>1873</text:p>
          </table:table-cell>
          <table:table-cell table:formula="of:=[.D60]-[.C60]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G60]-[.F60]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1874">
            <text:p>1874</text:p>
          </table:table-cell>
          <table:table-cell table:formula="of:=[.D61]-[.C61]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G61]-[.F61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875">
            <text:p>1875</text:p>
          </table:table-cell>
          <table:table-cell table:formula="of:=[.D62]-[.C62]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G62]-[.F62]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1876">
            <text:p>1876</text:p>
          </table:table-cell>
          <table:table-cell table:formula="of:=[.D63]-[.C63]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.G63]-[.F63]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877">
            <text:p>1877</text:p>
          </table:table-cell>
          <table:table-cell table:formula="of:=[.D64]-[.C64]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.G64]-[.F64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878">
            <text:p>1878</text:p>
          </table:table-cell>
          <table:table-cell table:formula="of:=[.D65]-[.C65]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G65]-[.F65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879">
            <text:p>1879</text:p>
          </table:table-cell>
          <table:table-cell table:formula="of:=[.D66]-[.C66]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G66]-[.F66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880">
            <text:p>1880</text:p>
          </table:table-cell>
          <table:table-cell table:formula="of:=[.D67]-[.C67]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G67]-[.F67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881">
            <text:p>1881</text:p>
          </table:table-cell>
          <table:table-cell table:formula="of:=[.D68]-[.C68]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G68]-[.F68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882">
            <text:p>1882</text:p>
          </table:table-cell>
          <table:table-cell table:formula="of:=[.D69]-[.C69]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G69]-[.F69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883">
            <text:p>1883</text:p>
          </table:table-cell>
          <table:table-cell table:formula="of:=[.D70]-[.C70]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.G70]-[.F70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884">
            <text:p>1884</text:p>
          </table:table-cell>
          <table:table-cell table:formula="of:=[.D71]-[.C71]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G71]-[.F71]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885">
            <text:p>1885</text:p>
          </table:table-cell>
          <table:table-cell table:formula="of:=[.D72]-[.C72]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G72]-[.F72]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886">
            <text:p>1886</text:p>
          </table:table-cell>
          <table:table-cell table:formula="of:=[.D73]-[.C73]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G73]-[.F73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887">
            <text:p>1887</text:p>
          </table:table-cell>
          <table:table-cell table:formula="of:=[.D74]-[.C74]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G74]-[.F74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888">
            <text:p>1888</text:p>
          </table:table-cell>
          <table:table-cell table:formula="of:=[.D75]-[.C75]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G75]-[.F75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889">
            <text:p>1889</text:p>
          </table:table-cell>
          <table:table-cell table:formula="of:=[.D76]-[.C76]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G76]-[.F76]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890">
            <text:p>1890</text:p>
          </table:table-cell>
          <table:table-cell table:formula="of:=[.D77]-[.C77]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G77]-[.F77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891">
            <text:p>1891</text:p>
          </table:table-cell>
          <table:table-cell table:formula="of:=[.D78]-[.C78]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[.G78]-[.F78]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1892">
            <text:p>1892</text:p>
          </table:table-cell>
          <table:table-cell table:formula="of:=[.D79]-[.C79]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[.G79]-[.F79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893">
            <text:p>1893</text:p>
          </table:table-cell>
          <table:table-cell table:formula="of:=[.D80]-[.C80]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[.G80]-[.F80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894">
            <text:p>1894</text:p>
          </table:table-cell>
          <table:table-cell table:formula="of:=[.D81]-[.C81]"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formula="of:=[.G81]-[.F81]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1895">
            <text:p>1895</text:p>
          </table:table-cell>
          <table:table-cell table:formula="of:=[.D82]-[.C82]"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G82]-[.F82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896">
            <text:p>1896</text:p>
          </table:table-cell>
          <table:table-cell table:formula="of:=[.D83]-[.C83]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G83]-[.F83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897">
            <text:p>1897</text:p>
          </table:table-cell>
          <table:table-cell table:formula="of:=[.D84]-[.C84]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G84]-[.F84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898">
            <text:p>1898</text:p>
          </table:table-cell>
          <table:table-cell table:formula="of:=[.D85]-[.C85]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G85]-[.F85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899">
            <text:p>1899</text:p>
          </table:table-cell>
          <table:table-cell table:formula="of:=[.D86]-[.C86]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G86]-[.F86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00">
            <text:p>1900</text:p>
          </table:table-cell>
          <table:table-cell table:formula="of:=[.D87]-[.C87]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G87]-[.F87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901">
            <text:p>1901</text:p>
          </table:table-cell>
          <table:table-cell table:formula="of:=[.D88]-[.C88]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.G88]-[.F88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02">
            <text:p>1902</text:p>
          </table:table-cell>
          <table:table-cell table:formula="of:=[.D89]-[.C89]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G89]-[.F89]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903">
            <text:p>1903</text:p>
          </table:table-cell>
          <table:table-cell table:formula="of:=[.D90]-[.C90]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.G90]-[.F9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04">
            <text:p>1904</text:p>
          </table:table-cell>
          <table:table-cell table:formula="of:=[.D91]-[.C91]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G91]-[.F91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905">
            <text:p>1905</text:p>
          </table:table-cell>
          <table:table-cell table:formula="of:=[.D92]-[.C92]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G92]-[.F92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06">
            <text:p>1906</text:p>
          </table:table-cell>
          <table:table-cell table:formula="of:=[.D93]-[.C93]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G93]-[.F93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07">
            <text:p>1907</text:p>
          </table:table-cell>
          <table:table-cell table:formula="of:=[.D94]-[.C94]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G94]-[.F94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08">
            <text:p>1908</text:p>
          </table:table-cell>
          <table:table-cell table:formula="of:=[.D95]-[.C95]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G95]-[.F95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909">
            <text:p>1909</text:p>
          </table:table-cell>
          <table:table-cell table:formula="of:=[.D96]-[.C96]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G96]-[.F96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10">
            <text:p>1910</text:p>
          </table:table-cell>
          <table:table-cell table:formula="of:=[.D97]-[.C97]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G97]-[.F97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11">
            <text:p>1911</text:p>
          </table:table-cell>
          <table:table-cell table:formula="of:=[.D98]-[.C98]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G98]-[.F98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12">
            <text:p>1912</text:p>
          </table:table-cell>
          <table:table-cell table:formula="of:=[.D99]-[.C99]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G99]-[.F99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913">
            <text:p>1913</text:p>
          </table:table-cell>
          <table:table-cell table:formula="of:=[.D100]-[.C100]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G100]-[.F10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14">
            <text:p>1914</text:p>
          </table:table-cell>
          <table:table-cell table:formula="of:=[.D101]-[.C101]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G101]-[.F101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15">
            <text:p>1915</text:p>
          </table:table-cell>
          <table:table-cell table:formula="of:=[.D102]-[.C102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102]-[.F102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16">
            <text:p>1916</text:p>
          </table:table-cell>
          <table:table-cell table:formula="of:=[.D103]-[.C103]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G103]-[.F103]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917">
            <text:p>1917</text:p>
          </table:table-cell>
          <table:table-cell table:formula="of:=[.D104]-[.C104]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G104]-[.F104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18">
            <text:p>1918</text:p>
          </table:table-cell>
          <table:table-cell table:formula="of:=[.D105]-[.C105]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G105]-[.F105]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919">
            <text:p>1919</text:p>
          </table:table-cell>
          <table:table-cell table:formula="of:=[.D106]-[.C106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106]-[.F106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20">
            <text:p>1920</text:p>
          </table:table-cell>
          <table:table-cell table:formula="of:=[.D107]-[.C107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107]-[.F107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21">
            <text:p>1921</text:p>
          </table:table-cell>
          <table:table-cell table:formula="of:=[.D108]-[.C108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G108]-[.F108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22">
            <text:p>1922</text:p>
          </table:table-cell>
          <table:table-cell table:formula="of:=[.D109]-[.C109]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G109]-[.F109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923">
            <text:p>1923</text:p>
          </table:table-cell>
          <table:table-cell table:formula="of:=[.D110]-[.C11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G110]-[.F11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24">
            <text:p>1924</text:p>
          </table:table-cell>
          <table:table-cell table:formula="of:=[.D111]-[.C111]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G111]-[.F111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925">
            <text:p>1925</text:p>
          </table:table-cell>
          <table:table-cell table:formula="of:=[.D112]-[.C112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G112]-[.F112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26">
            <text:p>1926</text:p>
          </table:table-cell>
          <table:table-cell table:formula="of:=[.D113]-[.C113]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G113]-[.F113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27">
            <text:p>1927</text:p>
          </table:table-cell>
          <table:table-cell table:formula="of:=[.D114]-[.C114]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G114]-[.F114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28">
            <text:p>1928</text:p>
          </table:table-cell>
          <table:table-cell table:formula="of:=[.D115]-[.C115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G115]-[.F115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29">
            <text:p>1929</text:p>
          </table:table-cell>
          <table:table-cell table:formula="of:=[.D116]-[.C116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116]-[.F116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30">
            <text:p>1930</text:p>
          </table:table-cell>
          <table:table-cell table:formula="of:=[.D117]-[.C117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117]-[.F117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31">
            <text:p>1931</text:p>
          </table:table-cell>
          <table:table-cell table:formula="of:=[.D118]-[.C118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118]-[.F118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32">
            <text:p>1932</text:p>
          </table:table-cell>
          <table:table-cell table:formula="of:=[.D119]-[.C119]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G119]-[.F119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933">
            <text:p>1933</text:p>
          </table:table-cell>
          <table:table-cell table:formula="of:=[.D120]-[.C120]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G120]-[.F12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34">
            <text:p>1934</text:p>
          </table:table-cell>
          <table:table-cell table:formula="of:=[.D121]-[.C121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G121]-[.F121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35">
            <text:p>1935</text:p>
          </table:table-cell>
          <table:table-cell table:formula="of:=[.D122]-[.C122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G122]-[.F122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36">
            <text:p>1936</text:p>
          </table:table-cell>
          <table:table-cell table:formula="of:=[.D123]-[.C123]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G123]-[.F123]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937">
            <text:p>1937</text:p>
          </table:table-cell>
          <table:table-cell table:formula="of:=[.D124]-[.C124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G124]-[.F124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38">
            <text:p>1938</text:p>
          </table:table-cell>
          <table:table-cell table:formula="of:=[.D125]-[.C125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125]-[.F125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39">
            <text:p>1939</text:p>
          </table:table-cell>
          <table:table-cell table:formula="of:=[.D126]-[.C126]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G126]-[.F126]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940">
            <text:p>1940</text:p>
          </table:table-cell>
          <table:table-cell table:formula="of:=[.D127]-[.C127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127]-[.F127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41">
            <text:p>1941</text:p>
          </table:table-cell>
          <table:table-cell table:formula="of:=[.D128]-[.C128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128]-[.F128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942">
            <text:p>1942</text:p>
          </table:table-cell>
          <table:table-cell table:formula="of:=[.D129]-[.C129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G129]-[.F129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43">
            <text:p>1943</text:p>
          </table:table-cell>
          <table:table-cell table:formula="of:=[.D130]-[.C13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G130]-[.F13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44">
            <text:p>1944</text:p>
          </table:table-cell>
          <table:table-cell table:formula="of:=[.D131]-[.C131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131]-[.F131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45">
            <text:p>1945</text:p>
          </table:table-cell>
          <table:table-cell table:formula="of:=[.D132]-[.C132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G132]-[.F132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46">
            <text:p>1946</text:p>
          </table:table-cell>
          <table:table-cell table:formula="of:=[.D133]-[.C133]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G133]-[.F133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47">
            <text:p>1947</text:p>
          </table:table-cell>
          <table:table-cell table:formula="of:=[.D134]-[.C134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G134]-[.F134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48">
            <text:p>1948</text:p>
          </table:table-cell>
          <table:table-cell table:formula="of:=[.D135]-[.C135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G135]-[.F135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49">
            <text:p>1949</text:p>
          </table:table-cell>
          <table:table-cell table:formula="of:=[.D136]-[.C136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136]-[.F136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50">
            <text:p>1950</text:p>
          </table:table-cell>
          <table:table-cell table:formula="of:=[.D137]-[.C137]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G137]-[.F137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51">
            <text:p>1951</text:p>
          </table:table-cell>
          <table:table-cell table:formula="of:=[.D138]-[.C138]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G138]-[.F138]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952">
            <text:p>1952</text:p>
          </table:table-cell>
          <table:table-cell table:formula="of:=[.D139]-[.C139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139]-[.F139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53">
            <text:p>1953</text:p>
          </table:table-cell>
          <table:table-cell table:formula="of:=[.D140]-[.C14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G140]-[.F140]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954">
            <text:p>1954</text:p>
          </table:table-cell>
          <table:table-cell table:formula="of:=[.D141]-[.C141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G141]-[.F141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55">
            <text:p>1955</text:p>
          </table:table-cell>
          <table:table-cell table:formula="of:=[.D142]-[.C142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G142]-[.F142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56">
            <text:p>1956</text:p>
          </table:table-cell>
          <table:table-cell table:formula="of:=[.D143]-[.C143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143]-[.F143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57">
            <text:p>1957</text:p>
          </table:table-cell>
          <table:table-cell table:formula="of:=[.D144]-[.C144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G144]-[.F144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58">
            <text:p>1958</text:p>
          </table:table-cell>
          <table:table-cell table:formula="of:=[.D145]-[.C145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145]-[.F145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59">
            <text:p>1959</text:p>
          </table:table-cell>
          <table:table-cell table:formula="of:=[.D146]-[.C146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G146]-[.F146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60">
            <text:p>1960</text:p>
          </table:table-cell>
          <table:table-cell table:formula="of:=[.D147]-[.C147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147]-[.F147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61">
            <text:p>1961</text:p>
          </table:table-cell>
          <table:table-cell table:formula="of:=[.D148]-[.C148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148]-[.F148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62">
            <text:p>1962</text:p>
          </table:table-cell>
          <table:table-cell table:formula="of:=[.D149]-[.C149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G149]-[.F149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63">
            <text:p>1963</text:p>
          </table:table-cell>
          <table:table-cell table:formula="of:=[.D150]-[.C150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150]-[.F150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64">
            <text:p>1964</text:p>
          </table:table-cell>
          <table:table-cell table:formula="of:=[.D151]-[.C151]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G151]-[.F151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65">
            <text:p>1965</text:p>
          </table:table-cell>
          <table:table-cell table:formula="of:=[.D152]-[.C152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G152]-[.F152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66">
            <text:p>1966</text:p>
          </table:table-cell>
          <table:table-cell table:formula="of:=[.D153]-[.C153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G153]-[.F153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967">
            <text:p>1967</text:p>
          </table:table-cell>
          <table:table-cell table:formula="of:=[.D154]-[.C154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G154]-[.F154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o executions after 196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842-1967</text:p>
          </table:table-cell>
          <table:table-cell table:number-columns-repeated="2"/>
          <table:table-cell table:formula="of:=SUM([.D29:.D154])" office:value-type="float" office:value="805">
            <text:p>805</text:p>
          </table:table-cell>
          <table:table-cell table:number-columns-repeated="2"/>
          <table:table-cell table:formula="of:=SUM([.G29:.G154])" office:value-type="float" office:value="174">
            <text:p>174</text:p>
          </table:table-cell>
          <table:table-cell table:number-columns-repeated="1017"/>
        </table:table-row>
        <table:table-row table:style-name="ro1">
          <table:table-cell office:value-type="string">
            <text:p>1900-67</text:p>
          </table:table-cell>
          <table:table-cell table:number-columns-repeated="2"/>
          <table:table-cell table:formula="of:=SUM([.D87:.D154])" office:value-type="float" office:value="128">
            <text:p>128</text:p>
          </table:table-cell>
          <table:table-cell table:number-columns-repeated="1020"/>
        </table:table-row>
        <table:table-row table:style-name="ro1">
          <table:table-cell office:value-type="string">
            <text:p>1870-1967</text:p>
          </table:table-cell>
          <table:table-cell table:number-columns-repeated="2"/>
          <table:table-cell table:formula="of:=SUM([.D57:.D154])" office:value-type="float" office:value="379">
            <text:p>379</text:p>
          </table:table-cell>
          <table:table-cell table:number-columns-repeated="1020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 comparison" table:style-name="ta3" table:print="false">
        <table:table-column table:style-name="co1" table:number-columns-repeated="4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Alternate sources for total executions in Australia by year, 1870-196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ums</text:p>
          </table:table-cell>
          <table:table-cell office:value-type="string">
            <text:p>source book</text:p>
          </table:table-cell>
          <table:table-cell office:value-type="string">
            <text:p>Schrepper-Clark</text:p>
          </table:table-cell>
          <table:table-cell office:value-type="string">
            <text:p>difference</text:p>
          </table:table-cell>
          <table:table-cell/>
          <table:table-cell office:value-type="string">
            <text:p>sources and notes</text:p>
          </table:table-cell>
          <table:table-cell table:number-columns-repeated="1018"/>
        </table:table-row>
        <table:table-row table:style-name="ro1">
          <table:table-cell office:value-type="string">
            <text:p>1870-1899</text:p>
          </table:table-cell>
          <table:table-cell table:formula="of:=SUM([.B9:.B38])" office:value-type="float" office:value="251">
            <text:p>251</text:p>
          </table:table-cell>
          <table:table-cell table:formula="of:=SUM([.C9:.C38])" office:value-type="float" office:value="252">
            <text:p>252</text:p>
          </table:table-cell>
          <table:table-cell table:formula="of:=[.C4]-[.B4]" office:value-type="float" office:value="1">
            <text:p>1</text:p>
          </table:table-cell>
          <table:table-cell/>
          <table:table-cell office:value-type="string">
            <text:p>see sheets "source book" and "Schrepper-Clark stats"</text:p>
          </table:table-cell>
          <table:table-cell table:number-columns-repeated="1018"/>
        </table:table-row>
        <table:table-row table:style-name="ro1">
          <table:table-cell office:value-type="string">
            <text:p>1900-67</text:p>
          </table:table-cell>
          <table:table-cell table:formula="of:=SUM([.B39:.B106])" office:value-type="float" office:value="128">
            <text:p>128</text:p>
          </table:table-cell>
          <table:table-cell table:formula="of:=SUM([.C39:.C106])" office:value-type="float" office:value="137">
            <text:p>137</text:p>
          </table:table-cell>
          <table:table-cell table:formula="of:=[.C5]-[.B5]" office:value-type="float" office:value="9">
            <text:p>9</text:p>
          </table:table-cell>
          <table:table-cell/>
          <table:table-cell office:value-type="string">
            <text:p>source book has many more executions, 1892-5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ee below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year</text:p>
          </table:table-cell>
          <table:table-cell office:value-type="string">
            <text:p>source book</text:p>
          </table:table-cell>
          <table:table-cell office:value-type="string">
            <text:p>Schrepper-Clark</text:p>
          </table:table-cell>
          <table:table-cell office:value-type="string">
            <text:p>difference</text:p>
          </table:table-cell>
          <table:table-cell/>
          <table:table-cell office:value-type="string">
            <text:p>Overall, I judge Schrepper-Clark to be more reliable, </text:p>
          </table:table-cell>
          <table:table-cell table:number-columns-repeated="1018"/>
        </table:table-row>
        <table:table-row table:style-name="ro1">
          <table:table-cell office:value-type="float" office:value="1870">
            <text:p>1870</text:p>
          </table:table-cell>
          <table:table-cell table:formula="of:=[$'source book'.D57]" office:value-type="float" office:value="11">
            <text:p>11</text:p>
          </table:table-cell>
          <table:table-cell table:formula="of:=[$'Schrepper-Clark stats'.D6]" office:value-type="float" office:value="11">
            <text:p>11</text:p>
          </table:table-cell>
          <table:table-cell table:formula="of:=[.C9]-[.B9]" office:value-type="float" office:value="0">
            <text:p>0</text:p>
          </table:table-cell>
          <table:table-cell/>
          <table:table-cell office:value-type="string">
            <text:p>because it provides extensive case detail and is widely available for review.</text:p>
          </table:table-cell>
          <table:table-cell table:number-columns-repeated="1018"/>
        </table:table-row>
        <table:table-row table:style-name="ro1">
          <table:table-cell office:value-type="float" office:value="1871">
            <text:p>1871</text:p>
          </table:table-cell>
          <table:table-cell table:formula="of:=[$'source book'.D58]" office:value-type="float" office:value="7">
            <text:p>7</text:p>
          </table:table-cell>
          <table:table-cell table:formula="of:=[$'Schrepper-Clark stats'.D7]" office:value-type="float" office:value="12">
            <text:p>12</text:p>
          </table:table-cell>
          <table:table-cell table:formula="of:=[.C10]-[.B10]"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1872">
            <text:p>1872</text:p>
          </table:table-cell>
          <table:table-cell table:formula="of:=[$'source book'.D59]" office:value-type="float" office:value="7">
            <text:p>7</text:p>
          </table:table-cell>
          <table:table-cell table:formula="of:=[$'Schrepper-Clark stats'.D8]" office:value-type="float" office:value="11">
            <text:p>11</text:p>
          </table:table-cell>
          <table:table-cell table:formula="of:=[.C11]-[.B11]"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1873">
            <text:p>1873</text:p>
          </table:table-cell>
          <table:table-cell table:formula="of:=[$'source book'.D60]" office:value-type="float" office:value="10">
            <text:p>10</text:p>
          </table:table-cell>
          <table:table-cell table:formula="of:=[$'Schrepper-Clark stats'.D9]" office:value-type="float" office:value="12">
            <text:p>12</text:p>
          </table:table-cell>
          <table:table-cell table:formula="of:=[.C12]-[.B12]" office:value-type="float" office:value="2">
            <text:p>2</text:p>
          </table:table-cell>
          <table:table-cell/>
          <table:table-cell office:value-type="string">
            <text:p>Repository:</text:p>
          </table:table-cell>
          <table:table-cell table:number-columns-repeated="1018"/>
        </table:table-row>
        <table:table-row table:style-name="ro1">
          <table:table-cell office:value-type="float" office:value="1874">
            <text:p>1874</text:p>
          </table:table-cell>
          <table:table-cell table:formula="of:=[$'source book'.D61]" office:value-type="float" office:value="6">
            <text:p>6</text:p>
          </table:table-cell>
          <table:table-cell table:formula="of:=[$'Schrepper-Clark stats'.D10]" office:value-type="float" office:value="8">
            <text:p>8</text:p>
          </table:table-cell>
          <table:table-cell table:formula="of:=[.C13]-[.B13]" office:value-type="float" office:value="2">
            <text:p>2</text:p>
          </table:table-cell>
          <table:table-cell/>
          <table:table-cell office:value-type="string">
            <text:p>http://acrosswalls.org/datasets/</text:p>
          </table:table-cell>
          <table:table-cell table:number-columns-repeated="1018"/>
        </table:table-row>
        <table:table-row table:style-name="ro1">
          <table:table-cell office:value-type="float" office:value="1875">
            <text:p>1875</text:p>
          </table:table-cell>
          <table:table-cell table:formula="of:=[$'source book'.D62]" office:value-type="float" office:value="9">
            <text:p>9</text:p>
          </table:table-cell>
          <table:table-cell table:formula="of:=[$'Schrepper-Clark stats'.D11]" office:value-type="float" office:value="12">
            <text:p>12</text:p>
          </table:table-cell>
          <table:table-cell table:formula="of:=[.C14]-[.B14]" office:value-type="float" office:value="3">
            <text:p>3</text:p>
          </table:table-cell>
          <table:table-cell/>
          <table:table-cell office:value-type="string">
            <text:p>Version: 1.0</text:p>
          </table:table-cell>
          <table:table-cell table:number-columns-repeated="1018"/>
        </table:table-row>
        <table:table-row table:style-name="ro1">
          <table:table-cell office:value-type="float" office:value="1876">
            <text:p>1876</text:p>
          </table:table-cell>
          <table:table-cell table:formula="of:=[$'source book'.D63]" office:value-type="float" office:value="8">
            <text:p>8</text:p>
          </table:table-cell>
          <table:table-cell table:formula="of:=[$'Schrepper-Clark stats'.D12]" office:value-type="float" office:value="10">
            <text:p>10</text:p>
          </table:table-cell>
          <table:table-cell table:formula="of:=[.C15]-[.B15]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1877">
            <text:p>1877</text:p>
          </table:table-cell>
          <table:table-cell table:formula="of:=[$'source book'.D64]" office:value-type="float" office:value="7">
            <text:p>7</text:p>
          </table:table-cell>
          <table:table-cell table:formula="of:=[$'Schrepper-Clark stats'.D13]" office:value-type="float" office:value="7">
            <text:p>7</text:p>
          </table:table-cell>
          <table:table-cell table:formula="of:=[.C16]-[.B16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878">
            <text:p>1878</text:p>
          </table:table-cell>
          <table:table-cell table:formula="of:=[$'source book'.D65]" office:value-type="float" office:value="6">
            <text:p>6</text:p>
          </table:table-cell>
          <table:table-cell table:formula="of:=[$'Schrepper-Clark stats'.D14]" office:value-type="float" office:value="7">
            <text:p>7</text:p>
          </table:table-cell>
          <table:table-cell table:formula="of:=[.C17]-[.B17]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1879">
            <text:p>1879</text:p>
          </table:table-cell>
          <table:table-cell table:formula="of:=[$'source book'.D66]" office:value-type="float" office:value="3">
            <text:p>3</text:p>
          </table:table-cell>
          <table:table-cell table:formula="of:=[$'Schrepper-Clark stats'.D15]" office:value-type="float" office:value="5">
            <text:p>5</text:p>
          </table:table-cell>
          <table:table-cell table:formula="of:=[.C18]-[.B18]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1880">
            <text:p>1880</text:p>
          </table:table-cell>
          <table:table-cell table:formula="of:=[$'source book'.D67]" office:value-type="float" office:value="10">
            <text:p>10</text:p>
          </table:table-cell>
          <table:table-cell table:formula="of:=[$'Schrepper-Clark stats'.D16]" office:value-type="float" office:value="10">
            <text:p>10</text:p>
          </table:table-cell>
          <table:table-cell table:formula="of:=[.C19]-[.B19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881">
            <text:p>1881</text:p>
          </table:table-cell>
          <table:table-cell table:formula="of:=[$'source book'.D68]" office:value-type="float" office:value="5">
            <text:p>5</text:p>
          </table:table-cell>
          <table:table-cell table:formula="of:=[$'Schrepper-Clark stats'.D17]" office:value-type="float" office:value="5">
            <text:p>5</text:p>
          </table:table-cell>
          <table:table-cell table:formula="of:=[.C20]-[.B20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882">
            <text:p>1882</text:p>
          </table:table-cell>
          <table:table-cell table:formula="of:=[$'source book'.D69]" office:value-type="float" office:value="6">
            <text:p>6</text:p>
          </table:table-cell>
          <table:table-cell table:formula="of:=[$'Schrepper-Clark stats'.D18]" office:value-type="float" office:value="4">
            <text:p>4</text:p>
          </table:table-cell>
          <table:table-cell table:formula="of:=[.C21]-[.B21]" office:value-type="float" office:value="-2">
            <text:p>-2</text:p>
          </table:table-cell>
          <table:table-cell table:number-columns-repeated="1020"/>
        </table:table-row>
        <table:table-row table:style-name="ro1">
          <table:table-cell office:value-type="float" office:value="1883">
            <text:p>1883</text:p>
          </table:table-cell>
          <table:table-cell table:formula="of:=[$'source book'.D70]" office:value-type="float" office:value="8">
            <text:p>8</text:p>
          </table:table-cell>
          <table:table-cell table:formula="of:=[$'Schrepper-Clark stats'.D19]" office:value-type="float" office:value="16">
            <text:p>16</text:p>
          </table:table-cell>
          <table:table-cell table:formula="of:=[.C22]-[.B22]"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float" office:value="1884">
            <text:p>1884</text:p>
          </table:table-cell>
          <table:table-cell table:formula="of:=[$'source book'.D71]" office:value-type="float" office:value="6">
            <text:p>6</text:p>
          </table:table-cell>
          <table:table-cell table:formula="of:=[$'Schrepper-Clark stats'.D20]" office:value-type="float" office:value="9">
            <text:p>9</text:p>
          </table:table-cell>
          <table:table-cell table:formula="of:=[.C23]-[.B23]"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1885">
            <text:p>1885</text:p>
          </table:table-cell>
          <table:table-cell table:formula="of:=[$'source book'.D72]" office:value-type="float" office:value="2">
            <text:p>2</text:p>
          </table:table-cell>
          <table:table-cell table:formula="of:=[$'Schrepper-Clark stats'.D21]" office:value-type="float" office:value="9">
            <text:p>9</text:p>
          </table:table-cell>
          <table:table-cell table:formula="of:=[.C24]-[.B24]"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float" office:value="1886">
            <text:p>1886</text:p>
          </table:table-cell>
          <table:table-cell table:formula="of:=[$'source book'.D73]" office:value-type="float" office:value="5">
            <text:p>5</text:p>
          </table:table-cell>
          <table:table-cell table:formula="of:=[$'Schrepper-Clark stats'.D22]" office:value-type="float" office:value="5">
            <text:p>5</text:p>
          </table:table-cell>
          <table:table-cell table:formula="of:=[.C25]-[.B25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887">
            <text:p>1887</text:p>
          </table:table-cell>
          <table:table-cell table:formula="of:=[$'source book'.D74]" office:value-type="float" office:value="10">
            <text:p>10</text:p>
          </table:table-cell>
          <table:table-cell table:formula="of:=[$'Schrepper-Clark stats'.D23]" office:value-type="float" office:value="10">
            <text:p>10</text:p>
          </table:table-cell>
          <table:table-cell table:formula="of:=[.C26]-[.B26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888">
            <text:p>1888</text:p>
          </table:table-cell>
          <table:table-cell table:formula="of:=[$'source book'.D75]" office:value-type="float" office:value="5">
            <text:p>5</text:p>
          </table:table-cell>
          <table:table-cell table:formula="of:=[$'Schrepper-Clark stats'.D24]" office:value-type="float" office:value="6">
            <text:p>6</text:p>
          </table:table-cell>
          <table:table-cell table:formula="of:=[.C27]-[.B27]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1889">
            <text:p>1889</text:p>
          </table:table-cell>
          <table:table-cell table:formula="of:=[$'source book'.D76]" office:value-type="float" office:value="8">
            <text:p>8</text:p>
          </table:table-cell>
          <table:table-cell table:formula="of:=[$'Schrepper-Clark stats'.D25]" office:value-type="float" office:value="8">
            <text:p>8</text:p>
          </table:table-cell>
          <table:table-cell table:formula="of:=[.C28]-[.B28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890">
            <text:p>1890</text:p>
          </table:table-cell>
          <table:table-cell table:formula="of:=[$'source book'.D77]" office:value-type="float" office:value="2">
            <text:p>2</text:p>
          </table:table-cell>
          <table:table-cell table:formula="of:=[$'Schrepper-Clark stats'.D26]" office:value-type="float" office:value="2">
            <text:p>2</text:p>
          </table:table-cell>
          <table:table-cell table:formula="of:=[.C29]-[.B29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891">
            <text:p>1891</text:p>
          </table:table-cell>
          <table:table-cell table:formula="of:=[$'source book'.D78]" office:value-type="float" office:value="13">
            <text:p>13</text:p>
          </table:table-cell>
          <table:table-cell table:formula="of:=[$'Schrepper-Clark stats'.D27]" office:value-type="float" office:value="12">
            <text:p>12</text:p>
          </table:table-cell>
          <table:table-cell table:formula="of:=[.C30]-[.B30]" office:value-type="float" office:value="-1">
            <text:p>-1</text:p>
          </table:table-cell>
          <table:table-cell table:number-columns-repeated="1020"/>
        </table:table-row>
        <table:table-row table:style-name="ro1">
          <table:table-cell office:value-type="float" office:value="1892">
            <text:p>1892</text:p>
          </table:table-cell>
          <table:table-cell table:formula="of:=[$'source book'.D79]" office:value-type="float" office:value="18">
            <text:p>18</text:p>
          </table:table-cell>
          <table:table-cell table:formula="of:=[$'Schrepper-Clark stats'.D28]" office:value-type="float" office:value="13">
            <text:p>13</text:p>
          </table:table-cell>
          <table:table-cell table:formula="of:=[.C31]-[.B31]" office:value-type="float" office:value="-5">
            <text:p>-5</text:p>
          </table:table-cell>
          <table:table-cell table:number-columns-repeated="1020"/>
        </table:table-row>
        <table:table-row table:style-name="ro1">
          <table:table-cell office:value-type="float" office:value="1893">
            <text:p>1893</text:p>
          </table:table-cell>
          <table:table-cell table:formula="of:=[$'source book'.D80]" office:value-type="float" office:value="18">
            <text:p>18</text:p>
          </table:table-cell>
          <table:table-cell table:formula="of:=[$'Schrepper-Clark stats'.D29]" office:value-type="float" office:value="10">
            <text:p>10</text:p>
          </table:table-cell>
          <table:table-cell table:formula="of:=[.C32]-[.B32]" office:value-type="float" office:value="-8">
            <text:p>-8</text:p>
          </table:table-cell>
          <table:table-cell table:number-columns-repeated="1020"/>
        </table:table-row>
        <table:table-row table:style-name="ro1">
          <table:table-cell office:value-type="float" office:value="1894">
            <text:p>1894</text:p>
          </table:table-cell>
          <table:table-cell table:formula="of:=[$'source book'.D81]" office:value-type="float" office:value="27">
            <text:p>27</text:p>
          </table:table-cell>
          <table:table-cell table:formula="of:=[$'Schrepper-Clark stats'.D30]" office:value-type="float" office:value="12">
            <text:p>12</text:p>
          </table:table-cell>
          <table:table-cell table:formula="of:=[.C33]-[.B33]" office:value-type="float" office:value="-15">
            <text:p>-15</text:p>
          </table:table-cell>
          <table:table-cell table:number-columns-repeated="1020"/>
        </table:table-row>
        <table:table-row table:style-name="ro1">
          <table:table-cell office:value-type="float" office:value="1895">
            <text:p>1895</text:p>
          </table:table-cell>
          <table:table-cell table:formula="of:=[$'source book'.D82]" office:value-type="float" office:value="20">
            <text:p>20</text:p>
          </table:table-cell>
          <table:table-cell table:formula="of:=[$'Schrepper-Clark stats'.D31]" office:value-type="float" office:value="10">
            <text:p>10</text:p>
          </table:table-cell>
          <table:table-cell table:formula="of:=[.C34]-[.B34]" office:value-type="float" office:value="-10">
            <text:p>-10</text:p>
          </table:table-cell>
          <table:table-cell table:number-columns-repeated="1020"/>
        </table:table-row>
        <table:table-row table:style-name="ro1">
          <table:table-cell office:value-type="float" office:value="1896">
            <text:p>1896</text:p>
          </table:table-cell>
          <table:table-cell table:formula="of:=[$'source book'.D83]" office:value-type="float" office:value="4">
            <text:p>4</text:p>
          </table:table-cell>
          <table:table-cell table:formula="of:=[$'Schrepper-Clark stats'.D32]" office:value-type="float" office:value="4">
            <text:p>4</text:p>
          </table:table-cell>
          <table:table-cell table:formula="of:=[.C35]-[.B35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897">
            <text:p>1897</text:p>
          </table:table-cell>
          <table:table-cell table:formula="of:=[$'source book'.D84]" office:value-type="float" office:value="6">
            <text:p>6</text:p>
          </table:table-cell>
          <table:table-cell table:formula="of:=[$'Schrepper-Clark stats'.D33]" office:value-type="float" office:value="6">
            <text:p>6</text:p>
          </table:table-cell>
          <table:table-cell table:formula="of:=[.C36]-[.B36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898">
            <text:p>1898</text:p>
          </table:table-cell>
          <table:table-cell table:formula="of:=[$'source book'.D85]" office:value-type="float" office:value="2">
            <text:p>2</text:p>
          </table:table-cell>
          <table:table-cell table:formula="of:=[$'Schrepper-Clark stats'.D34]" office:value-type="float" office:value="2">
            <text:p>2</text:p>
          </table:table-cell>
          <table:table-cell table:formula="of:=[.C37]-[.B37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899">
            <text:p>1899</text:p>
          </table:table-cell>
          <table:table-cell table:formula="of:=[$'source book'.D86]" office:value-type="float" office:value="2">
            <text:p>2</text:p>
          </table:table-cell>
          <table:table-cell table:formula="of:=[$'Schrepper-Clark stats'.D35]" office:value-type="float" office:value="4">
            <text:p>4</text:p>
          </table:table-cell>
          <table:table-cell table:formula="of:=[.C38]-[.B38]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1900">
            <text:p>1900</text:p>
          </table:table-cell>
          <table:table-cell table:formula="of:=[$'source book'.D87]" office:value-type="float" office:value="10">
            <text:p>10</text:p>
          </table:table-cell>
          <table:table-cell table:formula="of:=[$'Schrepper-Clark stats'.D36]" office:value-type="float" office:value="11">
            <text:p>11</text:p>
          </table:table-cell>
          <table:table-cell table:formula="of:=[.C39]-[.B39]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1901">
            <text:p>1901</text:p>
          </table:table-cell>
          <table:table-cell table:formula="of:=[$'source book'.D88]" office:value-type="float" office:value="8">
            <text:p>8</text:p>
          </table:table-cell>
          <table:table-cell table:formula="of:=[$'Schrepper-Clark stats'.D37]" office:value-type="float" office:value="9">
            <text:p>9</text:p>
          </table:table-cell>
          <table:table-cell table:formula="of:=[.C40]-[.B40]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1902">
            <text:p>1902</text:p>
          </table:table-cell>
          <table:table-cell table:formula="of:=[$'source book'.D89]" office:value-type="float" office:value="2">
            <text:p>2</text:p>
          </table:table-cell>
          <table:table-cell table:formula="of:=[$'Schrepper-Clark stats'.D38]" office:value-type="float" office:value="3">
            <text:p>3</text:p>
          </table:table-cell>
          <table:table-cell table:formula="of:=[.C41]-[.B41]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1903">
            <text:p>1903</text:p>
          </table:table-cell>
          <table:table-cell table:formula="of:=[$'source book'.D90]" office:value-type="float" office:value="8">
            <text:p>8</text:p>
          </table:table-cell>
          <table:table-cell table:formula="of:=[$'Schrepper-Clark stats'.D39]" office:value-type="float" office:value="8">
            <text:p>8</text:p>
          </table:table-cell>
          <table:table-cell table:formula="of:=[.C42]-[.B42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04">
            <text:p>1904</text:p>
          </table:table-cell>
          <table:table-cell table:formula="of:=[$'source book'.D91]" office:value-type="float" office:value="3">
            <text:p>3</text:p>
          </table:table-cell>
          <table:table-cell table:formula="of:=[$'Schrepper-Clark stats'.D40]" office:value-type="float" office:value="5">
            <text:p>5</text:p>
          </table:table-cell>
          <table:table-cell table:formula="of:=[.C43]-[.B43]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1905">
            <text:p>1905</text:p>
          </table:table-cell>
          <table:table-cell table:formula="of:=[$'source book'.D92]" office:value-type="float" office:value="6">
            <text:p>6</text:p>
          </table:table-cell>
          <table:table-cell table:formula="of:=[$'Schrepper-Clark stats'.D41]" office:value-type="float" office:value="7">
            <text:p>7</text:p>
          </table:table-cell>
          <table:table-cell table:formula="of:=[.C44]-[.B44]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1906">
            <text:p>1906</text:p>
          </table:table-cell>
          <table:table-cell table:formula="of:=[$'source book'.D93]" office:value-type="float" office:value="6">
            <text:p>6</text:p>
          </table:table-cell>
          <table:table-cell table:formula="of:=[$'Schrepper-Clark stats'.D42]" office:value-type="float" office:value="6">
            <text:p>6</text:p>
          </table:table-cell>
          <table:table-cell table:formula="of:=[.C45]-[.B45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07">
            <text:p>1907</text:p>
          </table:table-cell>
          <table:table-cell table:formula="of:=[$'source book'.D94]" office:value-type="float" office:value="5">
            <text:p>5</text:p>
          </table:table-cell>
          <table:table-cell table:formula="of:=[$'Schrepper-Clark stats'.D43]" office:value-type="float" office:value="5">
            <text:p>5</text:p>
          </table:table-cell>
          <table:table-cell table:formula="of:=[.C46]-[.B46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08">
            <text:p>1908</text:p>
          </table:table-cell>
          <table:table-cell table:formula="of:=[$'source book'.D95]" office:value-type="float" office:value="4">
            <text:p>4</text:p>
          </table:table-cell>
          <table:table-cell table:formula="of:=[$'Schrepper-Clark stats'.D44]" office:value-type="float" office:value="4">
            <text:p>4</text:p>
          </table:table-cell>
          <table:table-cell table:formula="of:=[.C47]-[.B47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09">
            <text:p>1909</text:p>
          </table:table-cell>
          <table:table-cell table:formula="of:=[$'source book'.D96]" office:value-type="float" office:value="3">
            <text:p>3</text:p>
          </table:table-cell>
          <table:table-cell table:formula="of:=[$'Schrepper-Clark stats'.D45]" office:value-type="float" office:value="3">
            <text:p>3</text:p>
          </table:table-cell>
          <table:table-cell table:formula="of:=[.C48]-[.B48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10">
            <text:p>1910</text:p>
          </table:table-cell>
          <table:table-cell table:formula="of:=[$'source book'.D97]" office:value-type="float" office:value="5">
            <text:p>5</text:p>
          </table:table-cell>
          <table:table-cell table:formula="of:=[$'Schrepper-Clark stats'.D46]" office:value-type="float" office:value="5">
            <text:p>5</text:p>
          </table:table-cell>
          <table:table-cell table:formula="of:=[.C49]-[.B49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11">
            <text:p>1911</text:p>
          </table:table-cell>
          <table:table-cell table:formula="of:=[$'source book'.D98]" office:value-type="float" office:value="2">
            <text:p>2</text:p>
          </table:table-cell>
          <table:table-cell table:formula="of:=[$'Schrepper-Clark stats'.D47]" office:value-type="float" office:value="2">
            <text:p>2</text:p>
          </table:table-cell>
          <table:table-cell table:formula="of:=[.C50]-[.B50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12">
            <text:p>1912</text:p>
          </table:table-cell>
          <table:table-cell table:formula="of:=[$'source book'.D99]" office:value-type="float" office:value="2">
            <text:p>2</text:p>
          </table:table-cell>
          <table:table-cell table:formula="of:=[$'Schrepper-Clark stats'.D48]" office:value-type="float" office:value="3">
            <text:p>3</text:p>
          </table:table-cell>
          <table:table-cell table:formula="of:=[.C51]-[.B51]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1913">
            <text:p>1913</text:p>
          </table:table-cell>
          <table:table-cell table:formula="of:=[$'source book'.D100]" office:value-type="float" office:value="4">
            <text:p>4</text:p>
          </table:table-cell>
          <table:table-cell table:formula="of:=[$'Schrepper-Clark stats'.D49]" office:value-type="float" office:value="4">
            <text:p>4</text:p>
          </table:table-cell>
          <table:table-cell table:formula="of:=[.C52]-[.B52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14">
            <text:p>1914</text:p>
          </table:table-cell>
          <table:table-cell table:formula="of:=[$'source book'.D101]" office:value-type="float" office:value="2">
            <text:p>2</text:p>
          </table:table-cell>
          <table:table-cell table:formula="of:=[$'Schrepper-Clark stats'.D50]" office:value-type="float" office:value="2">
            <text:p>2</text:p>
          </table:table-cell>
          <table:table-cell table:formula="of:=[.C53]-[.B53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15">
            <text:p>1915</text:p>
          </table:table-cell>
          <table:table-cell table:formula="of:=[$'source book'.D102]" office:value-type="float" office:value="1">
            <text:p>1</text:p>
          </table:table-cell>
          <table:table-cell table:formula="of:=[$'Schrepper-Clark stats'.D51]" office:value-type="float" office:value="1">
            <text:p>1</text:p>
          </table:table-cell>
          <table:table-cell table:formula="of:=[.C54]-[.B54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16">
            <text:p>1916</text:p>
          </table:table-cell>
          <table:table-cell table:formula="of:=[$'source book'.D103]" office:value-type="float" office:value="4">
            <text:p>4</text:p>
          </table:table-cell>
          <table:table-cell table:formula="of:=[$'Schrepper-Clark stats'.D52]" office:value-type="float" office:value="4">
            <text:p>4</text:p>
          </table:table-cell>
          <table:table-cell table:formula="of:=[.C55]-[.B55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17">
            <text:p>1917</text:p>
          </table:table-cell>
          <table:table-cell table:formula="of:=[$'source book'.D104]" office:value-type="float" office:value="2">
            <text:p>2</text:p>
          </table:table-cell>
          <table:table-cell table:formula="of:=[$'Schrepper-Clark stats'.D53]" office:value-type="float" office:value="2">
            <text:p>2</text:p>
          </table:table-cell>
          <table:table-cell table:formula="of:=[.C56]-[.B56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18">
            <text:p>1918</text:p>
          </table:table-cell>
          <table:table-cell table:formula="of:=[$'source book'.D105]" office:value-type="float" office:value="2">
            <text:p>2</text:p>
          </table:table-cell>
          <table:table-cell table:formula="of:=[$'Schrepper-Clark stats'.D54]" office:value-type="float" office:value="2">
            <text:p>2</text:p>
          </table:table-cell>
          <table:table-cell table:formula="of:=[.C57]-[.B57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19">
            <text:p>1919</text:p>
          </table:table-cell>
          <table:table-cell table:formula="of:=[$'source book'.D106]" office:value-type="float" office:value="1">
            <text:p>1</text:p>
          </table:table-cell>
          <table:table-cell table:formula="of:=[$'Schrepper-Clark stats'.D55]" office:value-type="float" office:value="1">
            <text:p>1</text:p>
          </table:table-cell>
          <table:table-cell table:formula="of:=[.C58]-[.B58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20">
            <text:p>1920</text:p>
          </table:table-cell>
          <table:table-cell table:formula="of:=[$'source book'.D107]" office:value-type="float" office:value="1">
            <text:p>1</text:p>
          </table:table-cell>
          <table:table-cell table:formula="of:=[$'Schrepper-Clark stats'.D56]" office:value-type="float" office:value="1">
            <text:p>1</text:p>
          </table:table-cell>
          <table:table-cell table:formula="of:=[.C59]-[.B59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21">
            <text:p>1921</text:p>
          </table:table-cell>
          <table:table-cell table:formula="of:=[$'source book'.D108]" office:value-type="float" office:value="0">
            <text:p>0</text:p>
          </table:table-cell>
          <table:table-cell table:formula="of:=[$'Schrepper-Clark stats'.D57]" office:value-type="float" office:value="0">
            <text:p>0</text:p>
          </table:table-cell>
          <table:table-cell table:formula="of:=[.C60]-[.B60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22">
            <text:p>1922</text:p>
          </table:table-cell>
          <table:table-cell table:formula="of:=[$'source book'.D109]" office:value-type="float" office:value="3">
            <text:p>3</text:p>
          </table:table-cell>
          <table:table-cell table:formula="of:=[$'Schrepper-Clark stats'.D58]" office:value-type="float" office:value="2">
            <text:p>2</text:p>
          </table:table-cell>
          <table:table-cell table:formula="of:=[.C61]-[.B61]" office:value-type="float" office:value="-1">
            <text:p>-1</text:p>
          </table:table-cell>
          <table:table-cell table:number-columns-repeated="1020"/>
        </table:table-row>
        <table:table-row table:style-name="ro1">
          <table:table-cell office:value-type="float" office:value="1923">
            <text:p>1923</text:p>
          </table:table-cell>
          <table:table-cell table:formula="of:=[$'source book'.D110]" office:value-type="float" office:value="0">
            <text:p>0</text:p>
          </table:table-cell>
          <table:table-cell table:formula="of:=[$'Schrepper-Clark stats'.D59]" office:value-type="float" office:value="1">
            <text:p>1</text:p>
          </table:table-cell>
          <table:table-cell table:formula="of:=[.C62]-[.B62]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1924">
            <text:p>1924</text:p>
          </table:table-cell>
          <table:table-cell table:formula="of:=[$'source book'.D111]" office:value-type="float" office:value="3">
            <text:p>3</text:p>
          </table:table-cell>
          <table:table-cell table:formula="of:=[$'Schrepper-Clark stats'.D60]" office:value-type="float" office:value="3">
            <text:p>3</text:p>
          </table:table-cell>
          <table:table-cell table:formula="of:=[.C63]-[.B63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25">
            <text:p>1925</text:p>
          </table:table-cell>
          <table:table-cell table:formula="of:=[$'source book'.D112]" office:value-type="float" office:value="0">
            <text:p>0</text:p>
          </table:table-cell>
          <table:table-cell table:formula="of:=[$'Schrepper-Clark stats'.D61]" office:value-type="float" office:value="0">
            <text:p>0</text:p>
          </table:table-cell>
          <table:table-cell table:formula="of:=[.C64]-[.B64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26">
            <text:p>1926</text:p>
          </table:table-cell>
          <table:table-cell table:formula="of:=[$'source book'.D113]" office:value-type="float" office:value="3">
            <text:p>3</text:p>
          </table:table-cell>
          <table:table-cell table:formula="of:=[$'Schrepper-Clark stats'.D62]" office:value-type="float" office:value="3">
            <text:p>3</text:p>
          </table:table-cell>
          <table:table-cell table:formula="of:=[.C65]-[.B65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27">
            <text:p>1927</text:p>
          </table:table-cell>
          <table:table-cell table:formula="of:=[$'source book'.D114]" office:value-type="float" office:value="3">
            <text:p>3</text:p>
          </table:table-cell>
          <table:table-cell table:formula="of:=[$'Schrepper-Clark stats'.D63]" office:value-type="float" office:value="2">
            <text:p>2</text:p>
          </table:table-cell>
          <table:table-cell table:formula="of:=[.C66]-[.B66]" office:value-type="float" office:value="-1">
            <text:p>-1</text:p>
          </table:table-cell>
          <table:table-cell table:number-columns-repeated="1020"/>
        </table:table-row>
        <table:table-row table:style-name="ro1">
          <table:table-cell office:value-type="float" office:value="1928">
            <text:p>1928</text:p>
          </table:table-cell>
          <table:table-cell table:formula="of:=[$'source book'.D115]" office:value-type="float" office:value="0">
            <text:p>0</text:p>
          </table:table-cell>
          <table:table-cell table:formula="of:=[$'Schrepper-Clark stats'.D64]" office:value-type="float" office:value="2">
            <text:p>2</text:p>
          </table:table-cell>
          <table:table-cell table:formula="of:=[.C67]-[.B67]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1929">
            <text:p>1929</text:p>
          </table:table-cell>
          <table:table-cell table:formula="of:=[$'source book'.D116]" office:value-type="float" office:value="1">
            <text:p>1</text:p>
          </table:table-cell>
          <table:table-cell table:formula="of:=[$'Schrepper-Clark stats'.D65]" office:value-type="float" office:value="1">
            <text:p>1</text:p>
          </table:table-cell>
          <table:table-cell table:formula="of:=[.C68]-[.B68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30">
            <text:p>1930</text:p>
          </table:table-cell>
          <table:table-cell table:formula="of:=[$'source book'.D117]" office:value-type="float" office:value="1">
            <text:p>1</text:p>
          </table:table-cell>
          <table:table-cell table:formula="of:=[$'Schrepper-Clark stats'.D66]" office:value-type="float" office:value="1">
            <text:p>1</text:p>
          </table:table-cell>
          <table:table-cell table:formula="of:=[.C69]-[.B69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31">
            <text:p>1931</text:p>
          </table:table-cell>
          <table:table-cell table:formula="of:=[$'source book'.D118]" office:value-type="float" office:value="1">
            <text:p>1</text:p>
          </table:table-cell>
          <table:table-cell table:formula="of:=[$'Schrepper-Clark stats'.D67]" office:value-type="float" office:value="1">
            <text:p>1</text:p>
          </table:table-cell>
          <table:table-cell table:formula="of:=[.C70]-[.B70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32">
            <text:p>1932</text:p>
          </table:table-cell>
          <table:table-cell table:formula="of:=[$'source book'.D119]" office:value-type="float" office:value="3">
            <text:p>3</text:p>
          </table:table-cell>
          <table:table-cell table:formula="of:=[$'Schrepper-Clark stats'.D68]" office:value-type="float" office:value="3">
            <text:p>3</text:p>
          </table:table-cell>
          <table:table-cell table:formula="of:=[.C71]-[.B71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33">
            <text:p>1933</text:p>
          </table:table-cell>
          <table:table-cell table:formula="of:=[$'source book'.D120]" office:value-type="float" office:value="2">
            <text:p>2</text:p>
          </table:table-cell>
          <table:table-cell table:formula="of:=[$'Schrepper-Clark stats'.D69]" office:value-type="float" office:value="0">
            <text:p>0</text:p>
          </table:table-cell>
          <table:table-cell table:formula="of:=[.C72]-[.B72]" office:value-type="float" office:value="-2">
            <text:p>-2</text:p>
          </table:table-cell>
          <table:table-cell table:number-columns-repeated="1020"/>
        </table:table-row>
        <table:table-row table:style-name="ro1">
          <table:table-cell office:value-type="float" office:value="1934">
            <text:p>1934</text:p>
          </table:table-cell>
          <table:table-cell table:formula="of:=[$'source book'.D121]" office:value-type="float" office:value="0">
            <text:p>0</text:p>
          </table:table-cell>
          <table:table-cell table:formula="of:=[$'Schrepper-Clark stats'.D70]" office:value-type="float" office:value="0">
            <text:p>0</text:p>
          </table:table-cell>
          <table:table-cell table:formula="of:=[.C73]-[.B73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35">
            <text:p>1935</text:p>
          </table:table-cell>
          <table:table-cell table:formula="of:=[$'source book'.D122]" office:value-type="float" office:value="0">
            <text:p>0</text:p>
          </table:table-cell>
          <table:table-cell table:formula="of:=[$'Schrepper-Clark stats'.D71]" office:value-type="float" office:value="0">
            <text:p>0</text:p>
          </table:table-cell>
          <table:table-cell table:formula="of:=[.C74]-[.B74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36">
            <text:p>1936</text:p>
          </table:table-cell>
          <table:table-cell table:formula="of:=[$'source book'.D123]" office:value-type="float" office:value="2">
            <text:p>2</text:p>
          </table:table-cell>
          <table:table-cell table:formula="of:=[$'Schrepper-Clark stats'.D72]" office:value-type="float" office:value="4">
            <text:p>4</text:p>
          </table:table-cell>
          <table:table-cell table:formula="of:=[.C75]-[.B75]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1937">
            <text:p>1937</text:p>
          </table:table-cell>
          <table:table-cell table:formula="of:=[$'source book'.D124]" office:value-type="float" office:value="0">
            <text:p>0</text:p>
          </table:table-cell>
          <table:table-cell table:formula="of:=[$'Schrepper-Clark stats'.D73]" office:value-type="float" office:value="0">
            <text:p>0</text:p>
          </table:table-cell>
          <table:table-cell table:formula="of:=[.C76]-[.B76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38">
            <text:p>1938</text:p>
          </table:table-cell>
          <table:table-cell table:formula="of:=[$'source book'.D125]" office:value-type="float" office:value="1">
            <text:p>1</text:p>
          </table:table-cell>
          <table:table-cell table:formula="of:=[$'Schrepper-Clark stats'.D74]" office:value-type="float" office:value="2">
            <text:p>2</text:p>
          </table:table-cell>
          <table:table-cell table:formula="of:=[.C77]-[.B77]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1939">
            <text:p>1939</text:p>
          </table:table-cell>
          <table:table-cell table:formula="of:=[$'source book'.D126]" office:value-type="float" office:value="2">
            <text:p>2</text:p>
          </table:table-cell>
          <table:table-cell table:formula="of:=[$'Schrepper-Clark stats'.D75]" office:value-type="float" office:value="3">
            <text:p>3</text:p>
          </table:table-cell>
          <table:table-cell table:formula="of:=[.C78]-[.B78]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1940">
            <text:p>1940</text:p>
          </table:table-cell>
          <table:table-cell table:formula="of:=[$'source book'.D127]" office:value-type="float" office:value="1">
            <text:p>1</text:p>
          </table:table-cell>
          <table:table-cell table:formula="of:=[$'Schrepper-Clark stats'.D76]" office:value-type="float" office:value="0">
            <text:p>0</text:p>
          </table:table-cell>
          <table:table-cell table:formula="of:=[.C79]-[.B79]" office:value-type="float" office:value="-1">
            <text:p>-1</text:p>
          </table:table-cell>
          <table:table-cell table:number-columns-repeated="1020"/>
        </table:table-row>
        <table:table-row table:style-name="ro1">
          <table:table-cell office:value-type="float" office:value="1941">
            <text:p>1941</text:p>
          </table:table-cell>
          <table:table-cell table:formula="of:=[$'source book'.D128]" office:value-type="float" office:value="1">
            <text:p>1</text:p>
          </table:table-cell>
          <table:table-cell table:formula="of:=[$'Schrepper-Clark stats'.D77]" office:value-type="float" office:value="1">
            <text:p>1</text:p>
          </table:table-cell>
          <table:table-cell table:formula="of:=[.C80]-[.B80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42">
            <text:p>1942</text:p>
          </table:table-cell>
          <table:table-cell table:formula="of:=[$'source book'.D129]" office:value-type="float" office:value="0">
            <text:p>0</text:p>
          </table:table-cell>
          <table:table-cell table:formula="of:=[$'Schrepper-Clark stats'.D78]" office:value-type="float" office:value="1">
            <text:p>1</text:p>
          </table:table-cell>
          <table:table-cell table:formula="of:=[.C81]-[.B81]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1943">
            <text:p>1943</text:p>
          </table:table-cell>
          <table:table-cell table:formula="of:=[$'source book'.D130]" office:value-type="float" office:value="0">
            <text:p>0</text:p>
          </table:table-cell>
          <table:table-cell table:formula="of:=[$'Schrepper-Clark stats'.D79]" office:value-type="float" office:value="0">
            <text:p>0</text:p>
          </table:table-cell>
          <table:table-cell table:formula="of:=[.C82]-[.B82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44">
            <text:p>1944</text:p>
          </table:table-cell>
          <table:table-cell table:formula="of:=[$'source book'.D131]" office:value-type="float" office:value="1">
            <text:p>1</text:p>
          </table:table-cell>
          <table:table-cell table:formula="of:=[$'Schrepper-Clark stats'.D80]" office:value-type="float" office:value="1">
            <text:p>1</text:p>
          </table:table-cell>
          <table:table-cell table:formula="of:=[.C83]-[.B83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45">
            <text:p>1945</text:p>
          </table:table-cell>
          <table:table-cell table:formula="of:=[$'source book'.D132]" office:value-type="float" office:value="0">
            <text:p>0</text:p>
          </table:table-cell>
          <table:table-cell table:formula="of:=[$'Schrepper-Clark stats'.D81]" office:value-type="float" office:value="0">
            <text:p>0</text:p>
          </table:table-cell>
          <table:table-cell table:formula="of:=[.C84]-[.B84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46">
            <text:p>1946</text:p>
          </table:table-cell>
          <table:table-cell table:formula="of:=[$'source book'.D133]" office:value-type="float" office:value="2">
            <text:p>2</text:p>
          </table:table-cell>
          <table:table-cell table:formula="of:=[$'Schrepper-Clark stats'.D82]" office:value-type="float" office:value="2">
            <text:p>2</text:p>
          </table:table-cell>
          <table:table-cell table:formula="of:=[.C85]-[.B85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47">
            <text:p>1947</text:p>
          </table:table-cell>
          <table:table-cell table:formula="of:=[$'source book'.D134]" office:value-type="float" office:value="0">
            <text:p>0</text:p>
          </table:table-cell>
          <table:table-cell table:formula="of:=[$'Schrepper-Clark stats'.D83]" office:value-type="float" office:value="0">
            <text:p>0</text:p>
          </table:table-cell>
          <table:table-cell table:formula="of:=[.C86]-[.B86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48">
            <text:p>1948</text:p>
          </table:table-cell>
          <table:table-cell table:formula="of:=[$'source book'.D135]" office:value-type="float" office:value="0">
            <text:p>0</text:p>
          </table:table-cell>
          <table:table-cell table:formula="of:=[$'Schrepper-Clark stats'.D84]" office:value-type="float" office:value="0">
            <text:p>0</text:p>
          </table:table-cell>
          <table:table-cell table:formula="of:=[.C87]-[.B87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49">
            <text:p>1949</text:p>
          </table:table-cell>
          <table:table-cell table:formula="of:=[$'source book'.D136]" office:value-type="float" office:value="1">
            <text:p>1</text:p>
          </table:table-cell>
          <table:table-cell table:formula="of:=[$'Schrepper-Clark stats'.D85]" office:value-type="float" office:value="0">
            <text:p>0</text:p>
          </table:table-cell>
          <table:table-cell table:formula="of:=[.C88]-[.B88]" office:value-type="float" office:value="-1">
            <text:p>-1</text:p>
          </table:table-cell>
          <table:table-cell table:number-columns-repeated="1020"/>
        </table:table-row>
        <table:table-row table:style-name="ro1">
          <table:table-cell office:value-type="float" office:value="1950">
            <text:p>1950</text:p>
          </table:table-cell>
          <table:table-cell table:formula="of:=[$'source book'.D137]" office:value-type="float" office:value="3">
            <text:p>3</text:p>
          </table:table-cell>
          <table:table-cell table:formula="of:=[$'Schrepper-Clark stats'.D86]" office:value-type="float" office:value="1">
            <text:p>1</text:p>
          </table:table-cell>
          <table:table-cell table:formula="of:=[.C89]-[.B89]" office:value-type="float" office:value="-2">
            <text:p>-2</text:p>
          </table:table-cell>
          <table:table-cell table:number-columns-repeated="1020"/>
        </table:table-row>
        <table:table-row table:style-name="ro1">
          <table:table-cell office:value-type="float" office:value="1951">
            <text:p>1951</text:p>
          </table:table-cell>
          <table:table-cell table:formula="of:=[$'source book'.D138]" office:value-type="float" office:value="4">
            <text:p>4</text:p>
          </table:table-cell>
          <table:table-cell table:formula="of:=[$'Schrepper-Clark stats'.D87]" office:value-type="float" office:value="3">
            <text:p>3</text:p>
          </table:table-cell>
          <table:table-cell table:formula="of:=[.C90]-[.B90]" office:value-type="float" office:value="-1">
            <text:p>-1</text:p>
          </table:table-cell>
          <table:table-cell table:number-columns-repeated="1020"/>
        </table:table-row>
        <table:table-row table:style-name="ro1">
          <table:table-cell office:value-type="float" office:value="1952">
            <text:p>1952</text:p>
          </table:table-cell>
          <table:table-cell table:formula="of:=[$'source book'.D139]" office:value-type="float" office:value="1">
            <text:p>1</text:p>
          </table:table-cell>
          <table:table-cell table:formula="of:=[$'Schrepper-Clark stats'.D88]" office:value-type="float" office:value="3">
            <text:p>3</text:p>
          </table:table-cell>
          <table:table-cell table:formula="of:=[.C91]-[.B91]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1953">
            <text:p>1953</text:p>
          </table:table-cell>
          <table:table-cell table:formula="of:=[$'source book'.D140]" office:value-type="float" office:value="0">
            <text:p>0</text:p>
          </table:table-cell>
          <table:table-cell table:formula="of:=[$'Schrepper-Clark stats'.D89]" office:value-type="float" office:value="1">
            <text:p>1</text:p>
          </table:table-cell>
          <table:table-cell table:formula="of:=[.C92]-[.B92]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1954">
            <text:p>1954</text:p>
          </table:table-cell>
          <table:table-cell table:formula="of:=[$'source book'.D141]" office:value-type="float" office:value="0">
            <text:p>0</text:p>
          </table:table-cell>
          <table:table-cell table:formula="of:=[$'Schrepper-Clark stats'.D90]" office:value-type="float" office:value="0">
            <text:p>0</text:p>
          </table:table-cell>
          <table:table-cell table:formula="of:=[.C93]-[.B93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55">
            <text:p>1955</text:p>
          </table:table-cell>
          <table:table-cell table:formula="of:=[$'source book'.D142]" office:value-type="float" office:value="0">
            <text:p>0</text:p>
          </table:table-cell>
          <table:table-cell table:formula="of:=[$'Schrepper-Clark stats'.D91]" office:value-type="float" office:value="0">
            <text:p>0</text:p>
          </table:table-cell>
          <table:table-cell table:formula="of:=[.C94]-[.B94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56">
            <text:p>1956</text:p>
          </table:table-cell>
          <table:table-cell table:formula="of:=[$'source book'.D143]" office:value-type="float" office:value="1">
            <text:p>1</text:p>
          </table:table-cell>
          <table:table-cell table:formula="of:=[$'Schrepper-Clark stats'.D92]" office:value-type="float" office:value="1">
            <text:p>1</text:p>
          </table:table-cell>
          <table:table-cell table:formula="of:=[.C95]-[.B95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57">
            <text:p>1957</text:p>
          </table:table-cell>
          <table:table-cell table:formula="of:=[$'source book'.D144]" office:value-type="float" office:value="0">
            <text:p>0</text:p>
          </table:table-cell>
          <table:table-cell table:formula="of:=[$'Schrepper-Clark stats'.D93]" office:value-type="float" office:value="0">
            <text:p>0</text:p>
          </table:table-cell>
          <table:table-cell table:formula="of:=[.C96]-[.B96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58">
            <text:p>1958</text:p>
          </table:table-cell>
          <table:table-cell table:formula="of:=[$'source book'.D145]" office:value-type="float" office:value="1">
            <text:p>1</text:p>
          </table:table-cell>
          <table:table-cell table:formula="of:=[$'Schrepper-Clark stats'.D94]" office:value-type="float" office:value="1">
            <text:p>1</text:p>
          </table:table-cell>
          <table:table-cell table:formula="of:=[.C97]-[.B97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59">
            <text:p>1959</text:p>
          </table:table-cell>
          <table:table-cell table:formula="of:=[$'source book'.D146]" office:value-type="float" office:value="0">
            <text:p>0</text:p>
          </table:table-cell>
          <table:table-cell table:formula="of:=[$'Schrepper-Clark stats'.D95]" office:value-type="float" office:value="0">
            <text:p>0</text:p>
          </table:table-cell>
          <table:table-cell table:formula="of:=[.C98]-[.B98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60">
            <text:p>1960</text:p>
          </table:table-cell>
          <table:table-cell table:formula="of:=[$'source book'.D147]" office:value-type="float" office:value="1">
            <text:p>1</text:p>
          </table:table-cell>
          <table:table-cell table:formula="of:=[$'Schrepper-Clark stats'.D96]" office:value-type="float" office:value="1">
            <text:p>1</text:p>
          </table:table-cell>
          <table:table-cell table:formula="of:=[.C99]-[.B99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61">
            <text:p>1961</text:p>
          </table:table-cell>
          <table:table-cell table:formula="of:=[$'source book'.D148]" office:value-type="float" office:value="1">
            <text:p>1</text:p>
          </table:table-cell>
          <table:table-cell table:formula="of:=[$'Schrepper-Clark stats'.D97]" office:value-type="float" office:value="1">
            <text:p>1</text:p>
          </table:table-cell>
          <table:table-cell table:formula="of:=[.C100]-[.B100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62">
            <text:p>1962</text:p>
          </table:table-cell>
          <table:table-cell table:formula="of:=[$'source book'.D149]" office:value-type="float" office:value="0">
            <text:p>0</text:p>
          </table:table-cell>
          <table:table-cell table:formula="of:=[$'Schrepper-Clark stats'.D98]" office:value-type="float" office:value="0">
            <text:p>0</text:p>
          </table:table-cell>
          <table:table-cell table:formula="of:=[.C101]-[.B101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63">
            <text:p>1963</text:p>
          </table:table-cell>
          <table:table-cell table:formula="of:=[$'source book'.D150]" office:value-type="float" office:value="1">
            <text:p>1</text:p>
          </table:table-cell>
          <table:table-cell table:formula="of:=[$'Schrepper-Clark stats'.D99]" office:value-type="float" office:value="0">
            <text:p>0</text:p>
          </table:table-cell>
          <table:table-cell table:formula="of:=[.C102]-[.B102]" office:value-type="float" office:value="-1">
            <text:p>-1</text:p>
          </table:table-cell>
          <table:table-cell table:number-columns-repeated="1020"/>
        </table:table-row>
        <table:table-row table:style-name="ro1">
          <table:table-cell office:value-type="float" office:value="1964">
            <text:p>1964</text:p>
          </table:table-cell>
          <table:table-cell table:formula="of:=[$'source book'.D151]" office:value-type="float" office:value="2">
            <text:p>2</text:p>
          </table:table-cell>
          <table:table-cell table:formula="of:=[$'Schrepper-Clark stats'.D100]" office:value-type="float" office:value="3">
            <text:p>3</text:p>
          </table:table-cell>
          <table:table-cell table:formula="of:=[.C103]-[.B103]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1965">
            <text:p>1965</text:p>
          </table:table-cell>
          <table:table-cell table:formula="of:=[$'source book'.D152]" office:value-type="float" office:value="0">
            <text:p>0</text:p>
          </table:table-cell>
          <table:table-cell table:formula="of:=[$'Schrepper-Clark stats'.D101]" office:value-type="float" office:value="0">
            <text:p>0</text:p>
          </table:table-cell>
          <table:table-cell table:formula="of:=[.C104]-[.B104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66">
            <text:p>1966</text:p>
          </table:table-cell>
          <table:table-cell table:formula="of:=[$'source book'.D153]" office:value-type="float" office:value="0">
            <text:p>0</text:p>
          </table:table-cell>
          <table:table-cell table:formula="of:=[$'Schrepper-Clark stats'.D102]" office:value-type="float" office:value="0">
            <text:p>0</text:p>
          </table:table-cell>
          <table:table-cell table:formula="of:=[.C105]-[.B105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67">
            <text:p>1967</text:p>
          </table:table-cell>
          <table:table-cell table:formula="of:=[$'source book'.D154]" office:value-type="float" office:value="1">
            <text:p>1</text:p>
          </table:table-cell>
          <table:table-cell table:formula="of:=[$'Schrepper-Clark stats'.D103]" office:value-type="float" office:value="1">
            <text:p>1</text:p>
          </table:table-cell>
          <table:table-cell table:formula="of:=[.C106]-[.B106]" office:value-type="float" office:value="0">
            <text:p>0</text:p>
          </table:table-cell>
          <table:table-cell table:number-columns-repeated="1020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hrepper-Clark list" table:style-name="ta4" table:print="false"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ce1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" table:number-columns-repeated="3" table:default-cell-style-name="Excel_20_Built-in_20_Normal"/>
        <table:table-column table:style-name="co4" table:default-cell-style-name="Excel_20_Built-in_20_Normal"/>
        <table:table-column table:style-name="co16" table:default-cell-style-name="Excel_20_Built-in_20_Normal"/>
        <table:table-column table:style-name="co1" table:number-columns-repeated="1011" table:default-cell-style-name="Excel_20_Built-in_20_Normal"/>
        <table:table-row table:style-name="ro1">
          <table:table-cell office:value-type="string">
            <text:p>lid</text:p>
          </table:table-cell>
          <table:table-cell office:value-type="string">
            <text:p>sex</text:p>
          </table:table-cell>
          <table:table-cell office:value-type="string">
            <text:p>person</text:p>
          </table:table-cell>
          <table:table-cell office:value-type="string">
            <text:p>age</text:p>
          </table:table-cell>
          <table:table-cell office:value-type="string">
            <text:p>age-rev</text:p>
          </table:table-cell>
          <table:table-cell office:value-type="string">
            <text:p>race</text:p>
          </table:table-cell>
          <table:table-cell office:value-type="string">
            <text:p>state / territory</text:p>
          </table:table-cell>
          <table:table-cell office:value-type="string">
            <text:p>city</text:p>
          </table:table-cell>
          <table:table-cell office:value-type="string">
            <text:p>day-executed</text:p>
          </table:table-cell>
          <table:table-cell office:value-type="string">
            <text:p>month-executed</text:p>
          </table:table-cell>
          <table:table-cell office:value-type="string">
            <text:p>year-executed</text:p>
          </table:table-cell>
          <table:table-cell/>
          <table:table-cell office:value-type="string">
            <text:p>source and note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le</text:p>
          </table:table-cell>
          <table:table-cell office:value-type="string">
            <text:p>Gee Lee </text:p>
          </table:table-cell>
          <table:table-cell table:number-columns-repeated="2" office:value-type="float" office:value="37">
            <text:p>37</text:p>
          </table:table-cell>
          <table:table-cell office:value-type="string">
            <text:p>Asian</text:p>
          </table:table-cell>
          <table:table-cell office:value-type="string">
            <text:p>Queensland</text:p>
          </table:table-cell>
          <table:table-cell office:value-type="string">
            <text:p>Toowoomba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870">
            <text:p>1870</text:p>
          </table:table-cell>
          <table:table-cell/>
          <table:table-cell office:value-type="string">
            <text:p>Christian Schrepper's compilation, posted at Capital Punishment UK</text:p>
          </table:table-cell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le</text:p>
          </table:table-cell>
          <table:table-cell office:value-type="string">
            <text:p>Whitton, Jacky 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Aborigine</text:p>
          </table:table-cell>
          <table:table-cell office:value-type="string">
            <text:p>Queensland</text:p>
          </table:table-cell>
          <table:table-cell office:value-type="string">
            <text:p>Toowoomba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870">
            <text:p>1870</text:p>
          </table:table-cell>
          <table:table-cell/>
          <table:table-cell office:value-type="string">
            <text:p>http://www.capitalpunishmentuk.org/aus1900.html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le</text:p>
          </table:table-cell>
          <table:table-cell office:value-type="string">
            <text:p>Prendergast, William </text:p>
          </table:table-cell>
          <table:table-cell table:number-columns-repeated="2" office:value-type="float" office:value="28">
            <text:p>28</text:p>
          </table:table-cell>
          <table:table-cell office:value-type="string">
            <text:p>White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870">
            <text:p>1870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le</text:p>
          </table:table-cell>
          <table:table-cell office:value-type="string">
            <text:p>Ah Pew </text:p>
          </table:table-cell>
          <table:table-cell office:value-type="string">
            <text:p>unknown</text:p>
          </table:table-cell>
          <table:table-cell/>
          <table:table-cell office:value-type="string">
            <text:p>Asian</text:p>
          </table:table-cell>
          <table:table-cell office:value-type="string">
            <text:p>Victoria</text:p>
          </table:table-cell>
          <table:table-cell office:value-type="string">
            <text:p>Castlemaine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870">
            <text:p>1870</text:p>
          </table:table-cell>
          <table:table-cell/>
          <table:table-cell office:value-type="string">
            <text:p>age is age at date of execution</text:p>
          </table:table-cell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le</text:p>
          </table:table-cell>
          <table:table-cell office:value-type="string">
            <text:p>Regan, John </text:p>
          </table:table-cell>
          <table:table-cell table:number-columns-repeated="2" office:value-type="float" office:value="46">
            <text:p>46</text:p>
          </table:table-cell>
          <table:table-cell office:value-type="string">
            <text:p>White</text:p>
          </table:table-cell>
          <table:table-cell office:value-type="string">
            <text:p>Tasmania</text:p>
          </table:table-cell>
          <table:table-cell office:value-type="string">
            <text:p>Launceston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1870">
            <text:p>1870</text:p>
          </table:table-cell>
          <table:table-cell/>
          <table:table-cell office:value-type="string">
            <text:p>state / territory and city indicate location of execution</text:p>
          </table:table-cell>
          <table:table-cell table:number-columns-repeated="101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le</text:p>
          </table:table-cell>
          <table:table-cell office:value-type="string">
            <text:p>Smith, Patrick </text:p>
          </table:table-cell>
          <table:table-cell table:number-columns-repeated="2" office:value-type="float" office:value="36">
            <text:p>36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Melbourne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870">
            <text:p>1870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ale</text:p>
          </table:table-cell>
          <table:table-cell office:value-type="string">
            <text:p>Vair, Andrew 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Ararat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870">
            <text:p>1870</text:p>
          </table:table-cell>
          <table:table-cell/>
          <table:table-cell office:value-type="string">
            <text:p>For extensive case details, see source.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ale</text:p>
          </table:table-cell>
          <table:table-cell office:value-type="string">
            <text:p>Brown, William 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White</text:p>
          </table:table-cell>
          <table:table-cell office:value-type="string">
            <text:p>Queensland</text:p>
          </table:table-cell>
          <table:table-cell office:value-type="string">
            <text:p>Toowoomba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1870">
            <text:p>1870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ale</text:p>
          </table:table-cell>
          <table:table-cell office:value-type="string">
            <text:p>Cusack, James 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Melbourne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870">
            <text:p>1870</text:p>
          </table:table-cell>
          <table:table-cell/>
          <table:table-cell office:value-type="string">
            <text:p>Repository:</text:p>
          </table:table-cell>
          <table:table-cell table:number-columns-repeated="101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le</text:p>
          </table:table-cell>
          <table:table-cell office:value-type="string">
            <text:p>Seery, James 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Melbourne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870">
            <text:p>1870</text:p>
          </table:table-cell>
          <table:table-cell/>
          <table:table-cell office:value-type="string">
            <text:p>http://acrosswalls.org/datasets/</text:p>
          </table:table-cell>
          <table:table-cell table:number-columns-repeated="101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le</text:p>
          </table:table-cell>
          <table:table-cell office:value-type="string">
            <text:p>Ross, Donald </text:p>
          </table:table-cell>
          <table:table-cell table:number-columns-repeated="2" office:value-type="float" office:value="26">
            <text:p>26</text:p>
          </table:table-cell>
          <table:table-cell office:value-type="string">
            <text:p>White</text:p>
          </table:table-cell>
          <table:table-cell office:value-type="string">
            <text:p>Queensland</text:p>
          </table:table-cell>
          <table:table-cell office:value-type="string">
            <text:p>Rockhampton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870">
            <text:p>1870</text:p>
          </table:table-cell>
          <table:table-cell/>
          <table:table-cell office:value-type="string">
            <text:p>Version: 1.0</text:p>
          </table:table-cell>
          <table:table-cell table:number-columns-repeated="101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ale</text:p>
          </table:table-cell>
          <table:table-cell office:value-type="string">
            <text:p>Campbell, Robert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Wagga Wagga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71">
            <text:p>1871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ale</text:p>
          </table:table-cell>
          <table:table-cell office:value-type="string">
            <text:p>Fannin, James </text:p>
          </table:table-cell>
          <table:table-cell table:number-columns-repeated="2" office:value-type="float" office:value="40">
            <text:p>40</text:p>
          </table:table-cell>
          <table:table-cell office:value-type="string">
            <text:p>White</text:p>
          </table:table-cell>
          <table:table-cell office:value-type="string">
            <text:p>Western Australia</text:p>
          </table:table-cell>
          <table:table-cell office:value-type="string">
            <text:p>Perth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871">
            <text:p>1871</text:p>
          </table:table-cell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ale</text:p>
          </table:table-cell>
          <table:table-cell office:value-type="string">
            <text:p>George </text:p>
          </table:table-cell>
          <table:table-cell office:value-type="string">
            <text:p>unknown</text:p>
          </table:table-cell>
          <table:table-cell/>
          <table:table-cell office:value-type="string">
            <text:p>Aborigine</text:p>
          </table:table-cell>
          <table:table-cell office:value-type="string">
            <text:p>Queensland</text:p>
          </table:table-cell>
          <table:table-cell office:value-type="string">
            <text:p>Rockhampton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871">
            <text:p>1871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le</text:p>
          </table:table-cell>
          <table:table-cell office:value-type="string">
            <text:p>Chong Gow </text:p>
          </table:table-cell>
          <table:table-cell office:value-type="string">
            <text:p>unknown</text:p>
          </table:table-cell>
          <table:table-cell/>
          <table:table-cell office:value-type="string">
            <text:p>Asian</text:p>
          </table:table-cell>
          <table:table-cell office:value-type="string">
            <text:p>New South Wales</text:p>
          </table:table-cell>
          <table:table-cell office:value-type="string">
            <text:p>Deniliquin</text:p>
          </table:table-cell>
          <table:table-cell table:number-columns-repeated="2" office:value-type="float" office:value="6">
            <text:p>6</text:p>
          </table:table-cell>
          <table:table-cell office:value-type="float" office:value="1871">
            <text:p>1871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female</text:p>
          </table:table-cell>
          <table:table-cell office:value-type="string">
            <text:p>Cody, Margaret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Western Australia</text:p>
          </table:table-cell>
          <table:table-cell office:value-type="string">
            <text:p>Perth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871">
            <text:p>1871</text:p>
          </table:table-cell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le</text:p>
          </table:table-cell>
          <table:table-cell office:value-type="string">
            <text:p>Davis, William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Western Australia</text:p>
          </table:table-cell>
          <table:table-cell office:value-type="string">
            <text:p>Perth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871">
            <text:p>1871</text:p>
          </table:table-cell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ale</text:p>
          </table:table-cell>
          <table:table-cell office:value-type="string">
            <text:p>Briley </text:p>
          </table:table-cell>
          <table:table-cell office:value-type="string">
            <text:p>unknown</text:p>
          </table:table-cell>
          <table:table-cell/>
          <table:table-cell office:value-type="string">
            <text:p>Aborigine</text:p>
          </table:table-cell>
          <table:table-cell office:value-type="string">
            <text:p>Western Australia</text:p>
          </table:table-cell>
          <table:table-cell office:value-type="string">
            <text:p>Perth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871">
            <text:p>1871</text:p>
          </table:table-cell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male</text:p>
          </table:table-cell>
          <table:table-cell office:value-type="string">
            <text:p>Noorbung </text:p>
          </table:table-cell>
          <table:table-cell office:value-type="string">
            <text:p>unknown</text:p>
          </table:table-cell>
          <table:table-cell/>
          <table:table-cell office:value-type="string">
            <text:p>Aborigine</text:p>
          </table:table-cell>
          <table:table-cell office:value-type="string">
            <text:p>Western Australia</text:p>
          </table:table-cell>
          <table:table-cell office:value-type="string">
            <text:p>Perth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871">
            <text:p>1871</text:p>
          </table:table-cell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ale</text:p>
          </table:table-cell>
          <table:table-cell office:value-type="string">
            <text:p>Quinn, James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Beechworth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871">
            <text:p>1871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ale</text:p>
          </table:table-cell>
          <table:table-cell office:value-type="string">
            <text:p>Jung, Carl </text:p>
          </table:table-cell>
          <table:table-cell table:number-columns-repeated="2" office:value-type="float" office:value="35">
            <text:p>35</text:p>
          </table:table-cell>
          <table:table-cell office:value-type="string">
            <text:p>White</text:p>
          </table:table-cell>
          <table:table-cell office:value-type="string">
            <text:p>South Australia</text:p>
          </table:table-cell>
          <table:table-cell office:value-type="string">
            <text:p>Mount Gambier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871">
            <text:p>1871</text:p>
          </table:table-cell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male</text:p>
          </table:table-cell>
          <table:table-cell office:value-type="string">
            <text:p>Geary, Patrick </text:p>
          </table:table-cell>
          <table:table-cell office:value-type="string">
            <text:p>about 50</text:p>
          </table:table-cell>
          <table:table-cell office:value-type="float" office:value="50">
            <text:p>50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Melbourne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871">
            <text:p>1871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ale</text:p>
          </table:table-cell>
          <table:table-cell office:value-type="string">
            <text:p>McMahon, Michael 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Maitland</text:p>
          </table:table-cell>
          <table:table-cell table:number-columns-repeated="2" office:value-type="float" office:value="12">
            <text:p>12</text:p>
          </table:table-cell>
          <table:table-cell office:value-type="float" office:value="1871">
            <text:p>1871</text:p>
          </table:table-cell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ale</text:p>
          </table:table-cell>
          <table:table-cell office:value-type="string">
            <text:p>Kelly, Thomas </text:p>
          </table:table-cell>
          <table:table-cell table:number-columns-repeated="2" office:value-type="float" office:value="27">
            <text:p>27</text:p>
          </table:table-cell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Sydne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72">
            <text:p>1872</text:p>
          </table:table-cell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ale</text:p>
          </table:table-cell>
          <table:table-cell office:value-type="string">
            <text:p>Charcoal </text:p>
          </table:table-cell>
          <table:table-cell office:value-type="string">
            <text:p>unknown</text:p>
          </table:table-cell>
          <table:table-cell/>
          <table:table-cell office:value-type="string">
            <text:p>Aborigine</text:p>
          </table:table-cell>
          <table:table-cell office:value-type="string">
            <text:p>Western Australia</text:p>
          </table:table-cell>
          <table:table-cell office:value-type="string">
            <text:p>Perth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872">
            <text:p>1872</text:p>
          </table:table-cell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ale</text:p>
          </table:table-cell>
          <table:table-cell office:value-type="string">
            <text:p>Tommy </text:p>
          </table:table-cell>
          <table:table-cell office:value-type="string">
            <text:p>unknown</text:p>
          </table:table-cell>
          <table:table-cell/>
          <table:table-cell office:value-type="string">
            <text:p>Aborigine</text:p>
          </table:table-cell>
          <table:table-cell office:value-type="string">
            <text:p>Western Australia</text:p>
          </table:table-cell>
          <table:table-cell office:value-type="string">
            <text:p>Perth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872">
            <text:p>1872</text:p>
          </table:table-cell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ale</text:p>
          </table:table-cell>
          <table:table-cell office:value-type="string">
            <text:p>Feeney, Edward </text:p>
          </table:table-cell>
          <table:table-cell table:number-columns-repeated="2" office:value-type="float" office:value="38">
            <text:p>38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Melbourne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872">
            <text:p>1872</text:p>
          </table:table-cell>
          <table:table-cell table:number-columns-repeated="101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ale</text:p>
          </table:table-cell>
          <table:table-cell office:value-type="string">
            <text:p>Wilkie, James </text:p>
          </table:table-cell>
          <table:table-cell table:number-columns-repeated="2" office:value-type="float" office:value="28">
            <text:p>28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Castlemaine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872">
            <text:p>1872</text:p>
          </table:table-cell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male</text:p>
          </table:table-cell>
          <table:table-cell office:value-type="string">
            <text:p>Dugald </text:p>
          </table:table-cell>
          <table:table-cell office:value-type="string">
            <text:p>about 22</text:p>
          </table:table-cell>
          <table:table-cell office:value-type="float" office:value="22">
            <text:p>22</text:p>
          </table:table-cell>
          <table:table-cell office:value-type="string">
            <text:p>Aborigine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1872">
            <text:p>1872</text:p>
          </table:table-cell>
          <table:table-cell table:number-columns-repeated="101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ale</text:p>
          </table:table-cell>
          <table:table-cell office:value-type="string">
            <text:p>Collins, Patrick </text:p>
          </table:table-cell>
          <table:table-cell table:number-columns-repeated="2" office:value-type="float" office:value="27">
            <text:p>27</text:p>
          </table:table-cell>
          <table:table-cell office:value-type="string">
            <text:p>White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872">
            <text:p>1872</text:p>
          </table:table-cell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male</text:p>
          </table:table-cell>
          <table:table-cell office:value-type="string">
            <text:p>Conn, John </text:p>
          </table:table-cell>
          <table:table-cell table:number-columns-repeated="2" office:value-type="float" office:value="59">
            <text:p>59</text:p>
          </table:table-cell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Bathurst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872">
            <text:p>1872</text:p>
          </table:table-cell>
          <table:table-cell table:number-columns-repeated="101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male</text:p>
          </table:table-cell>
          <table:table-cell office:value-type="string">
            <text:p>Lester, Alfred 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Sydney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872">
            <text:p>1872</text:p>
          </table:table-cell>
          <table:table-cell table:number-columns-repeated="101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male</text:p>
          </table:table-cell>
          <table:table-cell office:value-type="string">
            <text:p>Nichols, George Robert </text:p>
          </table:table-cell>
          <table:table-cell table:number-columns-repeated="2" office:value-type="float" office:value="36">
            <text:p>36</text:p>
          </table:table-cell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Sydney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872">
            <text:p>1872</text:p>
          </table:table-cell>
          <table:table-cell table:number-columns-repeated="101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male</text:p>
          </table:table-cell>
          <table:table-cell office:value-type="string">
            <text:p>McKean, Peter </text:p>
          </table:table-cell>
          <table:table-cell table:number-columns-repeated="2" office:value-type="float" office:value="43">
            <text:p>43</text:p>
          </table:table-cell>
          <table:table-cell office:value-type="string">
            <text:p>White</text:p>
          </table:table-cell>
          <table:table-cell office:value-type="string">
            <text:p>Western Australia</text:p>
          </table:table-cell>
          <table:table-cell office:value-type="string">
            <text:p>Albany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872">
            <text:p>1872</text:p>
          </table:table-cell>
          <table:table-cell table:number-columns-repeated="101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male</text:p>
          </table:table-cell>
          <table:table-cell office:value-type="string">
            <text:p>Wright, Samuel </text:p>
          </table:table-cell>
          <table:table-cell office:value-type="string">
            <text:p>unkown</text:p>
          </table:table-cell>
          <table:table-cell/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Castlemaine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873">
            <text:p>1873</text:p>
          </table:table-cell>
          <table:table-cell table:number-columns-repeated="101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male</text:p>
          </table:table-cell>
          <table:table-cell office:value-type="string">
            <text:p>McCrow, William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Sydney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873">
            <text:p>1873</text:p>
          </table:table-cell>
          <table:table-cell table:number-columns-repeated="101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male</text:p>
          </table:table-cell>
          <table:table-cell office:value-type="string">
            <text:p>Scource, Thomas </text:p>
          </table:table-cell>
          <table:table-cell office:value-type="string">
            <text:p>about 45</text:p>
          </table:table-cell>
          <table:table-cell office:value-type="float" office:value="45">
            <text:p>45</text:p>
          </table:table-cell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Sydney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873">
            <text:p>1873</text:p>
          </table:table-cell>
          <table:table-cell table:number-columns-repeated="101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le</text:p>
          </table:table-cell>
          <table:table-cell office:value-type="string">
            <text:p>Brady, Thomas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Beechworth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873">
            <text:p>1873</text:p>
          </table:table-cell>
          <table:table-cell table:number-columns-repeated="101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male</text:p>
          </table:table-cell>
          <table:table-cell office:value-type="string">
            <text:p>Smith, James </text:p>
          </table:table-cell>
          <table:table-cell office:value-type="string">
            <text:p>about 33</text:p>
          </table:table-cell>
          <table:table-cell office:value-type="float" office:value="33">
            <text:p>33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Beechworth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873">
            <text:p>1873</text:p>
          </table:table-cell>
          <table:table-cell table:number-columns-repeated="101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male</text:p>
          </table:table-cell>
          <table:table-cell office:value-type="string">
            <text:p>Borbun, Pierre </text:p>
          </table:table-cell>
          <table:table-cell office:value-type="string">
            <text:p>about 35</text:p>
          </table:table-cell>
          <table:table-cell office:value-type="float" office:value="35">
            <text:p>35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Castlemaine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873">
            <text:p>1873</text:p>
          </table:table-cell>
          <table:table-cell table:number-columns-repeated="101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male</text:p>
          </table:table-cell>
          <table:table-cell office:value-type="string">
            <text:p>Krauss, Wilhelm 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Sydney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873">
            <text:p>1873</text:p>
          </table:table-cell>
          <table:table-cell table:number-columns-repeated="1013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male</text:p>
          </table:table-cell>
          <table:table-cell office:value-type="string">
            <text:p>Wallace, Oscar </text:p>
          </table:table-cell>
          <table:table-cell office:value-type="string">
            <text:p>unknown</text:p>
          </table:table-cell>
          <table:table-cell/>
          <table:table-cell office:value-type="string">
            <text:p>Black</text:p>
          </table:table-cell>
          <table:table-cell office:value-type="string">
            <text:p>Victoria</text:p>
          </table:table-cell>
          <table:table-cell office:value-type="string">
            <text:p>Ballarat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873">
            <text:p>1873</text:p>
          </table:table-cell>
          <table:table-cell table:number-columns-repeated="101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male</text:p>
          </table:table-cell>
          <table:table-cell office:value-type="string">
            <text:p>Garadie </text:p>
          </table:table-cell>
          <table:table-cell office:value-type="string">
            <text:p>unknown</text:p>
          </table:table-cell>
          <table:table-cell/>
          <table:table-cell office:value-type="string">
            <text:p>Aborigine</text:p>
          </table:table-cell>
          <table:table-cell office:value-type="string">
            <text:p>Western Australia</text:p>
          </table:table-cell>
          <table:table-cell office:value-type="string">
            <text:p>Perth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873">
            <text:p>1873</text:p>
          </table:table-cell>
          <table:table-cell table:number-columns-repeated="101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male</text:p>
          </table:table-cell>
          <table:table-cell office:value-type="string">
            <text:p>Muregelly </text:p>
          </table:table-cell>
          <table:table-cell office:value-type="string">
            <text:p>unknown</text:p>
          </table:table-cell>
          <table:table-cell/>
          <table:table-cell office:value-type="string">
            <text:p>Aborigine</text:p>
          </table:table-cell>
          <table:table-cell office:value-type="string">
            <text:p>Western Australia</text:p>
          </table:table-cell>
          <table:table-cell office:value-type="string">
            <text:p>Perth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873">
            <text:p>1873</text:p>
          </table:table-cell>
          <table:table-cell table:number-columns-repeated="101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ale</text:p>
          </table:table-cell>
          <table:table-cell office:value-type="string">
            <text:p>Jarvis, Henry Vincent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Sydney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1873">
            <text:p>1873</text:p>
          </table:table-cell>
          <table:table-cell table:number-columns-repeated="101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female</text:p>
          </table:table-cell>
          <table:table-cell office:value-type="string">
            <text:p>Woolcock, Elizabeth Lillian </text:p>
          </table:table-cell>
          <table:table-cell table:number-columns-repeated="2" office:value-type="float" office:value="26">
            <text:p>26</text:p>
          </table:table-cell>
          <table:table-cell office:value-type="string">
            <text:p>White</text:p>
          </table:table-cell>
          <table:table-cell office:value-type="string">
            <text:p>South Australia</text:p>
          </table:table-cell>
          <table:table-cell office:value-type="string">
            <text:p>Adelaide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873">
            <text:p>1873</text:p>
          </table:table-cell>
          <table:table-cell table:number-columns-repeated="101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male</text:p>
          </table:table-cell>
          <table:table-cell office:value-type="string">
            <text:p>Ridgway, William </text:p>
          </table:table-cell>
          <table:table-cell table:number-columns-repeated="2" office:value-type="float" office:value="19">
            <text:p>19</text:p>
          </table:table-cell>
          <table:table-cell office:value-type="string">
            <text:p>White</text:p>
          </table:table-cell>
          <table:table-cell office:value-type="string">
            <text:p>South Australia</text:p>
          </table:table-cell>
          <table:table-cell office:value-type="string">
            <text:p>Adelaide</text:p>
          </table:table-cell>
          <table:table-cell table:number-columns-repeated="2" office:value-type="float" office:value="1">
            <text:p>1</text:p>
          </table:table-cell>
          <table:table-cell office:value-type="float" office:value="1874">
            <text:p>1874</text:p>
          </table:table-cell>
          <table:table-cell table:number-columns-repeated="101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male</text:p>
          </table:table-cell>
          <table:table-cell office:value-type="string">
            <text:p>Goswell, Robert </text:p>
          </table:table-cell>
          <table:table-cell table:number-columns-repeated="2" office:value-type="float" office:value="39">
            <text:p>39</text:p>
          </table:table-cell>
          <table:table-cell office:value-type="string">
            <text:p>White</text:p>
          </table:table-cell>
          <table:table-cell office:value-type="string">
            <text:p>Western Australia</text:p>
          </table:table-cell>
          <table:table-cell office:value-type="string">
            <text:p>Perth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74">
            <text:p>1874</text:p>
          </table:table-cell>
          <table:table-cell table:number-columns-repeated="101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male</text:p>
          </table:table-cell>
          <table:table-cell office:value-type="string">
            <text:p>Garbett, John </text:p>
          </table:table-cell>
          <table:table-cell table:number-columns-repeated="2" office:value-type="float" office:value="36">
            <text:p>36</text:p>
          </table:table-cell>
          <table:table-cell office:value-type="string">
            <text:p>White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874">
            <text:p>1874</text:p>
          </table:table-cell>
          <table:table-cell table:number-columns-repeated="1013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male</text:p>
          </table:table-cell>
          <table:table-cell office:value-type="string">
            <text:p>Gill, John 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White</text:p>
          </table:table-cell>
          <table:table-cell office:value-type="string">
            <text:p>Western Australia</text:p>
          </table:table-cell>
          <table:table-cell office:value-type="string">
            <text:p>Perth</text:p>
          </table:table-cell>
          <table:table-cell table:number-columns-repeated="2" office:value-type="float" office:value="4">
            <text:p>4</text:p>
          </table:table-cell>
          <table:table-cell office:value-type="float" office:value="1874">
            <text:p>1874</text:p>
          </table:table-cell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male</text:p>
          </table:table-cell>
          <table:table-cell office:value-type="string">
            <text:p>Glover, John 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Goulburn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874">
            <text:p>1874</text:p>
          </table:table-cell>
          <table:table-cell table:number-columns-repeated="1013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male</text:p>
          </table:table-cell>
          <table:table-cell office:value-type="string">
            <text:p>Hawthorne, John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Goulburn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874">
            <text:p>1874</text:p>
          </table:table-cell>
          <table:table-cell table:number-columns-repeated="101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male</text:p>
          </table:table-cell>
          <table:table-cell office:value-type="string">
            <text:p>Eichhorn, Gottlieb </text:p>
          </table:table-cell>
          <table:table-cell table:number-columns-repeated="2" office:value-type="float" office:value="17">
            <text:p>17</text:p>
          </table:table-cell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Armidale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874">
            <text:p>1874</text:p>
          </table:table-cell>
          <table:table-cell table:number-columns-repeated="101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ale</text:p>
          </table:table-cell>
          <table:table-cell office:value-type="string">
            <text:p>Alick </text:p>
          </table:table-cell>
          <table:table-cell table:number-columns-repeated="2" office:value-type="float" office:value="26">
            <text:p>26</text:p>
          </table:table-cell>
          <table:table-cell office:value-type="string">
            <text:p>South Sea Islander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1874">
            <text:p>1874</text:p>
          </table:table-cell>
          <table:table-cell table:number-columns-repeated="1013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male</text:p>
          </table:table-cell>
          <table:table-cell office:value-type="string">
            <text:p>Clayson, Johnny </text:p>
          </table:table-cell>
          <table:table-cell office:value-type="string">
            <text:p>unknown</text:p>
          </table:table-cell>
          <table:table-cell/>
          <table:table-cell office:value-type="string">
            <text:p>Aborigine</text:p>
          </table:table-cell>
          <table:table-cell office:value-type="string">
            <text:p>Queensland</text:p>
          </table:table-cell>
          <table:table-cell office:value-type="string">
            <text:p>Rockhampton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875">
            <text:p>1875</text:p>
          </table:table-cell>
          <table:table-cell table:number-columns-repeated="1013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male</text:p>
          </table:table-cell>
          <table:table-cell office:value-type="string">
            <text:p>Bobbinett </text:p>
          </table:table-cell>
          <table:table-cell office:value-type="string">
            <text:p>unknown</text:p>
          </table:table-cell>
          <table:table-cell/>
          <table:table-cell office:value-type="string">
            <text:p>Aborigine</text:p>
          </table:table-cell>
          <table:table-cell office:value-type="string">
            <text:p>Western Australia</text:p>
          </table:table-cell>
          <table:table-cell office:value-type="string">
            <text:p>Perth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875">
            <text:p>1875</text:p>
          </table:table-cell>
          <table:table-cell table:number-columns-repeated="1013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male</text:p>
          </table:table-cell>
          <table:table-cell office:value-type="string">
            <text:p>Wanaba </text:p>
          </table:table-cell>
          <table:table-cell office:value-type="string">
            <text:p>unknown</text:p>
          </table:table-cell>
          <table:table-cell/>
          <table:table-cell office:value-type="string">
            <text:p>Aborigine</text:p>
          </table:table-cell>
          <table:table-cell office:value-type="string">
            <text:p>Western Australia</text:p>
          </table:table-cell>
          <table:table-cell office:value-type="string">
            <text:p>Perth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875">
            <text:p>1875</text:p>
          </table:table-cell>
          <table:table-cell table:number-columns-repeated="1013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male</text:p>
          </table:table-cell>
          <table:table-cell office:value-type="string">
            <text:p>Wandagary </text:p>
          </table:table-cell>
          <table:table-cell office:value-type="string">
            <text:p>unknown</text:p>
          </table:table-cell>
          <table:table-cell/>
          <table:table-cell office:value-type="string">
            <text:p>Aborigine</text:p>
          </table:table-cell>
          <table:table-cell office:value-type="string">
            <text:p>Western Australia</text:p>
          </table:table-cell>
          <table:table-cell office:value-type="string">
            <text:p>Perth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875">
            <text:p>1875</text:p>
          </table:table-cell>
          <table:table-cell table:number-columns-repeated="1013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male</text:p>
          </table:table-cell>
          <table:table-cell office:value-type="string">
            <text:p>Smith, Job </text:p>
          </table:table-cell>
          <table:table-cell table:number-columns-repeated="2" office:value-type="float" office:value="55">
            <text:p>55</text:p>
          </table:table-cell>
          <table:table-cell office:value-type="string">
            <text:p>White</text:p>
          </table:table-cell>
          <table:table-cell office:value-type="string">
            <text:p>Tasmania</text:p>
          </table:table-cell>
          <table:table-cell office:value-type="string">
            <text:p>Hobart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875">
            <text:p>1875</text:p>
          </table:table-cell>
          <table:table-cell table:number-columns-repeated="101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male</text:p>
          </table:table-cell>
          <table:table-cell office:value-type="string">
            <text:p>Ah Cat </text:p>
          </table:table-cell>
          <table:table-cell office:value-type="string">
            <text:p>unknown</text:p>
          </table:table-cell>
          <table:table-cell/>
          <table:table-cell office:value-type="string">
            <text:p>Asian</text:p>
          </table:table-cell>
          <table:table-cell office:value-type="string">
            <text:p>Victoria</text:p>
          </table:table-cell>
          <table:table-cell office:value-type="string">
            <text:p>Castlemaine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875">
            <text:p>1875</text:p>
          </table:table-cell>
          <table:table-cell table:number-columns-repeated="101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male</text:p>
          </table:table-cell>
          <table:table-cell office:value-type="string">
            <text:p>An Gaa </text:p>
          </table:table-cell>
          <table:table-cell table:number-columns-repeated="2" office:value-type="float" office:value="54">
            <text:p>54</text:p>
          </table:table-cell>
          <table:table-cell office:value-type="string">
            <text:p>Asian</text:p>
          </table:table-cell>
          <table:table-cell office:value-type="string">
            <text:p>Victoria</text:p>
          </table:table-cell>
          <table:table-cell office:value-type="string">
            <text:p>Melbourne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875">
            <text:p>1875</text:p>
          </table:table-cell>
          <table:table-cell table:number-columns-repeated="1013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male</text:p>
          </table:table-cell>
          <table:table-cell office:value-type="string">
            <text:p>McGrath, John </text:p>
          </table:table-cell>
          <table:table-cell office:value-type="string">
            <text:p>unknown</text:p>
          </table:table-cell>
          <table:table-cell/>
          <table:table-cell office:value-type="string">
            <text:p>Aborigine</text:p>
          </table:table-cell>
          <table:table-cell office:value-type="string">
            <text:p>New South Wales</text:p>
          </table:table-cell>
          <table:table-cell office:value-type="string">
            <text:p>Darlinghurst gaol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875">
            <text:p>1875</text:p>
          </table:table-cell>
          <table:table-cell table:number-columns-repeated="1013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male</text:p>
          </table:table-cell>
          <table:table-cell office:value-type="string">
            <text:p>Howard, Henry 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Melbourne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875">
            <text:p>1875</text:p>
          </table:table-cell>
          <table:table-cell table:number-columns-repeated="1013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male</text:p>
          </table:table-cell>
          <table:table-cell office:value-type="string">
            <text:p>Page, William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South Australia</text:p>
          </table:table-cell>
          <table:table-cell office:value-type="string">
            <text:p>Mount Gambier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875">
            <text:p>1875</text:p>
          </table:table-cell>
          <table:table-cell table:number-columns-repeated="101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male</text:p>
          </table:table-cell>
          <table:table-cell office:value-type="string">
            <text:p>Weechurch, John </text:p>
          </table:table-cell>
          <table:table-cell table:number-columns-repeated="2" office:value-type="float" office:value="45">
            <text:p>45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Melbourne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875">
            <text:p>1875</text:p>
          </table:table-cell>
          <table:table-cell table:number-columns-repeated="1013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male</text:p>
          </table:table-cell>
          <table:table-cell office:value-type="string">
            <text:p>Rope, George </text:p>
          </table:table-cell>
          <table:table-cell table:number-columns-repeated="2" office:value-type="float" office:value="53">
            <text:p>53</text:p>
          </table:table-cell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Mudgee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875">
            <text:p>1875</text:p>
          </table:table-cell>
          <table:table-cell table:number-columns-repeated="1013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male</text:p>
          </table:table-cell>
          <table:table-cell office:value-type="string">
            <text:p>Ah Chong </text:p>
          </table:table-cell>
          <table:table-cell table:number-columns-repeated="2" office:value-type="float" office:value="38">
            <text:p>38</text:p>
          </table:table-cell>
          <table:table-cell office:value-type="string">
            <text:p>Asian</text:p>
          </table:table-cell>
          <table:table-cell office:value-type="string">
            <text:p>New South Wales</text:p>
          </table:table-cell>
          <table:table-cell office:value-type="string">
            <text:p>Parramatta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876">
            <text:p>1876</text:p>
          </table:table-cell>
          <table:table-cell table:number-columns-repeated="1013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male</text:p>
          </table:table-cell>
          <table:table-cell office:value-type="string">
            <text:p>Duffus, John </text:p>
          </table:table-cell>
          <table:table-cell office:value-type="string">
            <text:p>about 50</text:p>
          </table:table-cell>
          <table:table-cell office:value-type="float" office:value="50">
            <text:p>50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Castlemaine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876">
            <text:p>1876</text:p>
          </table:table-cell>
          <table:table-cell table:number-columns-repeated="1013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male</text:p>
          </table:table-cell>
          <table:table-cell office:value-type="string">
            <text:p>Brown, Kenneth </text:p>
          </table:table-cell>
          <table:table-cell table:number-columns-repeated="2" office:value-type="float" office:value="39">
            <text:p>39</text:p>
          </table:table-cell>
          <table:table-cell office:value-type="string">
            <text:p>White</text:p>
          </table:table-cell>
          <table:table-cell office:value-type="string">
            <text:p>Western Australia</text:p>
          </table:table-cell>
          <table:table-cell office:value-type="string">
            <text:p>Perth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876">
            <text:p>1876</text:p>
          </table:table-cell>
          <table:table-cell table:number-columns-repeated="1013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male</text:p>
          </table:table-cell>
          <table:table-cell office:value-type="string">
            <text:p>Pitt, George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Mudgee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876">
            <text:p>1876</text:p>
          </table:table-cell>
          <table:table-cell table:number-columns-repeated="101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male</text:p>
          </table:table-cell>
          <table:table-cell office:value-type="string">
            <text:p>Connelly, Michael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Tamworth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1876">
            <text:p>1876</text:p>
          </table:table-cell>
          <table:table-cell table:number-columns-repeated="1013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male</text:p>
          </table:table-cell>
          <table:table-cell office:value-type="string">
            <text:p>Boon, Daniel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Wagga Wagga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876">
            <text:p>1876</text:p>
          </table:table-cell>
          <table:table-cell table:number-columns-repeated="1013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male</text:p>
          </table:table-cell>
          <table:table-cell office:value-type="string">
            <text:p>Ashe, James </text:p>
          </table:table-cell>
          <table:table-cell table:number-columns-repeated="2" office:value-type="float" office:value="36">
            <text:p>36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Ballarat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876">
            <text:p>1876</text:p>
          </table:table-cell>
          <table:table-cell table:number-columns-repeated="1013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male</text:p>
          </table:table-cell>
          <table:table-cell office:value-type="string">
            <text:p>Wenzell, John </text:p>
          </table:table-cell>
          <table:table-cell table:number-columns-repeated="2" office:value-type="float" office:value="54">
            <text:p>54</text:p>
          </table:table-cell>
          <table:table-cell office:value-type="string">
            <text:p>White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1876">
            <text:p>1876</text:p>
          </table:table-cell>
          <table:table-cell table:number-columns-repeated="1013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male</text:p>
          </table:table-cell>
          <table:table-cell office:value-type="string">
            <text:p>Yarndu </text:p>
          </table:table-cell>
          <table:table-cell office:value-type="string">
            <text:p>unknown</text:p>
          </table:table-cell>
          <table:table-cell/>
          <table:table-cell office:value-type="string">
            <text:p>Aborigine</text:p>
          </table:table-cell>
          <table:table-cell office:value-type="string">
            <text:p>Western Australia</text:p>
          </table:table-cell>
          <table:table-cell office:value-type="string">
            <text:p>Perth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876">
            <text:p>1876</text:p>
          </table:table-cell>
          <table:table-cell table:number-columns-repeated="1013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male</text:p>
          </table:table-cell>
          <table:table-cell office:value-type="string">
            <text:p>Bondietto, Basileo </text:p>
          </table:table-cell>
          <table:table-cell office:value-type="string">
            <text:p>about 50</text:p>
          </table:table-cell>
          <table:table-cell office:value-type="float" office:value="50">
            <text:p>50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Melbourne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876">
            <text:p>1876</text:p>
          </table:table-cell>
          <table:table-cell table:number-columns-repeated="1013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male</text:p>
          </table:table-cell>
          <table:table-cell office:value-type="string">
            <text:p>Hastings, William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Melbourne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877">
            <text:p>1877</text:p>
          </table:table-cell>
          <table:table-cell table:number-columns-repeated="101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male</text:p>
          </table:table-cell>
          <table:table-cell office:value-type="string">
            <text:p>George </text:p>
          </table:table-cell>
          <table:table-cell office:value-type="string">
            <text:p>unknown</text:p>
          </table:table-cell>
          <table:table-cell/>
          <table:table-cell office:value-type="string">
            <text:p>South Sea Islander</text:p>
          </table:table-cell>
          <table:table-cell office:value-type="string">
            <text:p>Queensland</text:p>
          </table:table-cell>
          <table:table-cell office:value-type="string">
            <text:p>Maryborough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877">
            <text:p>1877</text:p>
          </table:table-cell>
          <table:table-cell table:number-columns-repeated="1013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male</text:p>
          </table:table-cell>
          <table:table-cell office:value-type="string">
            <text:p>Tommy </text:p>
          </table:table-cell>
          <table:table-cell office:value-type="string">
            <text:p>unknown</text:p>
          </table:table-cell>
          <table:table-cell/>
          <table:table-cell office:value-type="string">
            <text:p>South Sea Islander</text:p>
          </table:table-cell>
          <table:table-cell office:value-type="string">
            <text:p>Queensland</text:p>
          </table:table-cell>
          <table:table-cell office:value-type="string">
            <text:p>Maryborough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877">
            <text:p>1877</text:p>
          </table:table-cell>
          <table:table-cell table:number-columns-repeated="1013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male</text:p>
          </table:table-cell>
          <table:table-cell office:value-type="string">
            <text:p>Newman, Thomas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Dubbo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877">
            <text:p>1877</text:p>
          </table:table-cell>
          <table:table-cell table:number-columns-repeated="1013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male</text:p>
          </table:table-cell>
          <table:table-cell office:value-type="string">
            <text:p>Streitman, Charles </text:p>
          </table:table-cell>
          <table:table-cell table:number-columns-repeated="2" office:value-type="float" office:value="48">
            <text:p>48</text:p>
          </table:table-cell>
          <table:table-cell office:value-type="string">
            <text:p>White</text:p>
          </table:table-cell>
          <table:table-cell office:value-type="string">
            <text:p>South Australia</text:p>
          </table:table-cell>
          <table:table-cell office:value-type="string">
            <text:p>Adelaide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877">
            <text:p>1877</text:p>
          </table:table-cell>
          <table:table-cell table:number-columns-repeated="1013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male</text:p>
          </table:table-cell>
          <table:table-cell office:value-type="string">
            <text:p>Bishnahan, John </text:p>
          </table:table-cell>
          <table:table-cell table:number-columns-repeated="2" office:value-type="float" office:value="46">
            <text:p>46</text:p>
          </table:table-cell>
          <table:table-cell office:value-type="string">
            <text:p>White</text:p>
          </table:table-cell>
          <table:table-cell office:value-type="string">
            <text:p>Tasmania</text:p>
          </table:table-cell>
          <table:table-cell office:value-type="string">
            <text:p>Launceston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877">
            <text:p>1877</text:p>
          </table:table-cell>
          <table:table-cell table:number-columns-repeated="1013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male</text:p>
          </table:table-cell>
          <table:table-cell office:value-type="string">
            <text:p>Murdick, Peter </text:p>
          </table:table-cell>
          <table:table-cell table:number-columns-repeated="2" office:value-type="float" office:value="40">
            <text:p>40</text:p>
          </table:table-cell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Wagga Wagga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877">
            <text:p>1877</text:p>
          </table:table-cell>
          <table:table-cell table:number-columns-repeated="101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male</text:p>
          </table:table-cell>
          <table:table-cell office:value-type="string">
            <text:p>Cunningham, James 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White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78">
            <text:p>1878</text:p>
          </table:table-cell>
          <table:table-cell table:number-columns-repeated="101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male</text:p>
          </table:table-cell>
          <table:table-cell office:value-type="string">
            <text:p>Fagan, Hugh </text:p>
          </table:table-cell>
          <table:table-cell table:number-columns-repeated="2" office:value-type="float" office:value="59">
            <text:p>59</text:p>
          </table:table-cell>
          <table:table-cell office:value-type="string">
            <text:p>White</text:p>
          </table:table-cell>
          <table:table-cell office:value-type="string">
            <text:p>South Australia</text:p>
          </table:table-cell>
          <table:table-cell office:value-type="string">
            <text:p>Adelaide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878">
            <text:p>1878</text:p>
          </table:table-cell>
          <table:table-cell table:number-columns-repeated="101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male</text:p>
          </table:table-cell>
          <table:table-cell office:value-type="string">
            <text:p>Ing Chee </text:p>
          </table:table-cell>
          <table:table-cell office:value-type="string">
            <text:p>unknown</text:p>
          </table:table-cell>
          <table:table-cell/>
          <table:table-cell office:value-type="string">
            <text:p>Asian</text:p>
          </table:table-cell>
          <table:table-cell office:value-type="string">
            <text:p>New South Wales</text:p>
          </table:table-cell>
          <table:table-cell office:value-type="string">
            <text:p>Goulburn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1878">
            <text:p>1878</text:p>
          </table:table-cell>
          <table:table-cell table:number-columns-repeated="1013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male</text:p>
          </table:table-cell>
          <table:table-cell office:value-type="string">
            <text:p>Prest, Jonathan 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White</text:p>
          </table:table-cell>
          <table:table-cell office:value-type="string">
            <text:p>South Australia</text:p>
          </table:table-cell>
          <table:table-cell office:value-type="string">
            <text:p>Adelaide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878">
            <text:p>1878</text:p>
          </table:table-cell>
          <table:table-cell table:number-columns-repeated="1013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male</text:p>
          </table:table-cell>
          <table:table-cell office:value-type="string">
            <text:p>Sam Ah Poo </text:p>
          </table:table-cell>
          <table:table-cell office:value-type="string">
            <text:p>about 40/50</text:p>
          </table:table-cell>
          <table:table-cell office:value-type="float" office:value="50">
            <text:p>50</text:p>
          </table:table-cell>
          <table:table-cell office:value-type="string">
            <text:p>Asian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878">
            <text:p>1878</text:p>
          </table:table-cell>
          <table:table-cell table:number-columns-repeated="1013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male</text:p>
          </table:table-cell>
          <table:table-cell office:value-type="string">
            <text:p>Copping, Richard </text:p>
          </table:table-cell>
          <table:table-cell table:number-columns-repeated="2" office:value-type="float" office:value="19">
            <text:p>19</text:p>
          </table:table-cell>
          <table:table-cell office:value-type="string">
            <text:p>White</text:p>
          </table:table-cell>
          <table:table-cell office:value-type="string">
            <text:p>Tasmania</text:p>
          </table:table-cell>
          <table:table-cell office:value-type="string">
            <text:p>Hobart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878">
            <text:p>1878</text:p>
          </table:table-cell>
          <table:table-cell table:number-columns-repeated="1013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male</text:p>
          </table:table-cell>
          <table:table-cell office:value-type="string">
            <text:p>Eroora 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South Sea Islander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1878">
            <text:p>1878</text:p>
          </table:table-cell>
          <table:table-cell table:number-columns-repeated="1013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male</text:p>
          </table:table-cell>
          <table:table-cell office:value-type="string">
            <text:p>Chilagorah </text:p>
          </table:table-cell>
          <table:table-cell office:value-type="string">
            <text:p>unknown</text:p>
          </table:table-cell>
          <table:table-cell/>
          <table:table-cell office:value-type="string">
            <text:p>Aborigine</text:p>
          </table:table-cell>
          <table:table-cell office:value-type="string">
            <text:p>Western Australia</text:p>
          </table:table-cell>
          <table:table-cell office:value-type="string">
            <text:p>Perth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879">
            <text:p>1879</text:p>
          </table:table-cell>
          <table:table-cell table:number-columns-repeated="1013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male</text:p>
          </table:table-cell>
          <table:table-cell office:value-type="string">
            <text:p>Hogan, Thomas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Beechworth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879">
            <text:p>1879</text:p>
          </table:table-cell>
          <table:table-cell table:number-columns-repeated="1013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male</text:p>
          </table:table-cell>
          <table:table-cell office:value-type="string">
            <text:p>Mutter, Joseph </text:p>
          </table:table-cell>
          <table:table-cell table:number-columns-repeated="2" office:value-type="float" office:value="53">
            <text:p>53</text:p>
          </table:table-cell>
          <table:table-cell office:value-type="string">
            <text:p>White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879">
            <text:p>1879</text:p>
          </table:table-cell>
          <table:table-cell table:number-columns-repeated="1013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male</text:p>
          </table:table-cell>
          <table:table-cell office:value-type="string">
            <text:p>Alfred 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Aborigine</text:p>
          </table:table-cell>
          <table:table-cell office:value-type="string">
            <text:p>New South Wales</text:p>
          </table:table-cell>
          <table:table-cell office:value-type="string">
            <text:p>Mudgee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879">
            <text:p>1879</text:p>
          </table:table-cell>
          <table:table-cell table:number-columns-repeated="1013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male</text:p>
          </table:table-cell>
          <table:table-cell office:value-type="string">
            <text:p>Tampin </text:p>
          </table:table-cell>
          <table:table-cell office:value-type="string">
            <text:p>unknown</text:p>
          </table:table-cell>
          <table:table-cell/>
          <table:table-cell office:value-type="string">
            <text:p>Aborigine</text:p>
          </table:table-cell>
          <table:table-cell office:value-type="string">
            <text:p>Western Australia</text:p>
          </table:table-cell>
          <table:table-cell office:value-type="string">
            <text:p>Rottnest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879">
            <text:p>1879</text:p>
          </table:table-cell>
          <table:table-cell table:number-columns-repeated="1013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male</text:p>
          </table:table-cell>
          <table:table-cell office:value-type="string">
            <text:p>Rogan, Thomas 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Darlinghurst gaol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880">
            <text:p>1880</text:p>
          </table:table-cell>
          <table:table-cell table:number-columns-repeated="1013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male</text:p>
          </table:table-cell>
          <table:table-cell office:value-type="string">
            <text:p>Scott, Andrew George </text:p>
          </table:table-cell>
          <table:table-cell table:number-columns-repeated="2" office:value-type="float" office:value="37">
            <text:p>37</text:p>
          </table:table-cell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Darlinghurst gaol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880">
            <text:p>1880</text:p>
          </table:table-cell>
          <table:table-cell table:number-columns-repeated="1013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male</text:p>
          </table:table-cell>
          <table:table-cell office:value-type="string">
            <text:p>Wells, Joseph </text:p>
          </table:table-cell>
          <table:table-cell table:number-columns-repeated="2" office:value-type="float" office:value="22">
            <text:p>22</text:p>
          </table:table-cell>
          <table:table-cell office:value-type="string">
            <text:p>White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880">
            <text:p>1880</text:p>
          </table:table-cell>
          <table:table-cell table:number-columns-repeated="1013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male</text:p>
          </table:table-cell>
          <table:table-cell office:value-type="string">
            <text:p>Albert </text:p>
          </table:table-cell>
          <table:table-cell table:number-columns-repeated="2" office:value-type="float" office:value="22">
            <text:p>22</text:p>
          </table:table-cell>
          <table:table-cell office:value-type="string">
            <text:p>Aborigine</text:p>
          </table:table-cell>
          <table:table-cell office:value-type="string">
            <text:p>New South Wales</text:p>
          </table:table-cell>
          <table:table-cell office:value-type="string">
            <text:p>Dubbo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1880">
            <text:p>1880</text:p>
          </table:table-cell>
          <table:table-cell table:number-columns-repeated="1013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male</text:p>
          </table:table-cell>
          <table:table-cell office:value-type="string">
            <text:p>Jimmy Ah Sue </text:p>
          </table:table-cell>
          <table:table-cell office:value-type="string">
            <text:p>unknown</text:p>
          </table:table-cell>
          <table:table-cell/>
          <table:table-cell office:value-type="string">
            <text:p>Asian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880">
            <text:p>1880</text:p>
          </table:table-cell>
          <table:table-cell table:number-columns-repeated="1013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male</text:p>
          </table:table-cell>
          <table:table-cell office:value-type="string">
            <text:p>Elsdale, L. James 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White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880">
            <text:p>1880</text:p>
          </table:table-cell>
          <table:table-cell table:number-columns-repeated="1013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male</text:p>
          </table:table-cell>
          <table:table-cell office:value-type="string">
            <text:p>Dan King </text:p>
          </table:table-cell>
          <table:table-cell office:value-type="string">
            <text:p>unknown</text:p>
          </table:table-cell>
          <table:table-cell/>
          <table:table-cell office:value-type="string">
            <text:p>Asian</text:p>
          </table:table-cell>
          <table:table-cell office:value-type="string">
            <text:p>New South Wales</text:p>
          </table:table-cell>
          <table:table-cell office:value-type="string">
            <text:p>Tamworth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880">
            <text:p>1880</text:p>
          </table:table-cell>
          <table:table-cell table:number-columns-repeated="1013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male</text:p>
          </table:table-cell>
          <table:table-cell office:value-type="string">
            <text:p>Gomez, Maximo </text:p>
          </table:table-cell>
          <table:table-cell table:number-columns-repeated="2" office:value-type="float" office:value="36">
            <text:p>36</text:p>
          </table:table-cell>
          <table:table-cell office:value-type="string">
            <text:p>Asian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880">
            <text:p>1880</text:p>
          </table:table-cell>
          <table:table-cell table:number-columns-repeated="1013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male</text:p>
          </table:table-cell>
          <table:table-cell office:value-type="string">
            <text:p>Kagariu </text:p>
          </table:table-cell>
          <table:table-cell office:value-type="string">
            <text:p>unknown</text:p>
          </table:table-cell>
          <table:table-cell/>
          <table:table-cell office:value-type="string">
            <text:p>Aborigine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880">
            <text:p>1880</text:p>
          </table:table-cell>
          <table:table-cell table:number-columns-repeated="1013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male</text:p>
          </table:table-cell>
          <table:table-cell office:value-type="string">
            <text:p>Kelly, Edward "Ned" 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Melbourne</text:p>
          </table:table-cell>
          <table:table-cell table:number-columns-repeated="2" office:value-type="float" office:value="11">
            <text:p>11</text:p>
          </table:table-cell>
          <table:table-cell office:value-type="float" office:value="1880">
            <text:p>1880</text:p>
          </table:table-cell>
          <table:table-cell table:number-columns-repeated="1013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male</text:p>
          </table:table-cell>
          <table:table-cell office:value-type="string">
            <text:p>Brown, William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Darlinghurst gaol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881">
            <text:p>1881</text:p>
          </table:table-cell>
          <table:table-cell table:number-columns-repeated="1013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male</text:p>
          </table:table-cell>
          <table:table-cell office:value-type="string">
            <text:p>Wilkinson, Henry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Albury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881">
            <text:p>1881</text:p>
          </table:table-cell>
          <table:table-cell table:number-columns-repeated="1013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male</text:p>
          </table:table-cell>
          <table:table-cell office:value-type="string">
            <text:p>Rohan, Robert 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Beechworth</text:p>
          </table:table-cell>
          <table:table-cell table:number-columns-repeated="2" office:value-type="float" office:value="6">
            <text:p>6</text:p>
          </table:table-cell>
          <table:table-cell office:value-type="float" office:value="1881">
            <text:p>1881</text:p>
          </table:table-cell>
          <table:table-cell table:number-columns-repeated="1013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male</text:p>
          </table:table-cell>
          <table:table-cell office:value-type="string">
            <text:p>Nugent, Robert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South Australia</text:p>
          </table:table-cell>
          <table:table-cell office:value-type="string">
            <text:p>Mt. Gambier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881">
            <text:p>1881</text:p>
          </table:table-cell>
          <table:table-cell table:number-columns-repeated="1013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male</text:p>
          </table:table-cell>
          <table:table-cell office:value-type="string">
            <text:p>Ah Que 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Asian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table:number-columns-repeated="2" office:value-type="float" office:value="12">
            <text:p>12</text:p>
          </table:table-cell>
          <table:table-cell office:value-type="float" office:value="1881">
            <text:p>1881</text:p>
          </table:table-cell>
          <table:table-cell table:number-columns-repeated="1013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male</text:p>
          </table:table-cell>
          <table:table-cell office:value-type="string">
            <text:p>Byrne, George </text:p>
          </table:table-cell>
          <table:table-cell table:number-columns-repeated="2" office:value-type="float" office:value="32">
            <text:p>32</text:p>
          </table:table-cell>
          <table:table-cell office:value-type="string">
            <text:p>White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882">
            <text:p>1882</text:p>
          </table:table-cell>
          <table:table-cell table:number-columns-repeated="1013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male</text:p>
          </table:table-cell>
          <table:table-cell office:value-type="string">
            <text:p>Towater, Jimmy </text:p>
          </table:table-cell>
          <table:table-cell table:number-columns-repeated="2" office:value-type="float" office:value="22">
            <text:p>22</text:p>
          </table:table-cell>
          <table:table-cell office:value-type="string">
            <text:p>South Sea Islander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882">
            <text:p>1882</text:p>
          </table:table-cell>
          <table:table-cell table:number-columns-repeated="1013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male</text:p>
          </table:table-cell>
          <table:table-cell office:value-type="string">
            <text:p>Braxton, George 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White</text:p>
          </table:table-cell>
          <table:table-cell office:value-type="string">
            <text:p>Tasmania</text:p>
          </table:table-cell>
          <table:table-cell office:value-type="string">
            <text:p>Launceston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882">
            <text:p>1882</text:p>
          </table:table-cell>
          <table:table-cell table:number-columns-repeated="1013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male</text:p>
          </table:table-cell>
          <table:table-cell office:value-type="string">
            <text:p>McGuan, John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Armidale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1882">
            <text:p>1882</text:p>
          </table:table-cell>
          <table:table-cell table:number-columns-repeated="1013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male</text:p>
          </table:table-cell>
          <table:table-cell office:value-type="string">
            <text:p>Burns, William </text:p>
          </table:table-cell>
          <table:table-cell table:number-columns-repeated="2" office:value-type="float" office:value="35">
            <text:p>35</text:p>
          </table:table-cell>
          <table:table-cell office:value-type="string">
            <text:p>White</text:p>
          </table:table-cell>
          <table:table-cell office:value-type="string">
            <text:p>South Australia</text:p>
          </table:table-cell>
          <table:table-cell office:value-type="string">
            <text:p>Adelaide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883">
            <text:p>1883</text:p>
          </table:table-cell>
          <table:table-cell table:number-columns-repeated="1013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male</text:p>
          </table:table-cell>
          <table:table-cell office:value-type="string">
            <text:p>Ah Kett </text:p>
          </table:table-cell>
          <table:table-cell office:value-type="string">
            <text:p>unknown</text:p>
          </table:table-cell>
          <table:table-cell/>
          <table:table-cell office:value-type="string">
            <text:p>Asian</text:p>
          </table:table-cell>
          <table:table-cell office:value-type="string">
            <text:p>Western Australia</text:p>
          </table:table-cell>
          <table:table-cell office:value-type="string">
            <text:p>Perth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883">
            <text:p>1883</text:p>
          </table:table-cell>
          <table:table-cell table:number-columns-repeated="1013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male</text:p>
          </table:table-cell>
          <table:table-cell office:value-type="string">
            <text:p>Collins, John 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White</text:p>
          </table:table-cell>
          <table:table-cell office:value-type="string">
            <text:p>Western Australia</text:p>
          </table:table-cell>
          <table:table-cell office:value-type="string">
            <text:p>Perth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883">
            <text:p>1883</text:p>
          </table:table-cell>
          <table:table-cell table:number-columns-repeated="1013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male</text:p>
          </table:table-cell>
          <table:table-cell office:value-type="string">
            <text:p>Rushborne, George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Armidale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883">
            <text:p>1883</text:p>
          </table:table-cell>
          <table:table-cell table:number-columns-repeated="1013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male</text:p>
          </table:table-cell>
          <table:table-cell office:value-type="string">
            <text:p>Ogden, James 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White</text:p>
          </table:table-cell>
          <table:table-cell office:value-type="string">
            <text:p>Tasmania</text:p>
          </table:table-cell>
          <table:table-cell office:value-type="string">
            <text:p>Hobart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883">
            <text:p>1883</text:p>
          </table:table-cell>
          <table:table-cell table:number-columns-repeated="1013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male</text:p>
          </table:table-cell>
          <table:table-cell office:value-type="string">
            <text:p>Sutherland, James </text:p>
          </table:table-cell>
          <table:table-cell table:number-columns-repeated="2" office:value-type="float" office:value="18">
            <text:p>18</text:p>
          </table:table-cell>
          <table:table-cell office:value-type="string">
            <text:p>White</text:p>
          </table:table-cell>
          <table:table-cell office:value-type="string">
            <text:p>Tasmania</text:p>
          </table:table-cell>
          <table:table-cell office:value-type="string">
            <text:p>Hobart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883">
            <text:p>1883</text:p>
          </table:table-cell>
          <table:table-cell table:number-columns-repeated="1013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male</text:p>
          </table:table-cell>
          <table:table-cell office:value-type="string">
            <text:p>Guerhilla </text:p>
          </table:table-cell>
          <table:table-cell office:value-type="string">
            <text:p>unknown</text:p>
          </table:table-cell>
          <table:table-cell/>
          <table:table-cell office:value-type="string">
            <text:p>Aborigine</text:p>
          </table:table-cell>
          <table:table-cell office:value-type="string">
            <text:p>Western Australia</text:p>
          </table:table-cell>
          <table:table-cell office:value-type="string">
            <text:p>Rottnest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883">
            <text:p>1883</text:p>
          </table:table-cell>
          <table:table-cell table:number-columns-repeated="1013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male</text:p>
          </table:table-cell>
          <table:table-cell office:value-type="string">
            <text:p>Wangabiddy </text:p>
          </table:table-cell>
          <table:table-cell office:value-type="string">
            <text:p>unknown</text:p>
          </table:table-cell>
          <table:table-cell/>
          <table:table-cell office:value-type="string">
            <text:p>Aborigine</text:p>
          </table:table-cell>
          <table:table-cell office:value-type="string">
            <text:p>Western Australia</text:p>
          </table:table-cell>
          <table:table-cell office:value-type="string">
            <text:p>Rottnest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883">
            <text:p>1883</text:p>
          </table:table-cell>
          <table:table-cell table:number-columns-repeated="1013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male</text:p>
          </table:table-cell>
          <table:table-cell office:value-type="string">
            <text:p>Nannacaroo </text:p>
          </table:table-cell>
          <table:table-cell office:value-type="string">
            <text:p>unknown</text:p>
          </table:table-cell>
          <table:table-cell/>
          <table:table-cell office:value-type="string">
            <text:p>Aborigine</text:p>
          </table:table-cell>
          <table:table-cell office:value-type="string">
            <text:p>Western Australia</text:p>
          </table:table-cell>
          <table:table-cell office:value-type="string">
            <text:p>Rottnest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883">
            <text:p>1883</text:p>
          </table:table-cell>
          <table:table-cell table:number-columns-repeated="1013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male</text:p>
          </table:table-cell>
          <table:table-cell office:value-type="string">
            <text:p>Burns, Robert Francis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Ararat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883">
            <text:p>1883</text:p>
          </table:table-cell>
          <table:table-cell table:number-columns-repeated="1013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male</text:p>
          </table:table-cell>
          <table:table-cell office:value-type="string">
            <text:p>Gardiner, James </text:p>
          </table:table-cell>
          <table:table-cell table:number-columns-repeated="2" office:value-type="float" office:value="19">
            <text:p>19</text:p>
          </table:table-cell>
          <table:table-cell office:value-type="string">
            <text:p>White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883">
            <text:p>1883</text:p>
          </table:table-cell>
          <table:table-cell table:number-columns-repeated="1013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male</text:p>
          </table:table-cell>
          <table:table-cell office:value-type="string">
            <text:p>George 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Aborigine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883">
            <text:p>1883</text:p>
          </table:table-cell>
          <table:table-cell table:number-columns-repeated="1013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male</text:p>
          </table:table-cell>
          <table:table-cell office:value-type="string">
            <text:p>Jango </text:p>
          </table:table-cell>
          <table:table-cell table:number-columns-repeated="2" office:value-type="float" office:value="17">
            <text:p>17</text:p>
          </table:table-cell>
          <table:table-cell office:value-type="string">
            <text:p>Aborigine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883">
            <text:p>1883</text:p>
          </table:table-cell>
          <table:table-cell table:number-columns-repeated="1013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male</text:p>
          </table:table-cell>
          <table:table-cell office:value-type="string">
            <text:p>Maroney, John 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White</text:p>
          </table:table-cell>
          <table:table-cell office:value-type="string">
            <text:p>Western Australia</text:p>
          </table:table-cell>
          <table:table-cell office:value-type="string">
            <text:p>Perth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883">
            <text:p>1883</text:p>
          </table:table-cell>
          <table:table-cell table:number-columns-repeated="1013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male</text:p>
          </table:table-cell>
          <table:table-cell office:value-type="string">
            <text:p>Watkins, William 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White</text:p>
          </table:table-cell>
          <table:table-cell office:value-type="string">
            <text:p>Western Australia</text:p>
          </table:table-cell>
          <table:table-cell office:value-type="string">
            <text:p>Perth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883">
            <text:p>1883</text:p>
          </table:table-cell>
          <table:table-cell table:number-columns-repeated="1013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male</text:p>
          </table:table-cell>
          <table:table-cell office:value-type="string">
            <text:p>Mah Poo </text:p>
          </table:table-cell>
          <table:table-cell table:number-columns-repeated="2" office:value-type="float" office:value="26">
            <text:p>26</text:p>
          </table:table-cell>
          <table:table-cell office:value-type="string">
            <text:p>Asian</text:p>
          </table:table-cell>
          <table:table-cell office:value-type="string">
            <text:p>South Australia</text:p>
          </table:table-cell>
          <table:table-cell office:value-type="string">
            <text:p>Adelaide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883">
            <text:p>1883</text:p>
          </table:table-cell>
          <table:table-cell table:number-columns-repeated="1013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male</text:p>
          </table:table-cell>
          <table:table-cell office:value-type="string">
            <text:p>Haynes, Henry Benjamin </text:p>
          </table:table-cell>
          <table:table-cell table:number-columns-repeated="2" office:value-type="float" office:value="46">
            <text:p>46</text:p>
          </table:table-cell>
          <table:table-cell office:value-type="string">
            <text:p>White</text:p>
          </table:table-cell>
          <table:table-cell office:value-type="string">
            <text:p>Western Australia</text:p>
          </table:table-cell>
          <table:table-cell office:value-type="string">
            <text:p>Perth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884">
            <text:p>1884</text:p>
          </table:table-cell>
          <table:table-cell table:number-columns-repeated="1013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male</text:p>
          </table:table-cell>
          <table:table-cell office:value-type="string">
            <text:p>Rice, William 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Darlinghurst gaol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884">
            <text:p>1884</text:p>
          </table:table-cell>
          <table:table-cell table:number-columns-repeated="1013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male</text:p>
          </table:table-cell>
          <table:table-cell office:value-type="string">
            <text:p>Morgan, Henry </text:p>
          </table:table-cell>
          <table:table-cell table:number-columns-repeated="2" office:value-type="float" office:value="45">
            <text:p>45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Ararat</text:p>
          </table:table-cell>
          <table:table-cell table:number-columns-repeated="2" office:value-type="float" office:value="6">
            <text:p>6</text:p>
          </table:table-cell>
          <table:table-cell office:value-type="float" office:value="1884">
            <text:p>1884</text:p>
          </table:table-cell>
          <table:table-cell table:number-columns-repeated="1013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male</text:p>
          </table:table-cell>
          <table:table-cell office:value-type="string">
            <text:p>Cordini, Joseph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Deniliquin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884">
            <text:p>1884</text:p>
          </table:table-cell>
          <table:table-cell table:number-columns-repeated="1013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male</text:p>
          </table:table-cell>
          <table:table-cell office:value-type="string">
            <text:p>Hawthorn, James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Melbourne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884">
            <text:p>1884</text:p>
          </table:table-cell>
          <table:table-cell table:number-columns-repeated="1013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male</text:p>
          </table:table-cell>
          <table:table-cell office:value-type="string">
            <text:p>Stock, Henry </text:p>
          </table:table-cell>
          <table:table-cell table:number-columns-repeated="2" office:value-type="float" office:value="22">
            <text:p>22</text:p>
          </table:table-cell>
          <table:table-cell office:value-type="string">
            <text:p>White</text:p>
          </table:table-cell>
          <table:table-cell office:value-type="string">
            <text:p>Tasmania</text:p>
          </table:table-cell>
          <table:table-cell office:value-type="string">
            <text:p>Hobart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884">
            <text:p>1884</text:p>
          </table:table-cell>
          <table:table-cell table:number-columns-repeated="1013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male</text:p>
          </table:table-cell>
          <table:table-cell office:value-type="string">
            <text:p>Carbury, Thomas Henry 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White</text:p>
          </table:table-cell>
          <table:table-cell office:value-type="string">
            <text:p>Western Australia</text:p>
          </table:table-cell>
          <table:table-cell office:value-type="string">
            <text:p>Perth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884">
            <text:p>1884</text:p>
          </table:table-cell>
          <table:table-cell table:number-columns-repeated="1013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male</text:p>
          </table:table-cell>
          <table:table-cell office:value-type="string">
            <text:p>O'Brien, William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Melbourne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1884">
            <text:p>1884</text:p>
          </table:table-cell>
          <table:table-cell table:number-columns-repeated="1013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male</text:p>
          </table:table-cell>
          <table:table-cell office:value-type="string">
            <text:p>Sing Ong </text:p>
          </table:table-cell>
          <table:table-cell office:value-type="string">
            <text:p>unknown</text:p>
          </table:table-cell>
          <table:table-cell/>
          <table:table-cell office:value-type="string">
            <text:p>Asian</text:p>
          </table:table-cell>
          <table:table-cell office:value-type="string">
            <text:p>Western Australia</text:p>
          </table:table-cell>
          <table:table-cell office:value-type="string">
            <text:p>Geraldton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884">
            <text:p>1884</text:p>
          </table:table-cell>
          <table:table-cell table:number-columns-repeated="1013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male</text:p>
          </table:table-cell>
          <table:table-cell office:value-type="string">
            <text:p>Duffy, John </text:p>
          </table:table-cell>
          <table:table-cell table:number-columns-repeated="2" office:value-type="float" office:value="68">
            <text:p>68</text:p>
          </table:table-cell>
          <table:table-cell office:value-type="string">
            <text:p>White</text:p>
          </table:table-cell>
          <table:table-cell office:value-type="string">
            <text:p>Western Australia</text:p>
          </table:table-cell>
          <table:table-cell office:value-type="string">
            <text:p>Perth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885">
            <text:p>1885</text:p>
          </table:table-cell>
          <table:table-cell table:number-columns-repeated="1013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male</text:p>
          </table:table-cell>
          <table:table-cell office:value-type="string">
            <text:p>Watson, Charles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Darlinghurst gaol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885">
            <text:p>1885</text:p>
          </table:table-cell>
          <table:table-cell table:number-columns-repeated="1013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male</text:p>
          </table:table-cell>
          <table:table-cell office:value-type="string">
            <text:p>Barnes, William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Melbourne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885">
            <text:p>1885</text:p>
          </table:table-cell>
          <table:table-cell table:number-columns-repeated="1013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male</text:p>
          </table:table-cell>
          <table:table-cell office:value-type="string">
            <text:p>Johns, Frank 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Darlinghurst gaol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885">
            <text:p>1885</text:p>
          </table:table-cell>
          <table:table-cell table:number-columns-repeated="1013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male</text:p>
          </table:table-cell>
          <table:table-cell office:value-type="string">
            <text:p>Bushby, Charles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Ballarat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885">
            <text:p>1885</text:p>
          </table:table-cell>
          <table:table-cell table:number-columns-repeated="1013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male</text:p>
          </table:table-cell>
          <table:table-cell office:value-type="string">
            <text:p>Gordon, Walter Edward </text:p>
          </table:table-cell>
          <table:table-cell table:number-columns-repeated="2" office:value-type="float" office:value="28">
            <text:p>28</text:p>
          </table:table-cell>
          <table:table-cell office:value-type="string">
            <text:p>White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1885">
            <text:p>1885</text:p>
          </table:table-cell>
          <table:table-cell table:number-columns-repeated="1013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male</text:p>
          </table:table-cell>
          <table:table-cell office:value-type="string">
            <text:p>Sherry, Henry </text:p>
          </table:table-cell>
          <table:table-cell table:number-columns-repeated="2" office:value-type="float" office:value="47">
            <text:p>47</text:p>
          </table:table-cell>
          <table:table-cell office:value-type="string">
            <text:p>White</text:p>
          </table:table-cell>
          <table:table-cell office:value-type="string">
            <text:p>Western Australia</text:p>
          </table:table-cell>
          <table:table-cell office:value-type="string">
            <text:p>Perth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885">
            <text:p>1885</text:p>
          </table:table-cell>
          <table:table-cell table:number-columns-repeated="1013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male</text:p>
          </table:table-cell>
          <table:table-cell office:value-type="string">
            <text:p>Hunter, Edward 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Bendigo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1885">
            <text:p>1885</text:p>
          </table:table-cell>
          <table:table-cell table:number-columns-repeated="1013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male</text:p>
          </table:table-cell>
          <table:table-cell office:value-type="string">
            <text:p>Friske, Matthew </text:p>
          </table:table-cell>
          <table:table-cell table:number-columns-repeated="2" office:value-type="float" office:value="67">
            <text:p>67</text:p>
          </table:table-cell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Grafton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885">
            <text:p>1885</text:p>
          </table:table-cell>
          <table:table-cell table:number-columns-repeated="1013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male</text:p>
          </table:table-cell>
          <table:table-cell office:value-type="string">
            <text:p>Morell, Freeland </text:p>
          </table:table-cell>
          <table:table-cell table:number-columns-repeated="2" office:value-type="float" office:value="39">
            <text:p>39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Melbourne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86">
            <text:p>1886</text:p>
          </table:table-cell>
          <table:table-cell table:number-columns-repeated="1013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male</text:p>
          </table:table-cell>
          <table:table-cell office:value-type="string">
            <text:p>Tim Tee 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Asian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886">
            <text:p>1886</text:p>
          </table:table-cell>
          <table:table-cell table:number-columns-repeated="1013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male</text:p>
          </table:table-cell>
          <table:table-cell office:value-type="string">
            <text:p>Liddiard, William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Grafton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886">
            <text:p>1886</text:p>
          </table:table-cell>
          <table:table-cell table:number-columns-repeated="1013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male</text:p>
          </table:table-cell>
          <table:table-cell office:value-type="string">
            <text:p>Wong Tong </text:p>
          </table:table-cell>
          <table:table-cell table:number-columns-repeated="2" office:value-type="float" office:value="35">
            <text:p>35</text:p>
          </table:table-cell>
          <table:table-cell office:value-type="string">
            <text:p>Asian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886">
            <text:p>1886</text:p>
          </table:table-cell>
          <table:table-cell table:number-columns-repeated="1013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male</text:p>
          </table:table-cell>
          <table:table-cell office:value-type="string">
            <text:p>Reynolds, Alfred </text:p>
          </table:table-cell>
          <table:table-cell table:number-columns-repeated="2" office:value-type="float" office:value="26">
            <text:p>26</text:p>
          </table:table-cell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Darlinghurst gaol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886">
            <text:p>1886</text:p>
          </table:table-cell>
          <table:table-cell table:number-columns-repeated="1013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male</text:p>
          </table:table-cell>
          <table:table-cell office:value-type="string">
            <text:p>Boyce, William </text:p>
          </table:table-cell>
          <table:table-cell table:number-columns-repeated="2" office:value-type="float" office:value="19">
            <text:p>19</text:p>
          </table:table-cell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Darlinghurst gaol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87">
            <text:p>1887</text:p>
          </table:table-cell>
          <table:table-cell table:number-columns-repeated="1013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male</text:p>
          </table:table-cell>
          <table:table-cell office:value-type="string">
            <text:p>Duffy, George </text:p>
          </table:table-cell>
          <table:table-cell table:number-columns-repeated="2" office:value-type="float" office:value="17">
            <text:p>17</text:p>
          </table:table-cell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Darlinghurst gaol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87">
            <text:p>1887</text:p>
          </table:table-cell>
          <table:table-cell table:number-columns-repeated="1013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male</text:p>
          </table:table-cell>
          <table:table-cell office:value-type="string">
            <text:p>Martin, George </text:p>
          </table:table-cell>
          <table:table-cell table:number-columns-repeated="2" office:value-type="float" office:value="17">
            <text:p>17</text:p>
          </table:table-cell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Darlinghurst gaol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87">
            <text:p>1887</text:p>
          </table:table-cell>
          <table:table-cell table:number-columns-repeated="1013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male</text:p>
          </table:table-cell>
          <table:table-cell office:value-type="string">
            <text:p>Reed, Robert George </text:p>
          </table:table-cell>
          <table:table-cell table:number-columns-repeated="2" office:value-type="float" office:value="19">
            <text:p>19</text:p>
          </table:table-cell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Darlinghurst gaol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87">
            <text:p>1887</text:p>
          </table:table-cell>
          <table:table-cell table:number-columns-repeated="1013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male</text:p>
          </table:table-cell>
          <table:table-cell office:value-type="string">
            <text:p>Walker, Timothy </text:p>
          </table:table-cell>
          <table:table-cell table:number-columns-repeated="2" office:value-type="float" office:value="76">
            <text:p>76</text:p>
          </table:table-cell>
          <table:table-cell office:value-type="string">
            <text:p>White</text:p>
          </table:table-cell>
          <table:table-cell office:value-type="string">
            <text:p>Tasmania</text:p>
          </table:table-cell>
          <table:table-cell office:value-type="string">
            <text:p>Hoba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87">
            <text:p>1887</text:p>
          </table:table-cell>
          <table:table-cell table:number-columns-repeated="1013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male</text:p>
          </table:table-cell>
          <table:table-cell office:value-type="string">
            <text:p>Erdmann, Franz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Western Australia</text:p>
          </table:table-cell>
          <table:table-cell office:value-type="string">
            <text:p>Perth</text:p>
          </table:table-cell>
          <table:table-cell table:number-columns-repeated="2" office:value-type="float" office:value="4">
            <text:p>4</text:p>
          </table:table-cell>
          <table:table-cell office:value-type="float" office:value="1887">
            <text:p>1887</text:p>
          </table:table-cell>
          <table:table-cell table:number-columns-repeated="1013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male</text:p>
          </table:table-cell>
          <table:table-cell office:value-type="string">
            <text:p>Pickford, Christopher 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White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887">
            <text:p>1887</text:p>
          </table:table-cell>
          <table:table-cell table:number-columns-repeated="1013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male</text:p>
          </table:table-cell>
          <table:table-cell office:value-type="string">
            <text:p>Harrison, John </text:p>
          </table:table-cell>
          <table:table-cell table:number-columns-repeated="2" office:value-type="float" office:value="27">
            <text:p>27</text:p>
          </table:table-cell>
          <table:table-cell office:value-type="string">
            <text:p>White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887">
            <text:p>1887</text:p>
          </table:table-cell>
          <table:table-cell table:number-columns-repeated="1013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female</text:p>
          </table:table-cell>
          <table:table-cell office:value-type="string">
            <text:p>Thomson, Ellen 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hite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887">
            <text:p>1887</text:p>
          </table:table-cell>
          <table:table-cell table:number-columns-repeated="1013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male</text:p>
          </table:table-cell>
          <table:table-cell office:value-type="string">
            <text:p>Conroy, William 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White</text:p>
          </table:table-cell>
          <table:table-cell office:value-type="string">
            <text:p>Western Australia</text:p>
          </table:table-cell>
          <table:table-cell office:value-type="string">
            <text:p>Perth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887">
            <text:p>1887</text:p>
          </table:table-cell>
          <table:table-cell table:number-columns-repeated="1013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male</text:p>
          </table:table-cell>
          <table:table-cell office:value-type="string">
            <text:p>Grace, John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Armidale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888">
            <text:p>1888</text:p>
          </table:table-cell>
          <table:table-cell table:number-columns-repeated="1013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male</text:p>
          </table:table-cell>
          <table:table-cell office:value-type="string">
            <text:p>Cubbergeran </text:p>
          </table:table-cell>
          <table:table-cell office:value-type="string">
            <text:p>unknown</text:p>
          </table:table-cell>
          <table:table-cell/>
          <table:table-cell office:value-type="string">
            <text:p>Aborigine</text:p>
          </table:table-cell>
          <table:table-cell office:value-type="string">
            <text:p>Western Australia</text:p>
          </table:table-cell>
          <table:table-cell office:value-type="string">
            <text:p>Rottnest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888">
            <text:p>1888</text:p>
          </table:table-cell>
          <table:table-cell table:number-columns-repeated="1013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male</text:p>
          </table:table-cell>
          <table:table-cell office:value-type="string">
            <text:p>Hewart, Robert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Darlinghurst gaol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888">
            <text:p>1888</text:p>
          </table:table-cell>
          <table:table-cell table:number-columns-repeated="1013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male</text:p>
          </table:table-cell>
          <table:table-cell office:value-type="string">
            <text:p>Symes, George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Melbourne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888">
            <text:p>1888</text:p>
          </table:table-cell>
          <table:table-cell table:number-columns-repeated="1013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male</text:p>
          </table:table-cell>
          <table:table-cell office:value-type="string">
            <text:p>Duhamel, Edmond </text:p>
          </table:table-cell>
          <table:table-cell table:number-columns-repeated="2" office:value-type="float" office:value="37">
            <text:p>37</text:p>
          </table:table-cell>
          <table:table-cell office:value-type="string">
            <text:p>White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888">
            <text:p>1888</text:p>
          </table:table-cell>
          <table:table-cell table:number-columns-repeated="1013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male</text:p>
          </table:table-cell>
          <table:table-cell office:value-type="string">
            <text:p>Sedin 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Asian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888">
            <text:p>1888</text:p>
          </table:table-cell>
          <table:table-cell table:number-columns-repeated="1013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female</text:p>
          </table:table-cell>
          <table:table-cell office:value-type="string">
            <text:p>Collins, Louisa </text:p>
          </table:table-cell>
          <table:table-cell table:number-columns-repeated="2" office:value-type="float" office:value="40">
            <text:p>40</text:p>
          </table:table-cell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Darlinghurst gaol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89">
            <text:p>1889</text:p>
          </table:table-cell>
          <table:table-cell table:number-columns-repeated="1013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male</text:p>
          </table:table-cell>
          <table:table-cell office:value-type="string">
            <text:p>Long Jimmy </text:p>
          </table:table-cell>
          <table:table-cell office:value-type="string">
            <text:p>unknown</text:p>
          </table:table-cell>
          <table:table-cell/>
          <table:table-cell office:value-type="string">
            <text:p>Asian</text:p>
          </table:table-cell>
          <table:table-cell office:value-type="string">
            <text:p>Western Australia</text:p>
          </table:table-cell>
          <table:table-cell office:value-type="string">
            <text:p>Fremantl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889">
            <text:p>1889</text:p>
          </table:table-cell>
          <table:table-cell table:number-columns-repeated="1013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male</text:p>
          </table:table-cell>
          <table:table-cell office:value-type="string">
            <text:p>Harrison, William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Bendigo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889">
            <text:p>1889</text:p>
          </table:table-cell>
          <table:table-cell table:number-columns-repeated="1013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male</text:p>
          </table:table-cell>
          <table:table-cell office:value-type="string">
            <text:p>Morrison, James 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Darlinghurst gaol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889">
            <text:p>1889</text:p>
          </table:table-cell>
          <table:table-cell table:number-columns-repeated="1013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male</text:p>
          </table:table-cell>
          <table:table-cell office:value-type="string">
            <text:p>Castillo, Filipe 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Asian</text:p>
          </table:table-cell>
          <table:table-cell office:value-type="string">
            <text:p>Victoria</text:p>
          </table:table-cell>
          <table:table-cell office:value-type="string">
            <text:p>Melbourne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889">
            <text:p>1889</text:p>
          </table:table-cell>
          <table:table-cell table:number-columns-repeated="1013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male</text:p>
          </table:table-cell>
          <table:table-cell office:value-type="string">
            <text:p>Landells, Robert 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Melbourne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889">
            <text:p>1889</text:p>
          </table:table-cell>
          <table:table-cell table:number-columns-repeated="1013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male</text:p>
          </table:table-cell>
          <table:table-cell office:value-type="string">
            <text:p>Riley, Thomas 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Wagga Wagga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889">
            <text:p>1889</text:p>
          </table:table-cell>
          <table:table-cell table:number-columns-repeated="1013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male</text:p>
          </table:table-cell>
          <table:table-cell office:value-type="string">
            <text:p>Pres, Harry </text:p>
          </table:table-cell>
          <table:table-cell office:value-type="string">
            <text:p>unknown</text:p>
          </table:table-cell>
          <table:table-cell/>
          <table:table-cell office:value-type="string">
            <text:p>Asian</text:p>
          </table:table-cell>
          <table:table-cell office:value-type="string">
            <text:p>Western Australia</text:p>
          </table:table-cell>
          <table:table-cell office:value-type="string">
            <text:p>Fremantle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889">
            <text:p>1889</text:p>
          </table:table-cell>
          <table:table-cell table:number-columns-repeated="1013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male</text:p>
          </table:table-cell>
          <table:table-cell office:value-type="string">
            <text:p>Barry, Michael </text:p>
          </table:table-cell>
          <table:table-cell table:number-columns-repeated="2" office:value-type="float" office:value="46">
            <text:p>46</text:p>
          </table:table-cell>
          <table:table-cell office:value-type="string">
            <text:p>White</text:p>
          </table:table-cell>
          <table:table-cell office:value-type="string">
            <text:p>Queensland</text:p>
          </table:table-cell>
          <table:table-cell office:value-type="string">
            <text:p>Rockhampton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890">
            <text:p>1890</text:p>
          </table:table-cell>
          <table:table-cell table:number-columns-repeated="1013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male</text:p>
          </table:table-cell>
          <table:table-cell office:value-type="string">
            <text:p>Schmidt, Albert 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Wagga Wagga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890">
            <text:p>1890</text:p>
          </table:table-cell>
          <table:table-cell table:number-columns-repeated="1013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male</text:p>
          </table:table-cell>
          <table:table-cell office:value-type="string">
            <text:p>Phelan, John Thomas 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Melbourne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891">
            <text:p>1891</text:p>
          </table:table-cell>
          <table:table-cell table:number-columns-repeated="1013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male</text:p>
          </table:table-cell>
          <table:table-cell office:value-type="string">
            <text:p>Wilson, John 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Melbourne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891">
            <text:p>1891</text:p>
          </table:table-cell>
          <table:table-cell table:number-columns-repeated="1013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male</text:p>
          </table:table-cell>
          <table:table-cell office:value-type="string">
            <text:p>Ah Chi </text:p>
          </table:table-cell>
          <table:table-cell office:value-type="string">
            <text:p>unknown</text:p>
          </table:table-cell>
          <table:table-cell/>
          <table:table-cell office:value-type="string">
            <text:p>Asian</text:p>
          </table:table-cell>
          <table:table-cell office:value-type="string">
            <text:p>Western Australia</text:p>
          </table:table-cell>
          <table:table-cell office:value-type="string">
            <text:p>Fremantle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891">
            <text:p>1891</text:p>
          </table:table-cell>
          <table:table-cell table:number-columns-repeated="1013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male</text:p>
          </table:table-cell>
          <table:table-cell office:value-type="string">
            <text:p>Bourke, Cornelius 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Ballarat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891">
            <text:p>1891</text:p>
          </table:table-cell>
          <table:table-cell table:number-columns-repeated="1013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male</text:p>
          </table:table-cell>
          <table:table-cell office:value-type="string">
            <text:p>Chand, Fatta 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Asian</text:p>
          </table:table-cell>
          <table:table-cell office:value-type="string">
            <text:p>Victoria</text:p>
          </table:table-cell>
          <table:table-cell office:value-type="string">
            <text:p>Melbourne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1891">
            <text:p>1891</text:p>
          </table:table-cell>
          <table:table-cell table:number-columns-repeated="1013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male</text:p>
          </table:table-cell>
          <table:table-cell office:value-type="string">
            <text:p>Wilson, John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Ballarat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891">
            <text:p>1891</text:p>
          </table:table-cell>
          <table:table-cell table:number-columns-repeated="1013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male</text:p>
          </table:table-cell>
          <table:table-cell office:value-type="string">
            <text:p>Johnston, James 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Ballarat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891">
            <text:p>1891</text:p>
          </table:table-cell>
          <table:table-cell table:number-columns-repeated="1013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male</text:p>
          </table:table-cell>
          <table:table-cell office:value-type="string">
            <text:p>Hansen, Lars Peter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Dubbo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891">
            <text:p>1891</text:p>
          </table:table-cell>
          <table:table-cell table:number-columns-repeated="1013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male</text:p>
          </table:table-cell>
          <table:table-cell office:value-type="string">
            <text:p>Cooley, Arthur </text:p>
          </table:table-cell>
          <table:table-cell table:number-columns-repeated="2" office:value-type="float" office:value="19">
            <text:p>19</text:p>
          </table:table-cell>
          <table:table-cell office:value-type="string">
            <text:p>White</text:p>
          </table:table-cell>
          <table:table-cell office:value-type="string">
            <text:p>Tasmania</text:p>
          </table:table-cell>
          <table:table-cell office:value-type="string">
            <text:p>Hobart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891">
            <text:p>1891</text:p>
          </table:table-cell>
          <table:table-cell table:number-columns-repeated="1013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male</text:p>
          </table:table-cell>
          <table:table-cell office:value-type="string">
            <text:p>Colston, William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Melbourne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1891">
            <text:p>1891</text:p>
          </table:table-cell>
          <table:table-cell table:number-columns-repeated="1013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male</text:p>
          </table:table-cell>
          <table:table-cell office:value-type="string">
            <text:p>Dalton, Maurice 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Darlinghurst gaol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891">
            <text:p>1891</text:p>
          </table:table-cell>
          <table:table-cell table:number-columns-repeated="1013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male</text:p>
          </table:table-cell>
          <table:table-cell office:value-type="string">
            <text:p>Mallalieu, Harold Dutton </text:p>
          </table:table-cell>
          <table:table-cell table:number-columns-repeated="2" office:value-type="float" office:value="19">
            <text:p>19</text:p>
          </table:table-cell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Dubbo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1891">
            <text:p>1891</text:p>
          </table:table-cell>
          <table:table-cell table:number-columns-repeated="1013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male</text:p>
          </table:table-cell>
          <table:table-cell office:value-type="string">
            <text:p>Corrondine </text:p>
          </table:table-cell>
          <table:table-cell office:value-type="string">
            <text:p>unknown</text:p>
          </table:table-cell>
          <table:table-cell/>
          <table:table-cell office:value-type="string">
            <text:p>Aborigine</text:p>
          </table:table-cell>
          <table:table-cell office:value-type="string">
            <text:p>Western Australia</text:p>
          </table:table-cell>
          <table:table-cell office:value-type="string">
            <text:p>Mt. Dockerell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892">
            <text:p>1892</text:p>
          </table:table-cell>
          <table:table-cell table:number-columns-repeated="1013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male</text:p>
          </table:table-cell>
          <table:table-cell office:value-type="string">
            <text:p>Tchawada </text:p>
          </table:table-cell>
          <table:table-cell office:value-type="string">
            <text:p>unknown</text:p>
          </table:table-cell>
          <table:table-cell/>
          <table:table-cell office:value-type="string">
            <text:p>Aborigine</text:p>
          </table:table-cell>
          <table:table-cell office:value-type="string">
            <text:p>Western Australia</text:p>
          </table:table-cell>
          <table:table-cell office:value-type="string">
            <text:p>Mt. Dockerell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892">
            <text:p>1892</text:p>
          </table:table-cell>
          <table:table-cell table:number-columns-repeated="1013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male</text:p>
          </table:table-cell>
          <table:table-cell office:value-type="string">
            <text:p>Terribie </text:p>
          </table:table-cell>
          <table:table-cell office:value-type="string">
            <text:p>unknown</text:p>
          </table:table-cell>
          <table:table-cell/>
          <table:table-cell office:value-type="string">
            <text:p>Aborigine</text:p>
          </table:table-cell>
          <table:table-cell office:value-type="string">
            <text:p>Western Australia</text:p>
          </table:table-cell>
          <table:table-cell office:value-type="string">
            <text:p>Mt. Dockerell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892">
            <text:p>1892</text:p>
          </table:table-cell>
          <table:table-cell table:number-columns-repeated="1013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male</text:p>
          </table:table-cell>
          <table:table-cell office:value-type="string">
            <text:p>Donald </text:p>
          </table:table-cell>
          <table:table-cell table:number-columns-repeated="2" office:value-type="float" office:value="29">
            <text:p>29</text:p>
          </table:table-cell>
          <table:table-cell office:value-type="string">
            <text:p>Aborigine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892">
            <text:p>1892</text:p>
          </table:table-cell>
          <table:table-cell table:number-columns-repeated="1013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male</text:p>
          </table:table-cell>
          <table:table-cell office:value-type="string">
            <text:p>Chew Fang </text:p>
          </table:table-cell>
          <table:table-cell office:value-type="string">
            <text:p>unknown</text:p>
          </table:table-cell>
          <table:table-cell/>
          <table:table-cell office:value-type="string">
            <text:p>Asian</text:p>
          </table:table-cell>
          <table:table-cell office:value-type="string">
            <text:p>Western Australia</text:p>
          </table:table-cell>
          <table:table-cell office:value-type="string">
            <text:p>Fremantle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892">
            <text:p>1892</text:p>
          </table:table-cell>
          <table:table-cell table:number-columns-repeated="1013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female</text:p>
          </table:table-cell>
          <table:table-cell office:value-type="string">
            <text:p>Lyee Nyee </text:p>
          </table:table-cell>
          <table:table-cell office:value-type="string">
            <text:p>unknown</text:p>
          </table:table-cell>
          <table:table-cell/>
          <table:table-cell office:value-type="string">
            <text:p>Asian</text:p>
          </table:table-cell>
          <table:table-cell office:value-type="string">
            <text:p>Western Australia</text:p>
          </table:table-cell>
          <table:table-cell office:value-type="string">
            <text:p>Fremantle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892">
            <text:p>1892</text:p>
          </table:table-cell>
          <table:table-cell table:number-columns-repeated="1013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male</text:p>
          </table:table-cell>
          <table:table-cell office:value-type="string">
            <text:p>Young Quong </text:p>
          </table:table-cell>
          <table:table-cell office:value-type="string">
            <text:p>unknown</text:p>
          </table:table-cell>
          <table:table-cell/>
          <table:table-cell office:value-type="string">
            <text:p>Asian</text:p>
          </table:table-cell>
          <table:table-cell office:value-type="string">
            <text:p>Western Australia</text:p>
          </table:table-cell>
          <table:table-cell office:value-type="string">
            <text:p>Fremantle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892">
            <text:p>1892</text:p>
          </table:table-cell>
          <table:table-cell table:number-columns-repeated="1013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male</text:p>
          </table:table-cell>
          <table:table-cell office:value-type="string">
            <text:p>Sin Cho Chi </text:p>
          </table:table-cell>
          <table:table-cell office:value-type="string">
            <text:p>unknown</text:p>
          </table:table-cell>
          <table:table-cell/>
          <table:table-cell office:value-type="string">
            <text:p>Asian</text:p>
          </table:table-cell>
          <table:table-cell office:value-type="string">
            <text:p>Western Australia</text:p>
          </table:table-cell>
          <table:table-cell office:value-type="string">
            <text:p>Fremantle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892">
            <text:p>1892</text:p>
          </table:table-cell>
          <table:table-cell table:number-columns-repeated="1013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male</text:p>
          </table:table-cell>
          <table:table-cell office:value-type="string">
            <text:p>Deeming, Frederick Bayley </text:p>
          </table:table-cell>
          <table:table-cell table:number-columns-repeated="2" office:value-type="float" office:value="38">
            <text:p>38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Melbourne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892">
            <text:p>1892</text:p>
          </table:table-cell>
          <table:table-cell table:number-columns-repeated="1013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male</text:p>
          </table:table-cell>
          <table:table-cell office:value-type="string">
            <text:p>Horrocks, Frank Charles </text:p>
          </table:table-cell>
          <table:table-cell table:number-columns-repeated="2" office:value-type="float" office:value="17">
            <text:p>17</text:p>
          </table:table-cell>
          <table:table-cell office:value-type="string">
            <text:p>White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1892">
            <text:p>1892</text:p>
          </table:table-cell>
          <table:table-cell table:number-columns-repeated="1013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male</text:p>
          </table:table-cell>
          <table:table-cell office:value-type="string">
            <text:p>Gleeson, Charles </text:p>
          </table:table-cell>
          <table:table-cell table:number-columns-repeated="2" office:value-type="float" office:value="27">
            <text:p>27</text:p>
          </table:table-cell>
          <table:table-cell office:value-type="string">
            <text:p>Asian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1892">
            <text:p>1892</text:p>
          </table:table-cell>
          <table:table-cell table:number-columns-repeated="1013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male</text:p>
          </table:table-cell>
          <table:table-cell office:value-type="string">
            <text:p>Moncado, Leonardo William 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White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1892">
            <text:p>1892</text:p>
          </table:table-cell>
          <table:table-cell table:number-columns-repeated="1013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male</text:p>
          </table:table-cell>
          <table:table-cell office:value-type="string">
            <text:p>Jimmy Tong </text:p>
          </table:table-cell>
          <table:table-cell office:value-type="string">
            <text:p>unknown</text:p>
          </table:table-cell>
          <table:table-cell/>
          <table:table-cell office:value-type="string">
            <text:p>Asian</text:p>
          </table:table-cell>
          <table:table-cell office:value-type="string">
            <text:p>New South Wales</text:p>
          </table:table-cell>
          <table:table-cell office:value-type="string">
            <text:p>Armidale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1892">
            <text:p>1892</text:p>
          </table:table-cell>
          <table:table-cell table:number-columns-repeated="1013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male</text:p>
          </table:table-cell>
          <table:table-cell office:value-type="string">
            <text:p>Cooperabiddy </text:p>
          </table:table-cell>
          <table:table-cell office:value-type="string">
            <text:p>unknown</text:p>
          </table:table-cell>
          <table:table-cell/>
          <table:table-cell office:value-type="string">
            <text:p>Aborigine</text:p>
          </table:table-cell>
          <table:table-cell office:value-type="string">
            <text:p>Western Australia</text:p>
          </table:table-cell>
          <table:table-cell office:value-type="string">
            <text:p>Roebourne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893">
            <text:p>1893</text:p>
          </table:table-cell>
          <table:table-cell table:number-columns-repeated="1013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male</text:p>
          </table:table-cell>
          <table:table-cell office:value-type="string">
            <text:p>Smedley, Edward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Darlinghurst gaol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893">
            <text:p>1893</text:p>
          </table:table-cell>
          <table:table-cell table:number-columns-repeated="1013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male</text:p>
          </table:table-cell>
          <table:table-cell office:value-type="string">
            <text:p>Archer, George Martin Walter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Darlinghurst gaol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893">
            <text:p>1893</text:p>
          </table:table-cell>
          <table:table-cell table:number-columns-repeated="1013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male</text:p>
          </table:table-cell>
          <table:table-cell office:value-type="string">
            <text:p>Charles Flannagan </text:p>
          </table:table-cell>
          <table:table-cell office:value-type="string">
            <text:p>unknown</text:p>
          </table:table-cell>
          <table:table-cell/>
          <table:table-cell office:value-type="string">
            <text:p>Aborigine</text:p>
          </table:table-cell>
          <table:table-cell office:value-type="string">
            <text:p>Northern Territory</text:p>
          </table:table-cell>
          <table:table-cell office:value-type="string">
            <text:p>Darwin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893">
            <text:p>1893</text:p>
          </table:table-cell>
          <table:table-cell table:number-columns-repeated="1013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male</text:p>
          </table:table-cell>
          <table:table-cell office:value-type="string">
            <text:p>Wandy Wandy </text:p>
          </table:table-cell>
          <table:table-cell office:value-type="string">
            <text:p>unknown</text:p>
          </table:table-cell>
          <table:table-cell/>
          <table:table-cell office:value-type="string">
            <text:p>Aborigine</text:p>
          </table:table-cell>
          <table:table-cell office:value-type="string">
            <text:p>Northern Territory</text:p>
          </table:table-cell>
          <table:table-cell office:value-type="string">
            <text:p>Malay Bay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893">
            <text:p>1893</text:p>
          </table:table-cell>
          <table:table-cell table:number-columns-repeated="1013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male</text:p>
          </table:table-cell>
          <table:table-cell office:value-type="string">
            <text:p>Makin, John </text:p>
          </table:table-cell>
          <table:table-cell table:number-columns-repeated="2" office:value-type="float" office:value="48">
            <text:p>48</text:p>
          </table:table-cell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Darlinghurst gaol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893">
            <text:p>1893</text:p>
          </table:table-cell>
          <table:table-cell table:number-columns-repeated="1013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male</text:p>
          </table:table-cell>
          <table:table-cell office:value-type="string">
            <text:p>Conder, John </text:p>
          </table:table-cell>
          <table:table-cell table:number-columns-repeated="2" office:value-type="float" office:value="58">
            <text:p>58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Melbourne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893">
            <text:p>1893</text:p>
          </table:table-cell>
          <table:table-cell table:number-columns-repeated="1013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male</text:p>
          </table:table-cell>
          <table:table-cell office:value-type="string">
            <text:p>Blantern, George Thomas </text:p>
          </table:table-cell>
          <table:table-cell table:number-columns-repeated="2" office:value-type="float" office:value="35">
            <text:p>35</text:p>
          </table:table-cell>
          <table:table-cell office:value-type="string">
            <text:p>White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893">
            <text:p>1893</text:p>
          </table:table-cell>
          <table:table-cell table:number-columns-repeated="1013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male</text:p>
          </table:table-cell>
          <table:table-cell office:value-type="string">
            <text:p>Woy Hoy </text:p>
          </table:table-cell>
          <table:table-cell office:value-type="string">
            <text:p>unknown</text:p>
          </table:table-cell>
          <table:table-cell/>
          <table:table-cell office:value-type="string">
            <text:p>Asian</text:p>
          </table:table-cell>
          <table:table-cell office:value-type="string">
            <text:p>New South Wales</text:p>
          </table:table-cell>
          <table:table-cell office:value-type="string">
            <text:p>Mudgee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1893">
            <text:p>1893</text:p>
          </table:table-cell>
          <table:table-cell table:number-columns-repeated="1013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male</text:p>
          </table:table-cell>
          <table:table-cell office:value-type="string">
            <text:p>Glasson, Edwin Hubert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Bathurst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1893">
            <text:p>1893</text:p>
          </table:table-cell>
          <table:table-cell table:number-columns-repeated="1013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female</text:p>
          </table:table-cell>
          <table:table-cell office:value-type="string">
            <text:p>Knorr, Frances Lydia Alice </text:p>
          </table:table-cell>
          <table:table-cell table:number-columns-repeated="2" office:value-type="float" office:value="26">
            <text:p>26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Melbourne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894">
            <text:p>1894</text:p>
          </table:table-cell>
          <table:table-cell table:number-columns-repeated="1013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male</text:p>
          </table:table-cell>
          <table:table-cell office:value-type="string">
            <text:p>Knox, Ernest 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Melbourne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894">
            <text:p>1894</text:p>
          </table:table-cell>
          <table:table-cell table:number-columns-repeated="1013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male</text:p>
          </table:table-cell>
          <table:table-cell office:value-type="string">
            <text:p>Abe, Hatsuro 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sian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1894">
            <text:p>1894</text:p>
          </table:table-cell>
          <table:table-cell table:number-columns-repeated="1013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male</text:p>
          </table:table-cell>
          <table:table-cell office:value-type="string">
            <text:p>Montgomery, Charles 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Darlinghurst gaol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894">
            <text:p>1894</text:p>
          </table:table-cell>
          <table:table-cell table:number-columns-repeated="1013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male</text:p>
          </table:table-cell>
          <table:table-cell office:value-type="string">
            <text:p>Williams, Thomas 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Darlinghurst gaol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894">
            <text:p>1894</text:p>
          </table:table-cell>
          <table:table-cell table:number-columns-repeated="1013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male</text:p>
          </table:table-cell>
          <table:table-cell office:value-type="string">
            <text:p>Cummins, John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Tamworth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894">
            <text:p>1894</text:p>
          </table:table-cell>
          <table:table-cell table:number-columns-repeated="1013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male</text:p>
          </table:table-cell>
          <table:table-cell office:value-type="string">
            <text:p>Lee, Alexander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Tamworth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894">
            <text:p>1894</text:p>
          </table:table-cell>
          <table:table-cell table:number-columns-repeated="1013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male</text:p>
          </table:table-cell>
          <table:table-cell office:value-type="string">
            <text:p>Jordan, Frederick 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Black</text:p>
          </table:table-cell>
          <table:table-cell office:value-type="string">
            <text:p>Victoria</text:p>
          </table:table-cell>
          <table:table-cell office:value-type="string">
            <text:p>Melbourne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894">
            <text:p>1894</text:p>
          </table:table-cell>
          <table:table-cell table:number-columns-repeated="1013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male</text:p>
          </table:table-cell>
          <table:table-cell office:value-type="string">
            <text:p>Brown, William </text:p>
          </table:table-cell>
          <table:table-cell table:number-columns-repeated="2" office:value-type="float" office:value="39">
            <text:p>39</text:p>
          </table:table-cell>
          <table:table-cell office:value-type="string">
            <text:p>White</text:p>
          </table:table-cell>
          <table:table-cell office:value-type="string">
            <text:p>South Australia</text:p>
          </table:table-cell>
          <table:table-cell office:value-type="string">
            <text:p>Adelaide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1894">
            <text:p>1894</text:p>
          </table:table-cell>
          <table:table-cell table:number-columns-repeated="1013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female</text:p>
          </table:table-cell>
          <table:table-cell office:value-type="string">
            <text:p>Needle, Martha 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Melbourne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894">
            <text:p>1894</text:p>
          </table:table-cell>
          <table:table-cell table:number-columns-repeated="1013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male</text:p>
          </table:table-cell>
          <table:table-cell office:value-type="string">
            <text:p>Cockcroft, Elijah 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Ballarat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894">
            <text:p>1894</text:p>
          </table:table-cell>
          <table:table-cell table:number-columns-repeated="1013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male</text:p>
          </table:table-cell>
          <table:table-cell office:value-type="string">
            <text:p>Dennis, Frederick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Bathurst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894">
            <text:p>1894</text:p>
          </table:table-cell>
          <table:table-cell table:number-columns-repeated="1013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male</text:p>
          </table:table-cell>
          <table:table-cell office:value-type="string">
            <text:p>Moolooloorun </text:p>
          </table:table-cell>
          <table:table-cell office:value-type="string">
            <text:p>unknown</text:p>
          </table:table-cell>
          <table:table-cell/>
          <table:table-cell office:value-type="string">
            <text:p>Aborigine</text:p>
          </table:table-cell>
          <table:table-cell office:value-type="string">
            <text:p>Northern Territory</text:p>
          </table:table-cell>
          <table:table-cell office:value-type="string">
            <text:p>Crescent Lagoon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895">
            <text:p>1895</text:p>
          </table:table-cell>
          <table:table-cell table:number-columns-repeated="1013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male</text:p>
          </table:table-cell>
          <table:table-cell office:value-type="string">
            <text:p>Grenon, Alfred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Darlinghurst gaol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895">
            <text:p>1895</text:p>
          </table:table-cell>
          <table:table-cell table:number-columns-repeated="1013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male</text:p>
          </table:table-cell>
          <table:table-cell office:value-type="string">
            <text:p>Miore </text:p>
          </table:table-cell>
          <table:table-cell table:number-columns-repeated="2" office:value-type="float" office:value="29">
            <text:p>29</text:p>
          </table:table-cell>
          <table:table-cell office:value-type="string">
            <text:p>South Sea Islander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895">
            <text:p>1895</text:p>
          </table:table-cell>
          <table:table-cell table:number-columns-repeated="1013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male</text:p>
          </table:table-cell>
          <table:table-cell office:value-type="string">
            <text:p>Narasemai 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South Sea Islander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895">
            <text:p>1895</text:p>
          </table:table-cell>
          <table:table-cell table:number-columns-repeated="1013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male</text:p>
          </table:table-cell>
          <table:table-cell office:value-type="string">
            <text:p>Buck, Arthur </text:p>
          </table:table-cell>
          <table:table-cell table:number-columns-repeated="2" office:value-type="float" office:value="27">
            <text:p>27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Melbourn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895">
            <text:p>1895</text:p>
          </table:table-cell>
          <table:table-cell table:number-columns-repeated="1013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male</text:p>
          </table:table-cell>
          <table:table-cell office:value-type="string">
            <text:p>Sayer 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South Sea Islander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895">
            <text:p>1895</text:p>
          </table:table-cell>
          <table:table-cell table:number-columns-repeated="1013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male</text:p>
          </table:table-cell>
          <table:table-cell office:value-type="string">
            <text:p>Jackey 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Aborigine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895">
            <text:p>1895</text:p>
          </table:table-cell>
          <table:table-cell table:number-columns-repeated="1013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male</text:p>
          </table:table-cell>
          <table:table-cell office:value-type="string">
            <text:p>Tinyana, Frank </text:p>
          </table:table-cell>
          <table:table-cell table:number-columns-repeated="2" office:value-type="float" office:value="37">
            <text:p>37</text:p>
          </table:table-cell>
          <table:table-cell office:value-type="string">
            <text:p>Asian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895">
            <text:p>1895</text:p>
          </table:table-cell>
          <table:table-cell table:number-columns-repeated="1013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female</text:p>
          </table:table-cell>
          <table:table-cell office:value-type="string">
            <text:p>Williams, Emma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Melbourne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895">
            <text:p>1895</text:p>
          </table:table-cell>
          <table:table-cell table:number-columns-repeated="1013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male</text:p>
          </table:table-cell>
          <table:table-cell office:value-type="string">
            <text:p>Lynch, George Horace </text:p>
          </table:table-cell>
          <table:table-cell office:value-type="string">
            <text:p>40+</text:p>
          </table:table-cell>
          <table:table-cell office:value-type="float" office:value="45">
            <text:p>45</text:p>
          </table:table-cell>
          <table:table-cell office:value-type="string">
            <text:p>White</text:p>
          </table:table-cell>
          <table:table-cell office:value-type="string">
            <text:p>South Australia</text:p>
          </table:table-cell>
          <table:table-cell office:value-type="string">
            <text:p>Adelaide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895">
            <text:p>1895</text:p>
          </table:table-cell>
          <table:table-cell table:number-columns-repeated="1013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male</text:p>
          </table:table-cell>
          <table:table-cell office:value-type="string">
            <text:p>Sheridan, Thomas Meredith </text:p>
          </table:table-cell>
          <table:table-cell table:number-columns-repeated="2" office:value-type="float" office:value="45">
            <text:p>45</text:p>
          </table:table-cell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Darlinghurst gaol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96">
            <text:p>1896</text:p>
          </table:table-cell>
          <table:table-cell table:number-columns-repeated="1013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male</text:p>
          </table:table-cell>
          <table:table-cell office:value-type="string">
            <text:p>Strange, Charles Henry </text:p>
          </table:table-cell>
          <table:table-cell table:number-columns-repeated="2" office:value-type="float" office:value="22">
            <text:p>22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Melbourne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96">
            <text:p>1896</text:p>
          </table:table-cell>
          <table:table-cell table:number-columns-repeated="1013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male</text:p>
          </table:table-cell>
          <table:table-cell office:value-type="string">
            <text:p>Mahomet, Goulam </text:p>
          </table:table-cell>
          <table:table-cell office:value-type="string">
            <text:p>unknown</text:p>
          </table:table-cell>
          <table:table-cell/>
          <table:table-cell office:value-type="string">
            <text:p>Asian</text:p>
          </table:table-cell>
          <table:table-cell office:value-type="string">
            <text:p>Western Australia</text:p>
          </table:table-cell>
          <table:table-cell office:value-type="string">
            <text:p>Fremantle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896">
            <text:p>1896</text:p>
          </table:table-cell>
          <table:table-cell table:number-columns-repeated="1013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male</text:p>
          </table:table-cell>
          <table:table-cell office:value-type="string">
            <text:p>Durrigilla </text:p>
          </table:table-cell>
          <table:table-cell office:value-type="string">
            <text:p>unknown</text:p>
          </table:table-cell>
          <table:table-cell/>
          <table:table-cell office:value-type="string">
            <text:p>Aborigine</text:p>
          </table:table-cell>
          <table:table-cell office:value-type="string">
            <text:p>Western Australia</text:p>
          </table:table-cell>
          <table:table-cell office:value-type="string">
            <text:p>Roebourne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1896">
            <text:p>1896</text:p>
          </table:table-cell>
          <table:table-cell table:number-columns-repeated="1013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male</text:p>
          </table:table-cell>
          <table:table-cell office:value-type="string">
            <text:p>Khan, Jumna </text:p>
          </table:table-cell>
          <table:table-cell office:value-type="string">
            <text:p>unknown</text:p>
          </table:table-cell>
          <table:table-cell/>
          <table:table-cell office:value-type="string">
            <text:p>Asian</text:p>
          </table:table-cell>
          <table:table-cell office:value-type="string">
            <text:p>Western Australia</text:p>
          </table:table-cell>
          <table:table-cell office:value-type="string">
            <text:p>Fremantle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897">
            <text:p>1897</text:p>
          </table:table-cell>
          <table:table-cell table:number-columns-repeated="1013"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male</text:p>
          </table:table-cell>
          <table:table-cell office:value-type="string">
            <text:p>Hines, Charles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Maitland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897">
            <text:p>1897</text:p>
          </table:table-cell>
          <table:table-cell table:number-columns-repeated="1013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male</text:p>
          </table:table-cell>
          <table:table-cell office:value-type="string">
            <text:p>Moore, Thomas </text:p>
          </table:table-cell>
          <table:table-cell table:number-columns-repeated="2" office:value-type="float" office:value="65">
            <text:p>65</text:p>
          </table:table-cell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Dubbo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1897">
            <text:p>1897</text:p>
          </table:table-cell>
          <table:table-cell table:number-columns-repeated="1013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male</text:p>
          </table:table-cell>
          <table:table-cell office:value-type="string">
            <text:p>Beard, Joshua </text:p>
          </table:table-cell>
          <table:table-cell table:number-columns-repeated="2" office:value-type="float" office:value="40">
            <text:p>40</text:p>
          </table:table-cell>
          <table:table-cell office:value-type="string">
            <text:p>White</text:p>
          </table:table-cell>
          <table:table-cell office:value-type="string">
            <text:p>South Australia</text:p>
          </table:table-cell>
          <table:table-cell office:value-type="string">
            <text:p>Adelaide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897">
            <text:p>1897</text:p>
          </table:table-cell>
          <table:table-cell table:number-columns-repeated="1013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male</text:p>
          </table:table-cell>
          <table:table-cell office:value-type="string">
            <text:p>Butler, Frank </text:p>
          </table:table-cell>
          <table:table-cell office:value-type="string">
            <text:p>about 45</text:p>
          </table:table-cell>
          <table:table-cell office:value-type="float" office:value="45">
            <text:p>45</text:p>
          </table:table-cell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Darlinghurst gaol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897">
            <text:p>1897</text:p>
          </table:table-cell>
          <table:table-cell table:number-columns-repeated="1013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male</text:p>
          </table:table-cell>
          <table:table-cell office:value-type="string">
            <text:p>Hall, Charles John 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Bendigo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897">
            <text:p>1897</text:p>
          </table:table-cell>
          <table:table-cell table:number-columns-repeated="1013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male</text:p>
          </table:table-cell>
          <table:table-cell office:value-type="string">
            <text:p>Archer, Alfred </text:p>
          </table:table-cell>
          <table:table-cell table:number-columns-repeated="2" office:value-type="float" office:value="32">
            <text:p>32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Melbourne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898">
            <text:p>1898</text:p>
          </table:table-cell>
          <table:table-cell table:number-columns-repeated="1013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male</text:p>
          </table:table-cell>
          <table:table-cell office:value-type="string">
            <text:p>Wong Ming </text:p>
          </table:table-cell>
          <table:table-cell table:number-columns-repeated="2" office:value-type="float" office:value="40">
            <text:p>40</text:p>
          </table:table-cell>
          <table:table-cell office:value-type="string">
            <text:p>Asian</text:p>
          </table:table-cell>
          <table:table-cell office:value-type="string">
            <text:p>New South Wales</text:p>
          </table:table-cell>
          <table:table-cell office:value-type="string">
            <text:p>Dubbo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898">
            <text:p>1898</text:p>
          </table:table-cell>
          <table:table-cell table:number-columns-repeated="1013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male</text:p>
          </table:table-cell>
          <table:table-cell office:value-type="string">
            <text:p>Briggs, Stuart Wilson Christopher 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Darlinghurst gaol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899">
            <text:p>1899</text:p>
          </table:table-cell>
          <table:table-cell table:number-columns-repeated="1013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male</text:p>
          </table:table-cell>
          <table:table-cell office:value-type="string">
            <text:p>Chung Yeung </text:p>
          </table:table-cell>
          <table:table-cell office:value-type="string">
            <text:p>unknown</text:p>
          </table:table-cell>
          <table:table-cell/>
          <table:table-cell office:value-type="string">
            <text:p>Asian</text:p>
          </table:table-cell>
          <table:table-cell office:value-type="string">
            <text:p>Northern Territory</text:p>
          </table:table-cell>
          <table:table-cell office:value-type="string">
            <text:p>Darwi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899">
            <text:p>1899</text:p>
          </table:table-cell>
          <table:table-cell table:number-columns-repeated="1013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male</text:p>
          </table:table-cell>
          <table:table-cell office:value-type="string">
            <text:p>Lem Kai </text:p>
          </table:table-cell>
          <table:table-cell office:value-type="string">
            <text:p>unknown</text:p>
          </table:table-cell>
          <table:table-cell/>
          <table:table-cell office:value-type="string">
            <text:p>Asian</text:p>
          </table:table-cell>
          <table:table-cell office:value-type="string">
            <text:p>Northern Territory</text:p>
          </table:table-cell>
          <table:table-cell office:value-type="string">
            <text:p>Darwi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899">
            <text:p>1899</text:p>
          </table:table-cell>
          <table:table-cell table:number-columns-repeated="1013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male</text:p>
          </table:table-cell>
          <table:table-cell office:value-type="string">
            <text:p>Lillimarra </text:p>
          </table:table-cell>
          <table:table-cell office:value-type="string">
            <text:p>unknown</text:p>
          </table:table-cell>
          <table:table-cell/>
          <table:table-cell office:value-type="string">
            <text:p>Aborigine</text:p>
          </table:table-cell>
          <table:table-cell office:value-type="string">
            <text:p>Western Australia</text:p>
          </table:table-cell>
          <table:table-cell office:value-type="string">
            <text:p>Derby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899">
            <text:p>1899</text:p>
          </table:table-cell>
          <table:table-cell table:number-columns-repeated="1013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male</text:p>
          </table:table-cell>
          <table:table-cell office:value-type="string">
            <text:p>Singh, Lollie Kaser </text:p>
          </table:table-cell>
          <table:table-cell table:number-columns-repeated="2" office:value-type="float" office:value="40">
            <text:p>40</text:p>
          </table:table-cell>
          <table:table-cell office:value-type="string">
            <text:p>Asian</text:p>
          </table:table-cell>
          <table:table-cell office:value-type="string">
            <text:p>South Australia</text:p>
          </table:table-cell>
          <table:table-cell office:value-type="string">
            <text:p>Adelaide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900">
            <text:p>1900</text:p>
          </table:table-cell>
          <table:table-cell table:number-columns-repeated="1013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male</text:p>
          </table:table-cell>
          <table:table-cell office:value-type="string">
            <text:p>Jones, William Robert </text:p>
          </table:table-cell>
          <table:table-cell office:value-type="string">
            <text:p>under 40</text:p>
          </table:table-cell>
          <table:table-cell office:value-type="float" office:value="35">
            <text:p>35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Melbourne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900">
            <text:p>1900</text:p>
          </table:table-cell>
          <table:table-cell table:number-columns-repeated="1013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male</text:p>
          </table:table-cell>
          <table:table-cell office:value-type="string">
            <text:p>Caroling </text:p>
          </table:table-cell>
          <table:table-cell office:value-type="string">
            <text:p>unknown</text:p>
          </table:table-cell>
          <table:table-cell/>
          <table:table-cell office:value-type="string">
            <text:p>Aborigine</text:p>
          </table:table-cell>
          <table:table-cell office:value-type="string">
            <text:p>Western Australia</text:p>
          </table:table-cell>
          <table:table-cell office:value-type="string">
            <text:p>Roebourne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900">
            <text:p>1900</text:p>
          </table:table-cell>
          <table:table-cell table:number-columns-repeated="1013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male</text:p>
          </table:table-cell>
          <table:table-cell office:value-type="string">
            <text:p>Poeling </text:p>
          </table:table-cell>
          <table:table-cell office:value-type="string">
            <text:p>unknown</text:p>
          </table:table-cell>
          <table:table-cell/>
          <table:table-cell office:value-type="string">
            <text:p>Aborigine</text:p>
          </table:table-cell>
          <table:table-cell office:value-type="string">
            <text:p>Western Australia</text:p>
          </table:table-cell>
          <table:table-cell office:value-type="string">
            <text:p>Roebourne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900">
            <text:p>1900</text:p>
          </table:table-cell>
          <table:table-cell table:number-columns-repeated="1013"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male</text:p>
          </table:table-cell>
          <table:table-cell office:value-type="string">
            <text:p>Weddibung </text:p>
          </table:table-cell>
          <table:table-cell office:value-type="string">
            <text:p>unknown</text:p>
          </table:table-cell>
          <table:table-cell/>
          <table:table-cell office:value-type="string">
            <text:p>Aborigine</text:p>
          </table:table-cell>
          <table:table-cell office:value-type="string">
            <text:p>Western Australia</text:p>
          </table:table-cell>
          <table:table-cell office:value-type="string">
            <text:p>Roebourne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900">
            <text:p>1900</text:p>
          </table:table-cell>
          <table:table-cell table:number-columns-repeated="1013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male</text:p>
          </table:table-cell>
          <table:table-cell office:value-type="string">
            <text:p>Mullabudden </text:p>
          </table:table-cell>
          <table:table-cell office:value-type="string">
            <text:p>unknown</text:p>
          </table:table-cell>
          <table:table-cell/>
          <table:table-cell office:value-type="string">
            <text:p>Aborigine</text:p>
          </table:table-cell>
          <table:table-cell office:value-type="string">
            <text:p>Western Australia</text:p>
          </table:table-cell>
          <table:table-cell office:value-type="string">
            <text:p>Derby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900">
            <text:p>1900</text:p>
          </table:table-cell>
          <table:table-cell table:number-columns-repeated="1013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male</text:p>
          </table:table-cell>
          <table:table-cell office:value-type="string">
            <text:p>Nooluillinah </text:p>
          </table:table-cell>
          <table:table-cell office:value-type="string">
            <text:p>unknown</text:p>
          </table:table-cell>
          <table:table-cell/>
          <table:table-cell office:value-type="string">
            <text:p>Aborigine</text:p>
          </table:table-cell>
          <table:table-cell office:value-type="string">
            <text:p>Western Australia</text:p>
          </table:table-cell>
          <table:table-cell office:value-type="string">
            <text:p>Derby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900">
            <text:p>1900</text:p>
          </table:table-cell>
          <table:table-cell table:number-columns-repeated="1013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male</text:p>
          </table:table-cell>
          <table:table-cell office:value-type="string">
            <text:p>Broome, William 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Aborigine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900">
            <text:p>1900</text:p>
          </table:table-cell>
          <table:table-cell table:number-columns-repeated="1013"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male</text:p>
          </table:table-cell>
          <table:table-cell office:value-type="string">
            <text:p>De La Cruz, Pedro </text:p>
          </table:table-cell>
          <table:table-cell office:value-type="string">
            <text:p>unknown</text:p>
          </table:table-cell>
          <table:table-cell/>
          <table:table-cell office:value-type="string">
            <text:p>Asian</text:p>
          </table:table-cell>
          <table:table-cell office:value-type="string">
            <text:p>Western Australia</text:p>
          </table:table-cell>
          <table:table-cell office:value-type="string">
            <text:p>Fremantle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900">
            <text:p>1900</text:p>
          </table:table-cell>
          <table:table-cell table:number-columns-repeated="1013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male</text:p>
          </table:table-cell>
          <table:table-cell office:value-type="string">
            <text:p>Perez, Peter </text:p>
          </table:table-cell>
          <table:table-cell office:value-type="string">
            <text:p>unknown</text:p>
          </table:table-cell>
          <table:table-cell/>
          <table:table-cell office:value-type="string">
            <text:p>Asian</text:p>
          </table:table-cell>
          <table:table-cell office:value-type="string">
            <text:p>Western Australia</text:p>
          </table:table-cell>
          <table:table-cell office:value-type="string">
            <text:p>Fremantle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900">
            <text:p>1900</text:p>
          </table:table-cell>
          <table:table-cell table:number-columns-repeated="1013"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male</text:p>
          </table:table-cell>
          <table:table-cell office:value-type="string">
            <text:p>Sleigh, John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Goulburn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900">
            <text:p>1900</text:p>
          </table:table-cell>
          <table:table-cell table:number-columns-repeated="1013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male</text:p>
          </table:table-cell>
          <table:table-cell office:value-type="string">
            <text:p>Underwood, Jackie </text:p>
          </table:table-cell>
          <table:table-cell office:value-type="string">
            <text:p>unknown</text:p>
          </table:table-cell>
          <table:table-cell/>
          <table:table-cell office:value-type="string">
            <text:p>Aborigine</text:p>
          </table:table-cell>
          <table:table-cell office:value-type="string">
            <text:p>New South Wales</text:p>
          </table:table-cell>
          <table:table-cell office:value-type="string">
            <text:p>Dubbo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01">
            <text:p>1901</text:p>
          </table:table-cell>
          <table:table-cell table:number-columns-repeated="1013"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male</text:p>
          </table:table-cell>
          <table:table-cell office:value-type="string">
            <text:p>Governor, Jimmy </text:p>
          </table:table-cell>
          <table:table-cell table:number-columns-repeated="2" office:value-type="float" office:value="26">
            <text:p>26</text:p>
          </table:table-cell>
          <table:table-cell office:value-type="string">
            <text:p>Aborigine</text:p>
          </table:table-cell>
          <table:table-cell office:value-type="string">
            <text:p>New South Wales</text:p>
          </table:table-cell>
          <table:table-cell office:value-type="string">
            <text:p>Darlinghurst gaol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901">
            <text:p>1901</text:p>
          </table:table-cell>
          <table:table-cell table:number-columns-repeated="1013"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male</text:p>
          </table:table-cell>
          <table:table-cell office:value-type="string">
            <text:p>Jimmy </text:p>
          </table:table-cell>
          <table:table-cell office:value-type="string">
            <text:p>unknown</text:p>
          </table:table-cell>
          <table:table-cell/>
          <table:table-cell office:value-type="string">
            <text:p>Aborigine</text:p>
          </table:table-cell>
          <table:table-cell office:value-type="string">
            <text:p>Northern Territory</text:p>
          </table:table-cell>
          <table:table-cell office:value-type="string">
            <text:p>Shaw's Creek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901">
            <text:p>1901</text:p>
          </table:table-cell>
          <table:table-cell table:number-columns-repeated="1013"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male</text:p>
          </table:table-cell>
          <table:table-cell office:value-type="string">
            <text:p>Beckman, Charles 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White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901">
            <text:p>1901</text:p>
          </table:table-cell>
          <table:table-cell table:number-columns-repeated="1013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male</text:p>
          </table:table-cell>
          <table:table-cell office:value-type="string">
            <text:p>Wandee 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South Sea Islander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1901">
            <text:p>1901</text:p>
          </table:table-cell>
          <table:table-cell table:number-columns-repeated="1013"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male</text:p>
          </table:table-cell>
          <table:table-cell office:value-type="string">
            <text:p>Rheuben, John </text:p>
          </table:table-cell>
          <table:table-cell table:number-columns-repeated="2" office:value-type="float" office:value="55">
            <text:p>55</text:p>
          </table:table-cell>
          <table:table-cell office:value-type="string">
            <text:p>White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1901">
            <text:p>1901</text:p>
          </table:table-cell>
          <table:table-cell table:number-columns-repeated="1013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male</text:p>
          </table:table-cell>
          <table:table-cell office:value-type="string">
            <text:p>Arafau </text:p>
          </table:table-cell>
          <table:table-cell table:number-columns-repeated="2" office:value-type="float" office:value="22">
            <text:p>22</text:p>
          </table:table-cell>
          <table:table-cell office:value-type="string">
            <text:p>South Sea Islander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901">
            <text:p>1901</text:p>
          </table:table-cell>
          <table:table-cell table:number-columns-repeated="1013"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male</text:p>
          </table:table-cell>
          <table:table-cell office:value-type="string">
            <text:p>Brown, David Alexander </text:p>
          </table:table-cell>
          <table:table-cell table:number-columns-repeated="2" office:value-type="float" office:value="55">
            <text:p>55</text:p>
          </table:table-cell>
          <table:table-cell office:value-type="string">
            <text:p>White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901">
            <text:p>1901</text:p>
          </table:table-cell>
          <table:table-cell table:number-columns-repeated="1013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male</text:p>
          </table:table-cell>
          <table:table-cell office:value-type="string">
            <text:p>Campbell, Joseph 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Darlinghurst gaol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901">
            <text:p>1901</text:p>
          </table:table-cell>
          <table:table-cell table:number-columns-repeated="1013"/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male</text:p>
          </table:table-cell>
          <table:table-cell office:value-type="string">
            <text:p>McNamara, Albert Edward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Melbourne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902">
            <text:p>1902</text:p>
          </table:table-cell>
          <table:table-cell table:number-columns-repeated="1013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male</text:p>
          </table:table-cell>
          <table:table-cell office:value-type="string">
            <text:p>Peters, Samuel </text:p>
          </table:table-cell>
          <table:table-cell table:number-columns-repeated="2" office:value-type="float" office:value="48">
            <text:p>48</text:p>
          </table:table-cell>
          <table:table-cell office:value-type="string">
            <text:p>Asian</text:p>
          </table:table-cell>
          <table:table-cell office:value-type="string">
            <text:p>Western Australia</text:p>
          </table:table-cell>
          <table:table-cell office:value-type="string">
            <text:p>Fremantle</text:p>
          </table:table-cell>
          <table:table-cell table:number-columns-repeated="2" office:value-type="float" office:value="9">
            <text:p>9</text:p>
          </table:table-cell>
          <table:table-cell office:value-type="float" office:value="1902">
            <text:p>1902</text:p>
          </table:table-cell>
          <table:table-cell table:number-columns-repeated="1013"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male</text:p>
          </table:table-cell>
          <table:table-cell office:value-type="string">
            <text:p>Tisler, August </text:p>
          </table:table-cell>
          <table:table-cell table:number-columns-repeated="2" office:value-type="float" office:value="26">
            <text:p>26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Melbourne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902">
            <text:p>1902</text:p>
          </table:table-cell>
          <table:table-cell table:number-columns-repeated="1013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male</text:p>
          </table:table-cell>
          <table:table-cell office:value-type="string">
            <text:p>Kenniff, Patrick </text:p>
          </table:table-cell>
          <table:table-cell table:number-columns-repeated="2" office:value-type="float" office:value="39">
            <text:p>39</text:p>
          </table:table-cell>
          <table:table-cell office:value-type="string">
            <text:p>White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03">
            <text:p>1903</text:p>
          </table:table-cell>
          <table:table-cell table:number-columns-repeated="1013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male</text:p>
          </table:table-cell>
          <table:table-cell office:value-type="string">
            <text:p>Moore, Thomas </text:p>
          </table:table-cell>
          <table:table-cell office:value-type="string">
            <text:p>unknown</text:p>
          </table:table-cell>
          <table:table-cell/>
          <table:table-cell office:value-type="string">
            <text:p>Aborigine</text:p>
          </table:table-cell>
          <table:table-cell office:value-type="string">
            <text:p>New South Wales</text:p>
          </table:table-cell>
          <table:table-cell office:value-type="string">
            <text:p>Darlinghurst gaol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903">
            <text:p>1903</text:p>
          </table:table-cell>
          <table:table-cell table:number-columns-repeated="1013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male</text:p>
          </table:table-cell>
          <table:table-cell office:value-type="string">
            <text:p>Psichitsas, Stelios </text:p>
          </table:table-cell>
          <table:table-cell table:number-columns-repeated="2" office:value-type="float" office:value="22">
            <text:p>22</text:p>
          </table:table-cell>
          <table:table-cell office:value-type="string">
            <text:p>White</text:p>
          </table:table-cell>
          <table:table-cell office:value-type="string">
            <text:p>Western Australia</text:p>
          </table:table-cell>
          <table:table-cell office:value-type="string">
            <text:p>Fremantle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903">
            <text:p>1903</text:p>
          </table:table-cell>
          <table:table-cell table:number-columns-repeated="1013"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male</text:p>
          </table:table-cell>
          <table:table-cell office:value-type="string">
            <text:p>Mailliat, Frederick </text:p>
          </table:table-cell>
          <table:table-cell table:number-columns-repeated="2" office:value-type="float" office:value="28">
            <text:p>28</text:p>
          </table:table-cell>
          <table:table-cell office:value-type="string">
            <text:p>White</text:p>
          </table:table-cell>
          <table:table-cell office:value-type="string">
            <text:p>Western Australia</text:p>
          </table:table-cell>
          <table:table-cell office:value-type="string">
            <text:p>Fremantle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903">
            <text:p>1903</text:p>
          </table:table-cell>
          <table:table-cell table:number-columns-repeated="1013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male</text:p>
          </table:table-cell>
          <table:table-cell office:value-type="string">
            <text:p>Sow Too Low </text:p>
          </table:table-cell>
          <table:table-cell table:number-columns-repeated="2" office:value-type="float" office:value="27">
            <text:p>27</text:p>
          </table:table-cell>
          <table:table-cell office:value-type="string">
            <text:p>South Sea Islander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903">
            <text:p>1903</text:p>
          </table:table-cell>
          <table:table-cell table:number-columns-repeated="1013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male</text:p>
          </table:table-cell>
          <table:table-cell office:value-type="string">
            <text:p>Grand, Digby 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Darlinghurst gaol</text:p>
          </table:table-cell>
          <table:table-cell table:number-columns-repeated="2" office:value-type="float" office:value="7">
            <text:p>7</text:p>
          </table:table-cell>
          <table:table-cell office:value-type="float" office:value="1903">
            <text:p>1903</text:p>
          </table:table-cell>
          <table:table-cell table:number-columns-repeated="1013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male</text:p>
          </table:table-cell>
          <table:table-cell office:value-type="string">
            <text:p>Jones, Henry </text:p>
          </table:table-cell>
          <table:table-cell table:number-columns-repeated="2" office:value-type="float" office:value="37">
            <text:p>37</text:p>
          </table:table-cell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Darlinghurst gaol</text:p>
          </table:table-cell>
          <table:table-cell table:number-columns-repeated="2" office:value-type="float" office:value="7">
            <text:p>7</text:p>
          </table:table-cell>
          <table:table-cell office:value-type="float" office:value="1903">
            <text:p>1903</text:p>
          </table:table-cell>
          <table:table-cell table:number-columns-repeated="1013"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male</text:p>
          </table:table-cell>
          <table:table-cell office:value-type="string">
            <text:p>Rokka, Sebaro </text:p>
          </table:table-cell>
          <table:table-cell table:number-columns-repeated="2" office:value-type="float" office:value="32">
            <text:p>32</text:p>
          </table:table-cell>
          <table:table-cell office:value-type="string">
            <text:p>Asian</text:p>
          </table:table-cell>
          <table:table-cell office:value-type="string">
            <text:p>Western Australia</text:p>
          </table:table-cell>
          <table:table-cell office:value-type="string">
            <text:p>Fremantle</text:p>
          </table:table-cell>
          <table:table-cell table:number-columns-repeated="2" office:value-type="float" office:value="7">
            <text:p>7</text:p>
          </table:table-cell>
          <table:table-cell office:value-type="float" office:value="1903">
            <text:p>1903</text:p>
          </table:table-cell>
          <table:table-cell table:number-columns-repeated="1013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male</text:p>
          </table:table-cell>
          <table:table-cell office:value-type="string">
            <text:p>Ah Hook 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Asian</text:p>
          </table:table-cell>
          <table:table-cell office:value-type="string">
            <text:p>Western Australia</text:p>
          </table:table-cell>
          <table:table-cell office:value-type="string">
            <text:p>Fremantle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04">
            <text:p>1904</text:p>
          </table:table-cell>
          <table:table-cell table:number-columns-repeated="1013"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male</text:p>
          </table:table-cell>
          <table:table-cell office:value-type="string">
            <text:p>Mianoor, Mahomet </text:p>
          </table:table-cell>
          <table:table-cell office:value-type="string">
            <text:p>unknown</text:p>
          </table:table-cell>
          <table:table-cell/>
          <table:table-cell office:value-type="string">
            <text:p>Asian</text:p>
          </table:table-cell>
          <table:table-cell office:value-type="string">
            <text:p>Western Australia</text:p>
          </table:table-cell>
          <table:table-cell office:value-type="string">
            <text:p>Fremantl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904">
            <text:p>1904</text:p>
          </table:table-cell>
          <table:table-cell table:number-columns-repeated="1013"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male</text:p>
          </table:table-cell>
          <table:table-cell office:value-type="string">
            <text:p>Horton, Thomas 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White</text:p>
          </table:table-cell>
          <table:table-cell office:value-type="string">
            <text:p>South Australia</text:p>
          </table:table-cell>
          <table:table-cell office:value-type="string">
            <text:p>Adelaide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904">
            <text:p>1904</text:p>
          </table:table-cell>
          <table:table-cell table:number-columns-repeated="1013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male</text:p>
          </table:table-cell>
          <table:table-cell office:value-type="string">
            <text:p>Ah Check </text:p>
          </table:table-cell>
          <table:table-cell office:value-type="string">
            <text:p>unknown</text:p>
          </table:table-cell>
          <table:table-cell/>
          <table:table-cell office:value-type="string">
            <text:p>Asian</text:p>
          </table:table-cell>
          <table:table-cell office:value-type="string">
            <text:p>New South Wales</text:p>
          </table:table-cell>
          <table:table-cell office:value-type="string">
            <text:p>Dubbo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1904">
            <text:p>1904</text:p>
          </table:table-cell>
          <table:table-cell table:number-columns-repeated="1013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male</text:p>
          </table:table-cell>
          <table:table-cell office:value-type="string">
            <text:p>Williams, James </text:p>
          </table:table-cell>
          <table:table-cell table:number-columns-repeated="2" office:value-type="float" office:value="19">
            <text:p>19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Melbourne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904">
            <text:p>1904</text:p>
          </table:table-cell>
          <table:table-cell table:number-columns-repeated="1013"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male</text:p>
          </table:table-cell>
          <table:table-cell office:value-type="string">
            <text:p>Bonfield, Albert William 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White</text:p>
          </table:table-cell>
          <table:table-cell office:value-type="string">
            <text:p>South Australia</text:p>
          </table:table-cell>
          <table:table-cell office:value-type="string">
            <text:p>Adelaid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905">
            <text:p>1905</text:p>
          </table:table-cell>
          <table:table-cell table:number-columns-repeated="1013"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male</text:p>
          </table:table-cell>
          <table:table-cell office:value-type="string">
            <text:p>Gosano 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South Sea Islander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905">
            <text:p>1905</text:p>
          </table:table-cell>
          <table:table-cell table:number-columns-repeated="1013"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male</text:p>
          </table:table-cell>
          <table:table-cell office:value-type="string">
            <text:p>Warton, James </text:p>
          </table:table-cell>
          <table:table-cell table:number-columns-repeated="2" office:value-type="float" office:value="57">
            <text:p>57</text:p>
          </table:table-cell>
          <table:table-cell office:value-type="string">
            <text:p>White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905">
            <text:p>1905</text:p>
          </table:table-cell>
          <table:table-cell table:number-columns-repeated="1013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male</text:p>
          </table:table-cell>
          <table:table-cell office:value-type="string">
            <text:p>Espada, Simeon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Western Australia</text:p>
          </table:table-cell>
          <table:table-cell office:value-type="string">
            <text:p>Fremantle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905">
            <text:p>1905</text:p>
          </table:table-cell>
          <table:table-cell table:number-columns-repeated="1013"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male</text:p>
          </table:table-cell>
          <table:table-cell office:value-type="string">
            <text:p>Hagen, Charles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Western Australia</text:p>
          </table:table-cell>
          <table:table-cell office:value-type="string">
            <text:p>Fremantle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905">
            <text:p>1905</text:p>
          </table:table-cell>
          <table:table-cell table:number-columns-repeated="1013"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male</text:p>
          </table:table-cell>
          <table:table-cell office:value-type="string">
            <text:p>Marquez, Pablo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Western Australia</text:p>
          </table:table-cell>
          <table:table-cell office:value-type="string">
            <text:p>Fremantle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905">
            <text:p>1905</text:p>
          </table:table-cell>
          <table:table-cell table:number-columns-repeated="1013"/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male</text:p>
          </table:table-cell>
          <table:table-cell office:value-type="string">
            <text:p>Tommy </text:p>
          </table:table-cell>
          <table:table-cell office:value-type="string">
            <text:p>about 25</text:p>
          </table:table-cell>
          <table:table-cell office:value-type="float" office:value="25">
            <text:p>25</text:p>
          </table:table-cell>
          <table:table-cell office:value-type="string">
            <text:p>Aborigine</text:p>
          </table:table-cell>
          <table:table-cell office:value-type="string">
            <text:p>Northern Territory</text:p>
          </table:table-cell>
          <table:table-cell office:value-type="string">
            <text:p>Darwin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1905">
            <text:p>1905</text:p>
          </table:table-cell>
          <table:table-cell table:number-columns-repeated="1013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male</text:p>
          </table:table-cell>
          <table:table-cell office:value-type="string">
            <text:p>Johannes </text:p>
          </table:table-cell>
          <table:table-cell table:number-columns-repeated="2" office:value-type="float" office:value="39">
            <text:p>39</text:p>
          </table:table-cell>
          <table:table-cell office:value-type="string">
            <text:p>Asian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906">
            <text:p>1906</text:p>
          </table:table-cell>
          <table:table-cell table:number-columns-repeated="1013"/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male</text:p>
          </table:table-cell>
          <table:table-cell office:value-type="string">
            <text:p>Twadiga 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South Sea Islander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906">
            <text:p>1906</text:p>
          </table:table-cell>
          <table:table-cell table:number-columns-repeated="1013"/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male</text:p>
          </table:table-cell>
          <table:table-cell office:value-type="string">
            <text:p>Natalla, Habibulla 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Asian</text:p>
          </table:table-cell>
          <table:table-cell office:value-type="string">
            <text:p>South Australia</text:p>
          </table:table-cell>
          <table:table-cell office:value-type="string">
            <text:p>Adelaide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906">
            <text:p>1906</text:p>
          </table:table-cell>
          <table:table-cell table:number-columns-repeated="1013"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male</text:p>
          </table:table-cell>
          <table:table-cell office:value-type="string">
            <text:p>Sala, Antonio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Western Australia</text:p>
          </table:table-cell>
          <table:table-cell office:value-type="string">
            <text:p>Fremantle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906">
            <text:p>1906</text:p>
          </table:table-cell>
          <table:table-cell table:number-columns-repeated="1013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male</text:p>
          </table:table-cell>
          <table:table-cell office:value-type="string">
            <text:p>Brown, John Raymond </text:p>
          </table:table-cell>
          <table:table-cell table:number-columns-repeated="2" office:value-type="float" office:value="18">
            <text:p>18</text:p>
          </table:table-cell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Grafton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906">
            <text:p>1906</text:p>
          </table:table-cell>
          <table:table-cell table:number-columns-repeated="1013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male</text:p>
          </table:table-cell>
          <table:table-cell office:value-type="string">
            <text:p>Look Kow </text:p>
          </table:table-cell>
          <table:table-cell table:number-columns-repeated="2" office:value-type="float" office:value="62">
            <text:p>62</text:p>
          </table:table-cell>
          <table:table-cell office:value-type="string">
            <text:p>Asian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1906">
            <text:p>1906</text:p>
          </table:table-cell>
          <table:table-cell table:number-columns-repeated="1013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male</text:p>
          </table:table-cell>
          <table:table-cell office:value-type="string">
            <text:p>Sadeek, Peter </text:p>
          </table:table-cell>
          <table:table-cell office:value-type="string">
            <text:p>unknown</text:p>
          </table:table-cell>
          <table:table-cell/>
          <table:table-cell office:value-type="string">
            <text:p>Asian</text:p>
          </table:table-cell>
          <table:table-cell office:value-type="string">
            <text:p>New South Wales</text:p>
          </table:table-cell>
          <table:table-cell office:value-type="string">
            <text:p>Broken Hill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907">
            <text:p>1907</text:p>
          </table:table-cell>
          <table:table-cell table:number-columns-repeated="1013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male</text:p>
          </table:table-cell>
          <table:table-cell office:value-type="string">
            <text:p>DeKitchilan, Augustin 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Asian</text:p>
          </table:table-cell>
          <table:table-cell office:value-type="string">
            <text:p>Western Australia</text:p>
          </table:table-cell>
          <table:table-cell office:value-type="string">
            <text:p>Fremantle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907">
            <text:p>1907</text:p>
          </table:table-cell>
          <table:table-cell table:number-columns-repeated="1013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male</text:p>
          </table:table-cell>
          <table:table-cell office:value-type="string">
            <text:p>Baxter, Nicholas 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Darlinghurst gaol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907">
            <text:p>1907</text:p>
          </table:table-cell>
          <table:table-cell table:number-columns-repeated="1013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male</text:p>
          </table:table-cell>
          <table:table-cell office:value-type="string">
            <text:p>Toffts, George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Tamworth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1907">
            <text:p>1907</text:p>
          </table:table-cell>
          <table:table-cell table:number-columns-repeated="1013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male</text:p>
          </table:table-cell>
          <table:table-cell office:value-type="string">
            <text:p>Millewski, August 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White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907">
            <text:p>1907</text:p>
          </table:table-cell>
          <table:table-cell table:number-columns-repeated="1013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male</text:p>
          </table:table-cell>
          <table:table-cell office:value-type="string">
            <text:p>Smith, Harry Goninon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Western Australia</text:p>
          </table:table-cell>
          <table:table-cell office:value-type="string">
            <text:p>Fremantle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908">
            <text:p>1908</text:p>
          </table:table-cell>
          <table:table-cell table:number-columns-repeated="1013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male</text:p>
          </table:table-cell>
          <table:table-cell office:value-type="string">
            <text:p>Deutschmann, Charles Henry </text:p>
          </table:table-cell>
          <table:table-cell table:number-columns-repeated="2" office:value-type="float" office:value="40">
            <text:p>40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Ballarat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1908">
            <text:p>1908</text:p>
          </table:table-cell>
          <table:table-cell table:number-columns-repeated="1013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male</text:p>
          </table:table-cell>
          <table:table-cell office:value-type="string">
            <text:p>Coleman, James Albert </text:p>
          </table:table-cell>
          <table:table-cell table:number-columns-repeated="2" office:value-type="float" office:value="55">
            <text:p>55</text:p>
          </table:table-cell>
          <table:table-cell office:value-type="string">
            <text:p>White</text:p>
          </table:table-cell>
          <table:table-cell office:value-type="string">
            <text:p>South Australia</text:p>
          </table:table-cell>
          <table:table-cell office:value-type="string">
            <text:p>Adelaide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908">
            <text:p>1908</text:p>
          </table:table-cell>
          <table:table-cell table:number-columns-repeated="1013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male</text:p>
          </table:table-cell>
          <table:table-cell office:value-type="string">
            <text:p>Oki, Iwakichi </text:p>
          </table:table-cell>
          <table:table-cell office:value-type="string">
            <text:p>unknown</text:p>
          </table:table-cell>
          <table:table-cell/>
          <table:table-cell office:value-type="string">
            <text:p>Asian</text:p>
          </table:table-cell>
          <table:table-cell office:value-type="string">
            <text:p>Western Australia</text:p>
          </table:table-cell>
          <table:table-cell office:value-type="string">
            <text:p>Fremantle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908">
            <text:p>1908</text:p>
          </table:table-cell>
          <table:table-cell table:number-columns-repeated="1013"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male</text:p>
          </table:table-cell>
          <table:table-cell office:value-type="string">
            <text:p>Bismarck 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Aborigine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909">
            <text:p>1909</text:p>
          </table:table-cell>
          <table:table-cell table:number-columns-repeated="1013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male</text:p>
          </table:table-cell>
          <table:table-cell office:value-type="string">
            <text:p>Ross, Arthur 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hite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909">
            <text:p>1909</text:p>
          </table:table-cell>
          <table:table-cell table:number-columns-repeated="1013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female</text:p>
          </table:table-cell>
          <table:table-cell office:value-type="string">
            <text:p>Rendell, Martha </text:p>
          </table:table-cell>
          <table:table-cell table:number-columns-repeated="2" office:value-type="float" office:value="38">
            <text:p>38</text:p>
          </table:table-cell>
          <table:table-cell office:value-type="string">
            <text:p>White</text:p>
          </table:table-cell>
          <table:table-cell office:value-type="string">
            <text:p>Western Australia</text:p>
          </table:table-cell>
          <table:table-cell office:value-type="string">
            <text:p>Fremantle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909">
            <text:p>1909</text:p>
          </table:table-cell>
          <table:table-cell table:number-columns-repeated="1013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male</text:p>
          </table:table-cell>
          <table:table-cell office:value-type="string">
            <text:p>Robustelli, Peter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Western Australia</text:p>
          </table:table-cell>
          <table:table-cell office:value-type="string">
            <text:p>Fremantle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910">
            <text:p>1910</text:p>
          </table:table-cell>
          <table:table-cell table:number-columns-repeated="1013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male</text:p>
          </table:table-cell>
          <table:table-cell office:value-type="string">
            <text:p>Robins, John 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White</text:p>
          </table:table-cell>
          <table:table-cell office:value-type="string">
            <text:p>South Australia</text:p>
          </table:table-cell>
          <table:table-cell office:value-type="string">
            <text:p>Adelaide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910">
            <text:p>1910</text:p>
          </table:table-cell>
          <table:table-cell table:number-columns-repeated="1013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male</text:p>
          </table:table-cell>
          <table:table-cell office:value-type="string">
            <text:p>Khan, Hadji – </text:p>
          </table:table-cell>
          <table:table-cell table:number-columns-repeated="2" office:value-type="float" office:value="48">
            <text:p>48</text:p>
          </table:table-cell>
          <table:table-cell office:value-type="string">
            <text:p>Asian</text:p>
          </table:table-cell>
          <table:table-cell office:value-type="string">
            <text:p>South Australia</text:p>
          </table:table-cell>
          <table:table-cell office:value-type="string">
            <text:p>Adelaid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910">
            <text:p>1910</text:p>
          </table:table-cell>
          <table:table-cell table:number-columns-repeated="1013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male</text:p>
          </table:table-cell>
          <table:table-cell office:value-type="string">
            <text:p>Bonello, Carlos Augusto 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White</text:p>
          </table:table-cell>
          <table:table-cell office:value-type="string">
            <text:p>South Australia</text:p>
          </table:table-cell>
          <table:table-cell office:value-type="string">
            <text:p>Adelaide</text:p>
          </table:table-cell>
          <table:table-cell table:number-columns-repeated="2" office:value-type="float" office:value="5">
            <text:p>5</text:p>
          </table:table-cell>
          <table:table-cell office:value-type="float" office:value="1910">
            <text:p>1910</text:p>
          </table:table-cell>
          <table:table-cell table:number-columns-repeated="1013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male</text:p>
          </table:table-cell>
          <table:table-cell office:value-type="string">
            <text:p>Bradshaw, Alexander Joseph </text:p>
          </table:table-cell>
          <table:table-cell table:number-columns-repeated="2" office:value-type="float" office:value="28">
            <text:p>28</text:p>
          </table:table-cell>
          <table:table-cell office:value-type="string">
            <text:p>White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910">
            <text:p>1910</text:p>
          </table:table-cell>
          <table:table-cell table:number-columns-repeated="1013"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male</text:p>
          </table:table-cell>
          <table:table-cell office:value-type="string">
            <text:p>Smart, Alexander Wilson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Western Australia</text:p>
          </table:table-cell>
          <table:table-cell office:value-type="string">
            <text:p>Fremantle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911">
            <text:p>1911</text:p>
          </table:table-cell>
          <table:table-cell table:number-columns-repeated="1013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male</text:p>
          </table:table-cell>
          <table:table-cell office:value-type="string">
            <text:p>Smithson, David Horatio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Western Australia</text:p>
          </table:table-cell>
          <table:table-cell office:value-type="string">
            <text:p>Fremantle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911">
            <text:p>1911</text:p>
          </table:table-cell>
          <table:table-cell table:number-columns-repeated="1013"/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male</text:p>
          </table:table-cell>
          <table:table-cell office:value-type="string">
            <text:p>Pfeffer, Joseph Victor </text:p>
          </table:table-cell>
          <table:table-cell table:number-columns-repeated="2" office:value-type="float" office:value="32">
            <text:p>32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Melbourne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912">
            <text:p>1912</text:p>
          </table:table-cell>
          <table:table-cell table:number-columns-repeated="1013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male</text:p>
          </table:table-cell>
          <table:table-cell office:value-type="string">
            <text:p>Silva, George David </text:p>
          </table:table-cell>
          <table:table-cell table:number-columns-repeated="2" office:value-type="float" office:value="28">
            <text:p>28</text:p>
          </table:table-cell>
          <table:table-cell office:value-type="string">
            <text:p>Asian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912">
            <text:p>1912</text:p>
          </table:table-cell>
          <table:table-cell table:number-columns-repeated="1013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male</text:p>
          </table:table-cell>
          <table:table-cell office:value-type="string">
            <text:p>Ball, William Frederick 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Armidale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912">
            <text:p>1912</text:p>
          </table:table-cell>
          <table:table-cell table:number-columns-repeated="1013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male</text:p>
          </table:table-cell>
          <table:table-cell office:value-type="string">
            <text:p>Deen, Charles </text:p>
          </table:table-cell>
          <table:table-cell table:number-columns-repeated="2" office:value-type="float" office:value="48">
            <text:p>48</text:p>
          </table:table-cell>
          <table:table-cell office:value-type="string">
            <text:p>Asian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table:number-columns-repeated="2" office:value-type="float" office:value="5">
            <text:p>5</text:p>
          </table:table-cell>
          <table:table-cell office:value-type="float" office:value="1913">
            <text:p>1913</text:p>
          </table:table-cell>
          <table:table-cell table:number-columns-repeated="1013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male</text:p>
          </table:table-cell>
          <table:table-cell office:value-type="string">
            <text:p>Spargo, Charles Herbert </text:p>
          </table:table-cell>
          <table:table-cell table:number-columns-repeated="2" office:value-type="float" office:value="37">
            <text:p>37</text:p>
          </table:table-cell>
          <table:table-cell office:value-type="string">
            <text:p>White</text:p>
          </table:table-cell>
          <table:table-cell office:value-type="string">
            <text:p>Western Australia</text:p>
          </table:table-cell>
          <table:table-cell office:value-type="string">
            <text:p>Fremantl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13">
            <text:p>1913</text:p>
          </table:table-cell>
          <table:table-cell table:number-columns-repeated="1013"/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male</text:p>
          </table:table-cell>
          <table:table-cell office:value-type="string">
            <text:p>Koppio </text:p>
          </table:table-cell>
          <table:table-cell office:value-type="string">
            <text:p>unknown</text:p>
          </table:table-cell>
          <table:table-cell/>
          <table:table-cell office:value-type="string">
            <text:p>Aborigine</text:p>
          </table:table-cell>
          <table:table-cell office:value-type="string">
            <text:p>Northern Territory</text:p>
          </table:table-cell>
          <table:table-cell office:value-type="string">
            <text:p>Darwin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913">
            <text:p>1913</text:p>
          </table:table-cell>
          <table:table-cell table:number-columns-repeated="1013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male</text:p>
          </table:table-cell>
          <table:table-cell office:value-type="string">
            <text:p>Austin, Ernest 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White</text:p>
          </table:table-cell>
          <table:table-cell office:value-type="string">
            <text:p>Queensland</text:p>
          </table:table-cell>
          <table:table-cell office:value-type="string">
            <text:p>Brisbane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1913">
            <text:p>1913</text:p>
          </table:table-cell>
          <table:table-cell table:number-columns-repeated="1013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male</text:p>
          </table:table-cell>
          <table:table-cell office:value-type="string">
            <text:p>Odgers, Charles Henry </text:p>
          </table:table-cell>
          <table:table-cell table:number-columns-repeated="2" office:value-type="float" office:value="57">
            <text:p>57</text:p>
          </table:table-cell>
          <table:table-cell office:value-type="string">
            <text:p>White</text:p>
          </table:table-cell>
          <table:table-cell office:value-type="string">
            <text:p>Western Australia</text:p>
          </table:table-cell>
          <table:table-cell office:value-type="string">
            <text:p>Fremantle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914">
            <text:p>1914</text:p>
          </table:table-cell>
          <table:table-cell table:number-columns-repeated="1013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male</text:p>
          </table:table-cell>
          <table:table-cell office:value-type="string">
            <text:p>Belbin, Joseph Henry </text:p>
          </table:table-cell>
          <table:table-cell table:number-columns-repeated="2" office:value-type="float" office:value="19">
            <text:p>19</text:p>
          </table:table-cell>
          <table:table-cell office:value-type="string">
            <text:p>White</text:p>
          </table:table-cell>
          <table:table-cell office:value-type="string">
            <text:p>Tasmania</text:p>
          </table:table-cell>
          <table:table-cell office:value-type="string">
            <text:p>Hobart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914">
            <text:p>1914</text:p>
          </table:table-cell>
          <table:table-cell table:number-columns-repeated="1013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male</text:p>
          </table:table-cell>
          <table:table-cell office:value-type="string">
            <text:p>Sacheri, Andrea </text:p>
          </table:table-cell>
          <table:table-cell table:number-columns-repeated="2" office:value-type="float" office:value="27">
            <text:p>27</text:p>
          </table:table-cell>
          <table:table-cell office:value-type="string">
            <text:p>White</text:p>
          </table:table-cell>
          <table:table-cell office:value-type="string">
            <text:p>Western Australia</text:p>
          </table:table-cell>
          <table:table-cell office:value-type="string">
            <text:p>Fremantle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915">
            <text:p>1915</text:p>
          </table:table-cell>
          <table:table-cell table:number-columns-repeated="1013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male</text:p>
          </table:table-cell>
          <table:table-cell office:value-type="string">
            <text:p>Jackson, John 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Melbourne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916">
            <text:p>1916</text:p>
          </table:table-cell>
          <table:table-cell table:number-columns-repeated="1013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male</text:p>
          </table:table-cell>
          <table:table-cell office:value-type="string">
            <text:p>Picone, Antonio </text:p>
          </table:table-cell>
          <table:table-cell table:number-columns-repeated="2" office:value-type="float" office:value="36">
            <text:p>36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Melbourne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916">
            <text:p>1916</text:p>
          </table:table-cell>
          <table:table-cell table:number-columns-repeated="1013"/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male</text:p>
          </table:table-cell>
          <table:table-cell office:value-type="string">
            <text:p>Franz, Frank </text:p>
          </table:table-cell>
          <table:table-cell table:number-columns-repeated="2" office:value-type="float" office:value="28">
            <text:p>28</text:p>
          </table:table-cell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Bathurst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916">
            <text:p>1916</text:p>
          </table:table-cell>
          <table:table-cell table:number-columns-repeated="1013"/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male</text:p>
          </table:table-cell>
          <table:table-cell office:value-type="string">
            <text:p>Kennedy, Roland Nicholas 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Bathurst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916">
            <text:p>1916</text:p>
          </table:table-cell>
          <table:table-cell table:number-columns-repeated="1013"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male</text:p>
          </table:table-cell>
          <table:table-cell office:value-type="string">
            <text:p>Wilson, James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Long Bay Gaol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917">
            <text:p>1917</text:p>
          </table:table-cell>
          <table:table-cell table:number-columns-repeated="1013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male</text:p>
          </table:table-cell>
          <table:table-cell office:value-type="string">
            <text:p>Benzing, Christian William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Long Bay Gaol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917">
            <text:p>1917</text:p>
          </table:table-cell>
          <table:table-cell table:number-columns-repeated="1013"/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male</text:p>
          </table:table-cell>
          <table:table-cell office:value-type="string">
            <text:p>Budd, Albert Edward </text:p>
          </table:table-cell>
          <table:table-cell table:number-columns-repeated="2" office:value-type="float" office:value="39">
            <text:p>39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Melbourne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918">
            <text:p>1918</text:p>
          </table:table-cell>
          <table:table-cell table:number-columns-repeated="1013"/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male</text:p>
          </table:table-cell>
          <table:table-cell office:value-type="string">
            <text:p>Oldring, Arthur Geoffrey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Melbourne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918">
            <text:p>1918</text:p>
          </table:table-cell>
          <table:table-cell table:number-columns-repeated="1013"/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male</text:p>
          </table:table-cell>
          <table:table-cell office:value-type="string">
            <text:p>Budd, Percival William 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White</text:p>
          </table:table-cell>
          <table:table-cell office:value-type="string">
            <text:p>South Australia</text:p>
          </table:table-cell>
          <table:table-cell office:value-type="string">
            <text:p>Adelaide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919">
            <text:p>1919</text:p>
          </table:table-cell>
          <table:table-cell table:number-columns-repeated="1013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male</text:p>
          </table:table-cell>
          <table:table-cell office:value-type="string">
            <text:p>Lee, Alexander Newland 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White</text:p>
          </table:table-cell>
          <table:table-cell office:value-type="string">
            <text:p>South Australia</text:p>
          </table:table-cell>
          <table:table-cell office:value-type="string">
            <text:p>Adelaide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920">
            <text:p>1920</text:p>
          </table:table-cell>
          <table:table-cell table:number-columns-repeated="1013"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male</text:p>
          </table:table-cell>
          <table:table-cell office:value-type="string">
            <text:p>Ross, Colin Campbell </text:p>
          </table:table-cell>
          <table:table-cell table:number-columns-repeated="2" office:value-type="float" office:value="29">
            <text:p>29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Melbourne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922">
            <text:p>1922</text:p>
          </table:table-cell>
          <table:table-cell table:number-columns-repeated="1013"/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male</text:p>
          </table:table-cell>
          <table:table-cell office:value-type="string">
            <text:p>Carpenter, George </text:p>
          </table:table-cell>
          <table:table-cell table:number-columns-repeated="2" office:value-type="float" office:value="27">
            <text:p>27</text:p>
          </table:table-cell>
          <table:table-cell office:value-type="string">
            <text:p>White</text:p>
          </table:table-cell>
          <table:table-cell office:value-type="string">
            <text:p>Tasmania</text:p>
          </table:table-cell>
          <table:table-cell office:value-type="string">
            <text:p>Hobart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1922">
            <text:p>1922</text:p>
          </table:table-cell>
          <table:table-cell table:number-columns-repeated="1013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male</text:p>
          </table:table-cell>
          <table:table-cell office:value-type="string">
            <text:p>Rosland, Frank Matamin </text:p>
          </table:table-cell>
          <table:table-cell office:value-type="string">
            <text:p>unknown</text:p>
          </table:table-cell>
          <table:table-cell/>
          <table:table-cell office:value-type="string">
            <text:p>Asian</text:p>
          </table:table-cell>
          <table:table-cell office:value-type="string">
            <text:p>Western Australia</text:p>
          </table:table-cell>
          <table:table-cell office:value-type="string">
            <text:p>Fremantle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923">
            <text:p>1923</text:p>
          </table:table-cell>
          <table:table-cell table:number-columns-repeated="1013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male</text:p>
          </table:table-cell>
          <table:table-cell office:value-type="string">
            <text:p>Murray, Angus 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Melbourne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924">
            <text:p>1924</text:p>
          </table:table-cell>
          <table:table-cell table:number-columns-repeated="1013"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male</text:p>
          </table:table-cell>
          <table:table-cell office:value-type="string">
            <text:p>Williams, Edward </text:p>
          </table:table-cell>
          <table:table-cell table:number-columns-repeated="2" office:value-type="float" office:value="56">
            <text:p>56</text:p>
          </table:table-cell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Long Bay Gaol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924">
            <text:p>1924</text:p>
          </table:table-cell>
          <table:table-cell table:number-columns-repeated="1013"/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male</text:p>
          </table:table-cell>
          <table:table-cell office:value-type="string">
            <text:p>Simpson, William George Gordon 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Long Bay Gaol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924">
            <text:p>1924</text:p>
          </table:table-cell>
          <table:table-cell table:number-columns-repeated="1013"/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male</text:p>
          </table:table-cell>
          <table:table-cell office:value-type="string">
            <text:p>Rennie, Royston </text:p>
          </table:table-cell>
          <table:table-cell table:number-columns-repeated="2" office:value-type="float" office:value="26">
            <text:p>26</text:p>
          </table:table-cell>
          <table:table-cell office:value-type="string">
            <text:p>White</text:p>
          </table:table-cell>
          <table:table-cell office:value-type="string">
            <text:p>Western Australia</text:p>
          </table:table-cell>
          <table:table-cell office:value-type="string">
            <text:p>Fremantle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926">
            <text:p>1926</text:p>
          </table:table-cell>
          <table:table-cell table:number-columns-repeated="1013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male</text:p>
          </table:table-cell>
          <table:table-cell office:value-type="string">
            <text:p>Coulter, William Charles 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White</text:p>
          </table:table-cell>
          <table:table-cell office:value-type="string">
            <text:p>Western Australia</text:p>
          </table:table-cell>
          <table:table-cell office:value-type="string">
            <text:p>Fremantle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926">
            <text:p>1926</text:p>
          </table:table-cell>
          <table:table-cell table:number-columns-repeated="1013"/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male</text:p>
          </table:table-cell>
          <table:table-cell office:value-type="string">
            <text:p>Treffene, Phillip John 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White</text:p>
          </table:table-cell>
          <table:table-cell office:value-type="string">
            <text:p>Western Australia</text:p>
          </table:table-cell>
          <table:table-cell office:value-type="string">
            <text:p>Fremantle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926">
            <text:p>1926</text:p>
          </table:table-cell>
          <table:table-cell table:number-columns-repeated="1013"/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male</text:p>
          </table:table-cell>
          <table:table-cell office:value-type="string">
            <text:p>Francis, William Henry 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White</text:p>
          </table:table-cell>
          <table:table-cell office:value-type="string">
            <text:p>South Australia</text:p>
          </table:table-cell>
          <table:table-cell office:value-type="string">
            <text:p>Adelaide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1927">
            <text:p>1927</text:p>
          </table:table-cell>
          <table:table-cell table:number-columns-repeated="1013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male</text:p>
          </table:table-cell>
          <table:table-cell office:value-type="string">
            <text:p>Haines, William Ephraim Peter 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White</text:p>
          </table:table-cell>
          <table:table-cell office:value-type="string">
            <text:p>South Australia</text:p>
          </table:table-cell>
          <table:table-cell office:value-type="string">
            <text:p>Adelaide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927">
            <text:p>1927</text:p>
          </table:table-cell>
          <table:table-cell table:number-columns-repeated="1013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male</text:p>
          </table:table-cell>
          <table:table-cell office:value-type="string">
            <text:p>Milner, John Sumpster 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White</text:p>
          </table:table-cell>
          <table:table-cell office:value-type="string">
            <text:p>Western Australia</text:p>
          </table:table-cell>
          <table:table-cell office:value-type="string">
            <text:p>Fremantle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928">
            <text:p>1928</text:p>
          </table:table-cell>
          <table:table-cell table:number-columns-repeated="1013"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male</text:p>
          </table:table-cell>
          <table:table-cell office:value-type="string">
            <text:p>Hulme, Clifford </text:p>
          </table:table-cell>
          <table:table-cell table:number-columns-repeated="2" office:value-type="float" office:value="29">
            <text:p>29</text:p>
          </table:table-cell>
          <table:table-cell office:value-type="string">
            <text:p>White</text:p>
          </table:table-cell>
          <table:table-cell office:value-type="string">
            <text:p>Western Australia</text:p>
          </table:table-cell>
          <table:table-cell office:value-type="string">
            <text:p>Fremantl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928">
            <text:p>1928</text:p>
          </table:table-cell>
          <table:table-cell table:number-columns-repeated="1013"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male</text:p>
          </table:table-cell>
          <table:table-cell office:value-type="string">
            <text:p>Carr, Frederick 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White</text:p>
          </table:table-cell>
          <table:table-cell office:value-type="string">
            <text:p>South Australia</text:p>
          </table:table-cell>
          <table:table-cell office:value-type="string">
            <text:p>Adelaide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929">
            <text:p>1929</text:p>
          </table:table-cell>
          <table:table-cell table:number-columns-repeated="1013"/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male</text:p>
          </table:table-cell>
          <table:table-cell office:value-type="string">
            <text:p>Blyth, Thomas </text:p>
          </table:table-cell>
          <table:table-cell table:number-columns-repeated="2" office:value-type="float" office:value="39">
            <text:p>39</text:p>
          </table:table-cell>
          <table:table-cell office:value-type="string">
            <text:p>White</text:p>
          </table:table-cell>
          <table:table-cell office:value-type="string">
            <text:p>South Australia</text:p>
          </table:table-cell>
          <table:table-cell office:value-type="string">
            <text:p>Adelaide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930">
            <text:p>1930</text:p>
          </table:table-cell>
          <table:table-cell table:number-columns-repeated="1013"/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male</text:p>
          </table:table-cell>
          <table:table-cell office:value-type="string">
            <text:p>Fanto, Antonio </text:p>
          </table:table-cell>
          <table:table-cell table:number-columns-repeated="2" office:value-type="float" office:value="26">
            <text:p>26</text:p>
          </table:table-cell>
          <table:table-cell office:value-type="string">
            <text:p>White</text:p>
          </table:table-cell>
          <table:table-cell office:value-type="string">
            <text:p>Western Australia</text:p>
          </table:table-cell>
          <table:table-cell office:value-type="string">
            <text:p>Fremantle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931">
            <text:p>1931</text:p>
          </table:table-cell>
          <table:table-cell table:number-columns-repeated="1013"/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male</text:p>
          </table:table-cell>
          <table:table-cell office:value-type="string">
            <text:p>Smith, John Thomas </text:p>
          </table:table-cell>
          <table:table-cell table:number-columns-repeated="2" office:value-type="float" office:value="26">
            <text:p>26</text:p>
          </table:table-cell>
          <table:table-cell office:value-type="string">
            <text:p>White</text:p>
          </table:table-cell>
          <table:table-cell office:value-type="string">
            <text:p>Western Australia</text:p>
          </table:table-cell>
          <table:table-cell office:value-type="string">
            <text:p>Fremantle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932">
            <text:p>1932</text:p>
          </table:table-cell>
          <table:table-cell table:number-columns-repeated="1013"/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male</text:p>
          </table:table-cell>
          <table:table-cell office:value-type="string">
            <text:p>Moxley, William Cyril 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Long Bay Gaol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932">
            <text:p>1932</text:p>
          </table:table-cell>
          <table:table-cell table:number-columns-repeated="1013"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male</text:p>
          </table:table-cell>
          <table:table-cell office:value-type="string">
            <text:p>Bennett, David </text:p>
          </table:table-cell>
          <table:table-cell table:number-columns-repeated="2" office:value-type="float" office:value="59">
            <text:p>59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Pentridge gaol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1932">
            <text:p>1932</text:p>
          </table:table-cell>
          <table:table-cell table:number-columns-repeated="1013"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male</text:p>
          </table:table-cell>
          <table:table-cell office:value-type="string">
            <text:p>Hickey, Edwin John </text:p>
          </table:table-cell>
          <table:table-cell table:number-columns-repeated="2" office:value-type="float" office:value="18">
            <text:p>18</text:p>
          </table:table-cell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Long Bay Gaol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936">
            <text:p>1936</text:p>
          </table:table-cell>
          <table:table-cell table:number-columns-repeated="1013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male</text:p>
          </table:table-cell>
          <table:table-cell office:value-type="string">
            <text:p>Sodeman, Arnold Karl </text:p>
          </table:table-cell>
          <table:table-cell table:number-columns-repeated="2" office:value-type="float" office:value="36">
            <text:p>36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Pentridge gaol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936">
            <text:p>1936</text:p>
          </table:table-cell>
          <table:table-cell table:number-columns-repeated="1013"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male</text:p>
          </table:table-cell>
          <table:table-cell office:value-type="string">
            <text:p>Massey, James Leighton 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Long Bay Gaol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936">
            <text:p>1936</text:p>
          </table:table-cell>
          <table:table-cell table:number-columns-repeated="1013"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male</text:p>
          </table:table-cell>
          <table:table-cell office:value-type="string">
            <text:p>Cornelius, Edward </text:p>
          </table:table-cell>
          <table:table-cell table:number-columns-repeated="2" office:value-type="float" office:value="29">
            <text:p>29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Pentridge gaol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936">
            <text:p>1936</text:p>
          </table:table-cell>
          <table:table-cell table:number-columns-repeated="1013"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male</text:p>
          </table:table-cell>
          <table:table-cell office:value-type="string">
            <text:p>Spicer, Alfred </text:p>
          </table:table-cell>
          <table:table-cell table:number-columns-repeated="2" office:value-type="float" office:value="65">
            <text:p>65</text:p>
          </table:table-cell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Long Bay Gaol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1938">
            <text:p>1938</text:p>
          </table:table-cell>
          <table:table-cell table:number-columns-repeated="1013"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male</text:p>
          </table:table-cell>
          <table:table-cell office:value-type="string">
            <text:p>Watherston, James Mark </text:p>
          </table:table-cell>
          <table:table-cell table:number-columns-repeated="2" office:value-type="float" office:value="27">
            <text:p>27</text:p>
          </table:table-cell>
          <table:table-cell office:value-type="string">
            <text:p>White</text:p>
          </table:table-cell>
          <table:table-cell office:value-type="string">
            <text:p>South Australia</text:p>
          </table:table-cell>
          <table:table-cell office:value-type="string">
            <text:p>Adelaide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938">
            <text:p>1938</text:p>
          </table:table-cell>
          <table:table-cell table:number-columns-repeated="1013"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male</text:p>
          </table:table-cell>
          <table:table-cell office:value-type="string">
            <text:p>Johnson, Thomas William </text:p>
          </table:table-cell>
          <table:table-cell table:number-columns-repeated="2" office:value-type="float" office:value="40">
            <text:p>40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Pentridge gaol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939">
            <text:p>1939</text:p>
          </table:table-cell>
          <table:table-cell table:number-columns-repeated="1013"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male</text:p>
          </table:table-cell>
          <table:table-cell office:value-type="string">
            <text:p>Green, George </text:p>
          </table:table-cell>
          <table:table-cell table:number-columns-repeated="2" office:value-type="float" office:value="38">
            <text:p>38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Pentridge gaol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939">
            <text:p>1939</text:p>
          </table:table-cell>
          <table:table-cell table:number-columns-repeated="1013"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male</text:p>
          </table:table-cell>
          <table:table-cell office:value-type="string">
            <text:p>Kelly, John Trevor 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White</text:p>
          </table:table-cell>
          <table:table-cell office:value-type="string">
            <text:p>New South Wales</text:p>
          </table:table-cell>
          <table:table-cell office:value-type="string">
            <text:p>Long Bay Gaol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1939">
            <text:p>1939</text:p>
          </table:table-cell>
          <table:table-cell table:number-columns-repeated="1013"/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male</text:p>
          </table:table-cell>
          <table:table-cell office:value-type="string">
            <text:p>Bye, Alfred 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Pentridge gaol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941">
            <text:p>1941</text:p>
          </table:table-cell>
          <table:table-cell table:number-columns-repeated="1013"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male</text:p>
          </table:table-cell>
          <table:table-cell office:value-type="string">
            <text:p>Leonski, Edward Joseph 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White</text:p>
          </table:table-cell>
          <table:table-cell office:value-type="string">
            <text:p>US Military</text:p>
          </table:table-cell>
          <table:table-cell office:value-type="string">
            <text:p>Pentridge gaol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942">
            <text:p>1942</text:p>
          </table:table-cell>
          <table:table-cell table:number-columns-repeated="1013"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male</text:p>
          </table:table-cell>
          <table:table-cell office:value-type="string">
            <text:p>Box, Harold James </text:p>
          </table:table-cell>
          <table:table-cell table:number-columns-repeated="2" office:value-type="float" office:value="45">
            <text:p>45</text:p>
          </table:table-cell>
          <table:table-cell office:value-type="string">
            <text:p>White</text:p>
          </table:table-cell>
          <table:table-cell office:value-type="string">
            <text:p>South Australia</text:p>
          </table:table-cell>
          <table:table-cell office:value-type="string">
            <text:p>Adelaide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944">
            <text:p>1944</text:p>
          </table:table-cell>
          <table:table-cell table:number-columns-repeated="1013"/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male</text:p>
          </table:table-cell>
          <table:table-cell office:value-type="string">
            <text:p>Thompson, Frederick Henry </text:p>
          </table:table-cell>
          <table:table-cell table:number-columns-repeated="2" office:value-type="float" office:value="32">
            <text:p>32</text:p>
          </table:table-cell>
          <table:table-cell office:value-type="string">
            <text:p>White</text:p>
          </table:table-cell>
          <table:table-cell office:value-type="string">
            <text:p>Tasmania</text:p>
          </table:table-cell>
          <table:table-cell office:value-type="string">
            <text:p>Hobart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946">
            <text:p>1946</text:p>
          </table:table-cell>
          <table:table-cell table:number-columns-repeated="1013"/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male</text:p>
          </table:table-cell>
          <table:table-cell office:value-type="string">
            <text:p>O'Leary, Charles Patrick 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White</text:p>
          </table:table-cell>
          <table:table-cell office:value-type="string">
            <text:p>South Australia</text:p>
          </table:table-cell>
          <table:table-cell office:value-type="string">
            <text:p>Adelaide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946">
            <text:p>1946</text:p>
          </table:table-cell>
          <table:table-cell table:number-columns-repeated="1013"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male</text:p>
          </table:table-cell>
          <table:table-cell office:value-type="string">
            <text:p>Griffin, Alfred Coates </text:p>
          </table:table-cell>
          <table:table-cell table:number-columns-repeated="2" office:value-type="float" office:value="37">
            <text:p>37</text:p>
          </table:table-cell>
          <table:table-cell office:value-type="string">
            <text:p>White</text:p>
          </table:table-cell>
          <table:table-cell office:value-type="string">
            <text:p>South Australia</text:p>
          </table:table-cell>
          <table:table-cell office:value-type="string">
            <text:p>Adelaide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950">
            <text:p>1950</text:p>
          </table:table-cell>
          <table:table-cell table:number-columns-repeated="1013"/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male</text:p>
          </table:table-cell>
          <table:table-cell office:value-type="string">
            <text:p>Andrews, Norman </text:p>
          </table:table-cell>
          <table:table-cell table:number-columns-repeated="2" office:value-type="float" office:value="38">
            <text:p>38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Pentridge gaol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951">
            <text:p>1951</text:p>
          </table:table-cell>
          <table:table-cell table:number-columns-repeated="1013"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male</text:p>
          </table:table-cell>
          <table:table-cell office:value-type="string">
            <text:p>Clayton, Robert David </text:p>
          </table:table-cell>
          <table:table-cell table:number-columns-repeated="2" office:value-type="float" office:value="32">
            <text:p>32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Pentridge gaol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951">
            <text:p>1951</text:p>
          </table:table-cell>
          <table:table-cell table:number-columns-repeated="1013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female</text:p>
          </table:table-cell>
          <table:table-cell office:value-type="string">
            <text:p>Lee, Jean 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Pentridge gaol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951">
            <text:p>1951</text:p>
          </table:table-cell>
          <table:table-cell table:number-columns-repeated="1013"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male</text:p>
          </table:table-cell>
          <table:table-cell office:value-type="string">
            <text:p>Tapci, Karol </text:p>
          </table:table-cell>
          <table:table-cell table:number-columns-repeated="2" office:value-type="float" office:value="22">
            <text:p>22</text:p>
          </table:table-cell>
          <table:table-cell office:value-type="string">
            <text:p>White</text:p>
          </table:table-cell>
          <table:table-cell office:value-type="string">
            <text:p>Western Australia</text:p>
          </table:table-cell>
          <table:table-cell office:value-type="string">
            <text:p>Fremantle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952">
            <text:p>1952</text:p>
          </table:table-cell>
          <table:table-cell table:number-columns-repeated="1013"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male</text:p>
          </table:table-cell>
          <table:table-cell office:value-type="string">
            <text:p>Koci, Jaroslav 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White</text:p>
          </table:table-cell>
          <table:table-cell office:value-type="string">
            <text:p>Northern Territory</text:p>
          </table:table-cell>
          <table:table-cell office:value-type="string">
            <text:p>Darwin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952">
            <text:p>1952</text:p>
          </table:table-cell>
          <table:table-cell table:number-columns-repeated="1013"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male</text:p>
          </table:table-cell>
          <table:table-cell office:value-type="string">
            <text:p>Novotny, Jan </text:p>
          </table:table-cell>
          <table:table-cell table:number-columns-repeated="2" office:value-type="float" office:value="19">
            <text:p>19</text:p>
          </table:table-cell>
          <table:table-cell office:value-type="string">
            <text:p>White</text:p>
          </table:table-cell>
          <table:table-cell office:value-type="string">
            <text:p>Northern Territory</text:p>
          </table:table-cell>
          <table:table-cell office:value-type="string">
            <text:p>Darwin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952">
            <text:p>1952</text:p>
          </table:table-cell>
          <table:table-cell table:number-columns-repeated="1013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male</text:p>
          </table:table-cell>
          <table:table-cell office:value-type="string">
            <text:p>Balaban, Joan </text:p>
          </table:table-cell>
          <table:table-cell table:number-columns-repeated="2" office:value-type="float" office:value="29">
            <text:p>29</text:p>
          </table:table-cell>
          <table:table-cell office:value-type="string">
            <text:p>White</text:p>
          </table:table-cell>
          <table:table-cell office:value-type="string">
            <text:p>South Australia</text:p>
          </table:table-cell>
          <table:table-cell office:value-type="string">
            <text:p>Adelaide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1953">
            <text:p>1953</text:p>
          </table:table-cell>
          <table:table-cell table:number-columns-repeated="1013"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male</text:p>
          </table:table-cell>
          <table:table-cell office:value-type="string">
            <text:p>Feast, William Henry 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White</text:p>
          </table:table-cell>
          <table:table-cell office:value-type="string">
            <text:p>South Australia</text:p>
          </table:table-cell>
          <table:table-cell office:value-type="string">
            <text:p>Adelaide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956">
            <text:p>1956</text:p>
          </table:table-cell>
          <table:table-cell table:number-columns-repeated="1013"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male</text:p>
          </table:table-cell>
          <table:table-cell office:value-type="string">
            <text:p>Bailey, Ray John 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White</text:p>
          </table:table-cell>
          <table:table-cell office:value-type="string">
            <text:p>South Australia</text:p>
          </table:table-cell>
          <table:table-cell office:value-type="string">
            <text:p>Adelaide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1958">
            <text:p>1958</text:p>
          </table:table-cell>
          <table:table-cell table:number-columns-repeated="1013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male</text:p>
          </table:table-cell>
          <table:table-cell office:value-type="string">
            <text:p>Thomas, Robert Jeremiah 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White</text:p>
          </table:table-cell>
          <table:table-cell office:value-type="string">
            <text:p>Western Australia</text:p>
          </table:table-cell>
          <table:table-cell office:value-type="string">
            <text:p>Fremantle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960">
            <text:p>1960</text:p>
          </table:table-cell>
          <table:table-cell table:number-columns-repeated="1013"/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male</text:p>
          </table:table-cell>
          <table:table-cell office:value-type="string">
            <text:p>Fallows, Mervyn A. </text:p>
          </table:table-cell>
          <table:table-cell office:value-type="string">
            <text:p>unknown</text:p>
          </table:table-cell>
          <table:table-cell/>
          <table:table-cell office:value-type="string">
            <text:p>White</text:p>
          </table:table-cell>
          <table:table-cell office:value-type="string">
            <text:p>Western Australia</text:p>
          </table:table-cell>
          <table:table-cell office:value-type="string">
            <text:p>Fremantle</text:p>
          </table:table-cell>
          <table:table-cell table:number-columns-repeated="2" office:value-type="float" office:value="6">
            <text:p>6</text:p>
          </table:table-cell>
          <table:table-cell office:value-type="float" office:value="1961">
            <text:p>1961</text:p>
          </table:table-cell>
          <table:table-cell table:number-columns-repeated="1013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male</text:p>
          </table:table-cell>
          <table:table-cell office:value-type="string">
            <text:p>Robinson, Brian William 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White</text:p>
          </table:table-cell>
          <table:table-cell office:value-type="string">
            <text:p>Western Australia</text:p>
          </table:table-cell>
          <table:table-cell office:value-type="string">
            <text:p>Fremantle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964">
            <text:p>1964</text:p>
          </table:table-cell>
          <table:table-cell table:number-columns-repeated="1013"/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male</text:p>
          </table:table-cell>
          <table:table-cell office:value-type="string">
            <text:p>Cooke, Eric Edgar 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White</text:p>
          </table:table-cell>
          <table:table-cell office:value-type="string">
            <text:p>Western Australia</text:p>
          </table:table-cell>
          <table:table-cell office:value-type="string">
            <text:p>Fremantle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1964">
            <text:p>1964</text:p>
          </table:table-cell>
          <table:table-cell table:number-columns-repeated="1013"/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male</text:p>
          </table:table-cell>
          <table:table-cell office:value-type="string">
            <text:p>Valance, Glen Sabre 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White</text:p>
          </table:table-cell>
          <table:table-cell office:value-type="string">
            <text:p>South Australia</text:p>
          </table:table-cell>
          <table:table-cell office:value-type="string">
            <text:p>Adelaide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1964">
            <text:p>1964</text:p>
          </table:table-cell>
          <table:table-cell table:number-columns-repeated="1013"/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male</text:p>
          </table:table-cell>
          <table:table-cell office:value-type="string">
            <text:p>Ryan, Ronald Joseph 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White</text:p>
          </table:table-cell>
          <table:table-cell office:value-type="string">
            <text:p>Victoria</text:p>
          </table:table-cell>
          <table:table-cell office:value-type="string">
            <text:p>Pentridge gao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967">
            <text:p>1967</text:p>
          </table:table-cell>
          <table:table-cell table:number-columns-repeated="1013"/>
        </table:table-row>
        <table:table-row table:style-name="ro1" table:number-rows-repeated="10481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sc stats" table:style-name="ta5" table:print="false">
        <table:table-column table:style-name="co1" table:number-columns-repeated="7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office:value-type="string">
            <text:p>Capital charging, sentencing, and executions in Victoria, 1842-1967</text:p>
          </table:table-cell>
          <table:table-cell table:number-columns-repeated="7"/>
          <table:table-cell office:value-type="string">
            <text:p>Repository: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http://acrosswalls.org/datasets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Version: 1.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harged with capital offence</text:p>
          </table:table-cell>
          <table:table-cell office:value-type="string">
            <text:p>all convicted</text:p>
          </table:table-cell>
          <table:table-cell office:value-type="string">
            <text:p>convicted as charged</text:p>
          </table:table-cell>
          <table:table-cell office:value-type="string">
            <text:p>executed (of charged)</text:p>
          </table:table-cell>
          <table:table-cell office:value-type="string">
            <text:p># executions</text:p>
          </table:table-cell>
          <table:table-cell table:number-columns-repeated="2"/>
          <table:table-cell office:value-type="string">
            <text:p>source and notes</text:p>
          </table:table-cell>
          <table:table-cell table:number-columns-repeated="1015"/>
        </table:table-row>
        <table:table-row table:style-name="ro1">
          <table:table-cell office:value-type="string">
            <text:p>male</text:p>
          </table:table-cell>
          <table:table-cell office:value-type="float" office:value="2256">
            <text:p>2256</text:p>
          </table:table-cell>
          <table:table-cell table:style-name="ce2" office:value-type="percentage" office:value="0.619">
            <text:p>61.9%</text:p>
          </table:table-cell>
          <table:table-cell table:style-name="ce3" office:value-type="percentage" office:value="0.246">
            <text:p>24.6%</text:p>
          </table:table-cell>
          <table:table-cell table:style-name="ce3" office:value-type="percentage" office:value="0.079">
            <text:p>7.9%</text:p>
          </table:table-cell>
          <table:table-cell table:formula="of:=[.B6]*[.E6]" office:value-type="float" office:value="178.224">
            <text:p>178.224</text:p>
          </table:table-cell>
          <table:table-cell table:number-columns-repeated="2"/>
          <table:table-cell office:value-type="string">
            <text:p>p. 156 in Douglas, Roger and Kathy Laster (1991). "A matter of life and death: The victorian executive and the decision to execute 1842–1967." Australian &amp; New Zealand Journal of Criminology vol. 24(2): 144-160.</text:p>
          </table:table-cell>
          <table:table-cell table:number-columns-repeated="1015"/>
        </table:table-row>
        <table:table-row table:style-name="ro1">
          <table:table-cell office:value-type="string">
            <text:p>female</text:p>
          </table:table-cell>
          <table:table-cell office:value-type="float" office:value="335">
            <text:p>335</text:p>
          </table:table-cell>
          <table:table-cell table:style-name="ce2" office:value-type="percentage" office:value="0.47">
            <text:p>47.0%</text:p>
          </table:table-cell>
          <table:table-cell table:style-name="ce3" office:value-type="percentage" office:value="0.135">
            <text:p>13.5%</text:p>
          </table:table-cell>
          <table:table-cell table:style-name="ce3" office:value-type="percentage" office:value="0.015">
            <text:p>1.5%</text:p>
          </table:table-cell>
          <table:table-cell table:formula="of:=[.B7]*[.E7]" office:value-type="float" office:value="5.025">
            <text:p>5.02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apital charging, sentencing, and executions in South Australia, 1836-1964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executed</text:p>
          </table:table-cell>
          <table:table-cell office:value-type="string">
            <text:p>sentenced to death, but sentence commuted</text:p>
          </table:table-cell>
          <table:table-cell table:number-columns-repeated="1021"/>
        </table:table-row>
        <table:table-row table:style-name="ro1">
          <table:table-cell office:value-type="string">
            <text:p>males</text:p>
          </table:table-cell>
          <table:table-cell office:value-type="float" office:value="74">
            <text:p>74</text:p>
          </table:table-cell>
          <table:table-cell office:value-type="float" office:value="99">
            <text:p>99</text:p>
          </table:table-cell>
          <table:table-cell table:number-columns-repeated="5"/>
          <table:table-cell office:value-type="string">
            <text:p>Griffiths (1970) "Capital Punishment in South Australia, 1836-1964." Australia and New Zealand Journal of Criminology vol. 3(4): 214-22; pp. 214, 216</text:p>
          </table:table-cell>
          <table:table-cell table:number-columns-repeated="1015"/>
        </table:table-row>
        <table:table-row table:style-name="ro1">
          <table:table-cell office:value-type="string">
            <text:p>females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Executions in South Australia</text:p>
          </table:table-cell>
          <table:table-cell table:number-columns-repeated="1023"/>
        </table:table-row>
        <table:table-row table:style-name="ro1">
          <table:table-cell office:value-type="float" office:value="1838">
            <text:p>1838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Mukherjee, Satyanshu Kumar (1988). Source book of Australian criminal &amp; social statistics, 1804-1988. Canberra, Table 9.4, pp. 651-9.</text:p>
          </table:table-cell>
          <table:table-cell table:number-columns-repeated="1015"/>
        </table:table-row>
        <table:table-row table:style-name="ro1">
          <table:table-cell office:value-type="float" office:value="1839">
            <text:p>1839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1842">
            <text:p>1842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1843">
            <text:p>1843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1844">
            <text:p>1844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1845">
            <text:p>1845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1846">
            <text:p>1846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1847">
            <text:p>1847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1849">
            <text:p>1849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1850">
            <text:p>1850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1851">
            <text:p>1851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1852">
            <text:p>1852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1853">
            <text:p>1853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1854">
            <text:p>1854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1855">
            <text:p>1855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1856">
            <text:p>1856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float" office:value="1857">
            <text:p>1857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1858">
            <text:p>1858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1859">
            <text:p>1859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1861">
            <text:p>1861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float" office:value="1862">
            <text:p>1862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1863">
            <text:p>1863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1864">
            <text:p>1864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1865">
            <text:p>1865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1866">
            <text:p>1866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1867">
            <text:p>1867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1868">
            <text:p>1868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1869">
            <text:p>1869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sum</text:p>
          </table:table-cell>
          <table:table-cell table:number-columns-repeated="1023"/>
        </table:table-row>
        <table:table-row table:style-name="ro1">
          <table:table-cell office:value-type="string">
            <text:p>1838-69</text:p>
          </table:table-cell>
          <table:table-cell table:formula="of:=SUM([.B17:.B48])" office:value-type="float" office:value="31">
            <text:p>31</text:p>
          </table:table-cell>
          <table:table-cell table:number-columns-repeated="1022"/>
        </table:table-row>
        <table:table-row table:style-name="ro1">
          <table:table-cell office:value-type="string">
            <text:p>1870-1967</text:p>
          </table:table-cell>
          <table:table-cell office:value-type="float" office:value="35">
            <text:p>35</text:p>
          </table:table-cell>
          <table:table-cell table:number-columns-repeated="6"/>
          <table:table-cell office:value-type="string">
            <text:p>Schrepper-Clark stats</text:p>
          </table:table-cell>
          <table:table-cell table:number-columns-repeated="1015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percentage-style style:name="N116">
      <number:number number:decimal-places="1" number:min-integer-digits="1"/>
      <number:text>%</number:text>
    </number:percentag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3:5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hrepper-Clark_20_stats" style:display-name="PageStyle_Schrepper-Clark sta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urce_20_book" style:display-name="PageStyle_source boo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_20_comparison" style:display-name="PageStyle_stat comparis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repper-Clark_20_list" style:display-name="PageStyle_Schrepper-Clark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sc_20_stats" style:display-name="PageStyle_misc sta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6350" meta:object-count="0"/>
    <meta:generator>OpenOffice/4.1.1$Win32 OpenOffice.org_project/411m6$Build-9775</meta:generator>
  </office:meta>
</office:document-meta>
</file>